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206aa456" officeooo:paragraph-rsid="206aa456" style:font-style-asian="normal" style:font-weight-asian="normal" style:font-style-complex="normal" style:font-weight-complex="normal"/>
    </style:style>
    <style:style style:name="P329"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3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3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3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3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3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3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3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3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3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3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3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3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3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3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3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3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3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T1" style:family="text">
      <style:text-properties officeooo:rsid="0019f43d"/>
    </style:style>
    <style:style style:name="T2" style:family="text">
      <style:text-properties fo:font-style="italic" style:font-style-asian="italic" style:font-style-complex="italic"/>
    </style:style>
    <style:style style:name="T3" style:family="text">
      <style:text-properties fo:font-style="italic" officeooo:rsid="1a421006" style:font-style-asian="italic" style:font-style-complex="italic"/>
    </style:style>
    <style:style style:name="T4" style:family="text">
      <style:text-properties fo:font-style="italic" officeooo:rsid="1a4c8d6d" style:font-style-asian="italic" style:font-style-complex="italic"/>
    </style:style>
    <style:style style:name="T5" style:family="text">
      <style:text-properties fo:font-style="italic" officeooo:rsid="1a57d3a5" style:font-style-asian="italic" style:font-style-complex="italic"/>
    </style:style>
    <style:style style:name="T6" style:family="text">
      <style:text-properties fo:font-style="italic" officeooo:rsid="1a5a81f8" style:font-style-asian="italic" style:font-style-complex="italic"/>
    </style:style>
    <style:style style:name="T7" style:family="text">
      <style:text-properties fo:font-style="italic" officeooo:rsid="1a6f1f4c" style:font-style-asian="italic" style:font-style-complex="italic"/>
    </style:style>
    <style:style style:name="T8" style:family="text">
      <style:text-properties fo:font-style="italic" officeooo:rsid="1a7dc0ee" style:font-style-asian="italic" style:font-style-complex="italic"/>
    </style:style>
    <style:style style:name="T9" style:family="text">
      <style:text-properties fo:font-style="italic" officeooo:rsid="1a81acda" style:font-style-asian="italic" style:font-style-complex="italic"/>
    </style:style>
    <style:style style:name="T10" style:family="text">
      <style:text-properties fo:font-style="italic" officeooo:rsid="1a8417f9" style:font-style-asian="italic" style:font-style-complex="italic"/>
    </style:style>
    <style:style style:name="T11" style:family="text">
      <style:text-properties fo:font-style="italic" officeooo:rsid="1a9f7741" style:font-style-asian="italic" style:font-style-complex="italic"/>
    </style:style>
    <style:style style:name="T12" style:family="text">
      <style:text-properties fo:font-style="italic" officeooo:rsid="1aa3e978" style:font-style-asian="italic" style:font-style-complex="italic"/>
    </style:style>
    <style:style style:name="T13" style:family="text">
      <style:text-properties fo:font-style="italic" officeooo:rsid="1aab58bc" style:font-style-asian="italic" style:font-style-complex="italic"/>
    </style:style>
    <style:style style:name="T14" style:family="text">
      <style:text-properties fo:font-style="italic" officeooo:rsid="1abf8a47" style:font-style-asian="italic" style:font-style-complex="italic"/>
    </style:style>
    <style:style style:name="T15" style:family="text">
      <style:text-properties fo:font-style="italic" officeooo:rsid="1ac6a1dc" style:font-style-asian="italic" style:font-style-complex="italic"/>
    </style:style>
    <style:style style:name="T16" style:family="text">
      <style:text-properties fo:font-style="italic" officeooo:rsid="1ada0c7a" style:font-style-asian="italic" style:font-style-complex="italic"/>
    </style:style>
    <style:style style:name="T17" style:family="text">
      <style:text-properties fo:font-style="italic" officeooo:rsid="1b0a7cfa" style:font-style-asian="italic" style:font-style-complex="italic"/>
    </style:style>
    <style:style style:name="T18" style:family="text">
      <style:text-properties fo:font-style="italic" officeooo:rsid="1b1e273b" style:font-style-asian="italic" style:font-style-complex="italic"/>
    </style:style>
    <style:style style:name="T19" style:family="text">
      <style:text-properties fo:font-style="italic" officeooo:rsid="1b1f4ae8" style:font-style-asian="italic" style:font-style-complex="italic"/>
    </style:style>
    <style:style style:name="T20" style:family="text">
      <style:text-properties fo:font-style="italic" officeooo:rsid="1b2cf594" style:font-style-asian="italic" style:font-style-complex="italic"/>
    </style:style>
    <style:style style:name="T21" style:family="text">
      <style:text-properties fo:font-style="italic" officeooo:rsid="1b4f9bd2" style:font-style-asian="italic" style:font-style-complex="italic"/>
    </style:style>
    <style:style style:name="T22" style:family="text">
      <style:text-properties fo:font-style="italic" officeooo:rsid="1b6f3e35" style:font-style-asian="italic" style:font-style-complex="italic"/>
    </style:style>
    <style:style style:name="T23" style:family="text">
      <style:text-properties fo:font-style="italic" officeooo:rsid="1b9d8372" style:font-style-asian="italic" style:font-style-complex="italic"/>
    </style:style>
    <style:style style:name="T24" style:family="text">
      <style:text-properties fo:font-style="italic" officeooo:rsid="1bae44ba" style:font-style-asian="italic" style:font-style-complex="italic"/>
    </style:style>
    <style:style style:name="T25" style:family="text">
      <style:text-properties fo:font-style="italic" officeooo:rsid="1bcb4d71" style:font-style-asian="italic" style:font-style-complex="italic"/>
    </style:style>
    <style:style style:name="T26" style:family="text">
      <style:text-properties fo:font-style="italic" officeooo:rsid="1c124397" style:font-style-asian="italic" style:font-style-complex="italic"/>
    </style:style>
    <style:style style:name="T27" style:family="text">
      <style:text-properties fo:font-style="italic" officeooo:rsid="1c5c8a9d" style:font-style-asian="italic" style:font-style-complex="italic"/>
    </style:style>
    <style:style style:name="T28" style:family="text">
      <style:text-properties fo:font-style="italic" officeooo:rsid="1ccfd6a6" style:font-style-asian="italic" style:font-style-complex="italic"/>
    </style:style>
    <style:style style:name="T29" style:family="text">
      <style:text-properties fo:font-style="italic" officeooo:rsid="1ce47f6c" style:font-style-asian="italic" style:font-style-complex="italic"/>
    </style:style>
    <style:style style:name="T30" style:family="text">
      <style:text-properties fo:font-style="italic" officeooo:rsid="1d192c37" style:font-style-asian="italic" style:font-style-complex="italic"/>
    </style:style>
    <style:style style:name="T31" style:family="text">
      <style:text-properties fo:font-style="italic" officeooo:rsid="1d1f8db4" style:font-style-asian="italic" style:font-style-complex="italic"/>
    </style:style>
    <style:style style:name="T32" style:family="text">
      <style:text-properties fo:font-style="italic" officeooo:rsid="1d3fa7bd" style:font-style-asian="italic" style:font-style-complex="italic"/>
    </style:style>
    <style:style style:name="T33" style:family="text">
      <style:text-properties fo:font-style="italic" officeooo:rsid="1d4847cc" style:font-style-asian="italic" style:font-style-complex="italic"/>
    </style:style>
    <style:style style:name="T34" style:family="text">
      <style:text-properties fo:font-style="italic" officeooo:rsid="1d4c89b7" style:font-style-asian="italic" style:font-style-complex="italic"/>
    </style:style>
    <style:style style:name="T35" style:family="text">
      <style:text-properties fo:font-style="italic" officeooo:rsid="1d5f700e" style:font-style-asian="italic" style:font-style-complex="italic"/>
    </style:style>
    <style:style style:name="T36" style:family="text">
      <style:text-properties fo:font-style="italic" officeooo:rsid="1d9895a4" style:font-style-asian="italic" style:font-style-complex="italic"/>
    </style:style>
    <style:style style:name="T37" style:family="text">
      <style:text-properties fo:font-style="italic" officeooo:rsid="1dd9a91a" style:font-style-asian="italic" style:font-style-complex="italic"/>
    </style:style>
    <style:style style:name="T38" style:family="text">
      <style:text-properties fo:font-style="italic" officeooo:rsid="1de848e6" style:font-style-asian="italic" style:font-style-complex="italic"/>
    </style:style>
    <style:style style:name="T39" style:family="text">
      <style:text-properties fo:font-style="italic" officeooo:rsid="1dfaf40a" style:font-style-asian="italic" style:font-style-complex="italic"/>
    </style:style>
    <style:style style:name="T40" style:family="text">
      <style:text-properties fo:font-style="italic" officeooo:rsid="1e134cb1" style:font-style-asian="italic" style:font-style-complex="italic"/>
    </style:style>
    <style:style style:name="T41" style:family="text">
      <style:text-properties fo:font-style="italic" officeooo:rsid="1e63d1fd" style:font-style-asian="italic" style:font-style-complex="italic"/>
    </style:style>
    <style:style style:name="T42" style:family="text">
      <style:text-properties fo:font-style="italic" officeooo:rsid="1e687c57" style:font-style-asian="italic" style:font-style-complex="italic"/>
    </style:style>
    <style:style style:name="T43" style:family="text">
      <style:text-properties fo:font-style="italic" officeooo:rsid="1e861965" style:font-style-asian="italic" style:font-style-complex="italic"/>
    </style:style>
    <style:style style:name="T44" style:family="text">
      <style:text-properties fo:font-style="italic" officeooo:rsid="1e90a53d" style:font-style-asian="italic" style:font-style-complex="italic"/>
    </style:style>
    <style:style style:name="T45" style:family="text">
      <style:text-properties fo:font-style="italic" officeooo:rsid="1e94ec1f" style:font-style-asian="italic" style:font-style-complex="italic"/>
    </style:style>
    <style:style style:name="T46" style:family="text">
      <style:text-properties fo:font-style="italic" officeooo:rsid="1e9bc225" style:font-style-asian="italic" style:font-style-complex="italic"/>
    </style:style>
    <style:style style:name="T47" style:family="text">
      <style:text-properties fo:font-style="italic" officeooo:rsid="1e9bfb50" style:font-style-asian="italic" style:font-style-complex="italic"/>
    </style:style>
    <style:style style:name="T48" style:family="text">
      <style:text-properties fo:font-style="italic" officeooo:rsid="1e9fd2ef" style:font-style-asian="italic" style:font-style-complex="italic"/>
    </style:style>
    <style:style style:name="T49" style:family="text">
      <style:text-properties fo:font-style="italic" officeooo:rsid="1efa16f9" style:font-style-asian="italic" style:font-style-complex="italic"/>
    </style:style>
    <style:style style:name="T50" style:family="text">
      <style:text-properties fo:font-style="italic" officeooo:rsid="1f3989bb" style:font-style-asian="italic" style:font-style-complex="italic"/>
    </style:style>
    <style:style style:name="T51" style:family="text">
      <style:text-properties fo:font-style="italic" officeooo:rsid="1f454130" style:font-style-asian="italic" style:font-style-complex="italic"/>
    </style:style>
    <style:style style:name="T52" style:family="text">
      <style:text-properties fo:font-style="italic" officeooo:rsid="1f4ed5a6" style:font-style-asian="italic" style:font-style-complex="italic"/>
    </style:style>
    <style:style style:name="T53" style:family="text">
      <style:text-properties fo:font-style="italic" officeooo:rsid="1f73fd6c" style:font-style-asian="italic" style:font-style-complex="italic"/>
    </style:style>
    <style:style style:name="T54" style:family="text">
      <style:text-properties fo:font-style="italic" officeooo:rsid="1f80b5b3" style:font-style-asian="italic" style:font-style-complex="italic"/>
    </style:style>
    <style:style style:name="T55" style:family="text">
      <style:text-properties fo:font-style="italic" officeooo:rsid="1f8d0204" style:font-style-asian="italic" style:font-style-complex="italic"/>
    </style:style>
    <style:style style:name="T56" style:family="text">
      <style:text-properties fo:font-style="italic" officeooo:rsid="1f99a44b" style:font-style-asian="italic" style:font-style-complex="italic"/>
    </style:style>
    <style:style style:name="T57" style:family="text">
      <style:text-properties fo:font-style="italic" officeooo:rsid="200e0632" style:font-style-asian="italic" style:font-style-complex="italic"/>
    </style:style>
    <style:style style:name="T58" style:family="text">
      <style:text-properties fo:font-style="italic" officeooo:rsid="2025ec30" style:font-style-asian="italic" style:font-style-complex="italic"/>
    </style:style>
    <style:style style:name="T59" style:family="text">
      <style:text-properties fo:font-style="italic" officeooo:rsid="205d910f" style:font-style-asian="italic" style:font-style-complex="italic"/>
    </style:style>
    <style:style style:name="T60" style:family="text">
      <style:text-properties fo:font-style="italic" officeooo:rsid="2063ea40" style:font-style-asian="italic" style:font-style-complex="italic"/>
    </style:style>
    <style:style style:name="T61" style:family="text">
      <style:text-properties fo:font-style="italic" officeooo:rsid="2069e7a2" style:font-style-asian="italic" style:font-style-complex="italic"/>
    </style:style>
    <style:style style:name="T62" style:family="text">
      <style:text-properties fo:font-style="italic" officeooo:rsid="20861ad3" style:font-style-asian="italic" style:font-style-complex="italic"/>
    </style:style>
    <style:style style:name="T63" style:family="text">
      <style:text-properties fo:font-style="italic" officeooo:rsid="20a13ec2" style:font-style-asian="italic" style:font-style-complex="italic"/>
    </style:style>
    <style:style style:name="T64" style:family="text">
      <style:text-properties fo:font-style="italic" officeooo:rsid="20b1cc93" style:font-style-asian="italic" style:font-style-complex="italic"/>
    </style:style>
    <style:style style:name="T65" style:family="text">
      <style:text-properties fo:font-style="italic" officeooo:rsid="20c2b4cd" style:font-style-asian="italic" style:font-style-complex="italic"/>
    </style:style>
    <style:style style:name="T66" style:family="text">
      <style:text-properties fo:font-style="italic" officeooo:rsid="20de8062" style:font-style-asian="italic" style:font-style-complex="italic"/>
    </style:style>
    <style:style style:name="T67" style:family="text">
      <style:text-properties fo:font-style="italic" officeooo:rsid="20e4c8ac" style:font-style-asian="italic" style:font-style-complex="italic"/>
    </style:style>
    <style:style style:name="T68" style:family="text">
      <style:text-properties fo:font-style="italic" officeooo:rsid="20f4b446" style:font-style-asian="italic" style:font-style-complex="italic"/>
    </style:style>
    <style:style style:name="T69" style:family="text">
      <style:text-properties fo:font-style="italic" officeooo:rsid="20fd74a6" style:font-style-asian="italic" style:font-style-complex="italic"/>
    </style:style>
    <style:style style:name="T70" style:family="text">
      <style:text-properties fo:font-style="italic" officeooo:rsid="210185f1" style:font-style-asian="italic" style:font-style-complex="italic"/>
    </style:style>
    <style:style style:name="T71" style:family="text">
      <style:text-properties fo:font-style="italic" officeooo:rsid="2115106b" style:font-style-asian="italic" style:font-style-complex="italic"/>
    </style:style>
    <style:style style:name="T72" style:family="text">
      <style:text-properties fo:font-style="italic" officeooo:rsid="211d4a8b" style:font-style-asian="italic" style:font-style-complex="italic"/>
    </style:style>
    <style:style style:name="T73" style:family="text">
      <style:text-properties fo:font-style="italic" officeooo:rsid="2123a817" style:font-style-asian="italic" style:font-style-complex="italic"/>
    </style:style>
    <style:style style:name="T74" style:family="text">
      <style:text-properties fo:font-style="italic" officeooo:rsid="21412a86" style:font-style-asian="italic" style:font-style-complex="italic"/>
    </style:style>
    <style:style style:name="T75" style:family="text">
      <style:text-properties fo:font-style="italic" officeooo:rsid="21421083" style:font-style-asian="italic" style:font-style-complex="italic"/>
    </style:style>
    <style:style style:name="T76" style:family="text">
      <style:text-properties fo:font-style="italic" officeooo:rsid="215e71cc" style:font-style-asian="italic" style:font-style-complex="italic"/>
    </style:style>
    <style:style style:name="T77" style:family="text">
      <style:text-properties fo:font-style="italic" officeooo:rsid="216a4ced" style:font-style-asian="italic" style:font-style-complex="italic"/>
    </style:style>
    <style:style style:name="T78" style:family="text">
      <style:text-properties fo:font-style="italic" officeooo:rsid="219aa9d8" style:font-style-asian="italic" style:font-style-complex="italic"/>
    </style:style>
    <style:style style:name="T79" style:family="text">
      <style:text-properties fo:font-style="italic" officeooo:rsid="219f508c" style:font-style-asian="italic" style:font-style-complex="italic"/>
    </style:style>
    <style:style style:name="T80" style:family="text">
      <style:text-properties fo:font-style="italic" officeooo:rsid="21aebfb8" style:font-style-asian="italic" style:font-style-complex="italic"/>
    </style:style>
    <style:style style:name="T81" style:family="text">
      <style:text-properties fo:font-style="italic" officeooo:rsid="21af9e2d" style:font-style-asian="italic" style:font-style-complex="italic"/>
    </style:style>
    <style:style style:name="T82" style:family="text">
      <style:text-properties fo:font-style="italic" officeooo:rsid="21c0ca4c" style:font-style-asian="italic" style:font-style-complex="italic"/>
    </style:style>
    <style:style style:name="T83" style:family="text">
      <style:text-properties fo:font-style="italic" officeooo:rsid="21d21501" style:font-style-asian="italic" style:font-style-complex="italic"/>
    </style:style>
    <style:style style:name="T84" style:family="text">
      <style:text-properties fo:font-style="italic" officeooo:rsid="21e2f965" style:font-style-asian="italic" style:font-style-complex="italic"/>
    </style:style>
    <style:style style:name="T85" style:family="text">
      <style:text-properties fo:font-style="italic" officeooo:rsid="21e70c8f" style:font-style-asian="italic" style:font-style-complex="italic"/>
    </style:style>
    <style:style style:name="T86" style:family="text">
      <style:text-properties fo:font-style="italic" officeooo:rsid="1327ae62" style:font-style-asian="italic" style:font-style-complex="italic"/>
    </style:style>
    <style:style style:name="T87" style:family="text">
      <style:text-properties fo:font-style="italic" officeooo:rsid="22731f9f" style:font-style-asian="italic" style:font-style-complex="italic"/>
    </style:style>
    <style:style style:name="T88" style:family="text">
      <style:text-properties fo:font-style="italic" officeooo:rsid="227c1b98" style:font-style-asian="italic" style:font-style-complex="italic"/>
    </style:style>
    <style:style style:name="T89" style:family="text">
      <style:text-properties fo:font-style="italic" officeooo:rsid="227cba37" style:font-style-asian="italic" style:font-style-complex="italic"/>
    </style:style>
    <style:style style:name="T90" style:family="text">
      <style:text-properties fo:font-style="italic" officeooo:rsid="22860727" style:font-style-asian="italic" style:font-style-complex="italic"/>
    </style:style>
    <style:style style:name="T91" style:family="text">
      <style:text-properties fo:font-style="italic" officeooo:rsid="229c8ed6" style:font-style-asian="italic" style:font-style-complex="italic"/>
    </style:style>
    <style:style style:name="T92" style:family="text">
      <style:text-properties fo:font-style="italic" officeooo:rsid="229e0ede" style:font-style-asian="italic" style:font-style-complex="italic"/>
    </style:style>
    <style:style style:name="T93" style:family="text">
      <style:text-properties fo:font-style="italic" officeooo:rsid="23118c4a" style:font-style-asian="italic" style:font-style-complex="italic"/>
    </style:style>
    <style:style style:name="T94" style:family="text">
      <style:text-properties fo:font-style="italic" officeooo:rsid="231ce240" style:font-style-asian="italic" style:font-style-complex="italic"/>
    </style:style>
    <style:style style:name="T95" style:family="text">
      <style:text-properties fo:font-style="italic" officeooo:rsid="23880f10" style:font-style-asian="italic" style:font-style-complex="italic"/>
    </style:style>
    <style:style style:name="T96" style:family="text">
      <style:text-properties fo:font-style="italic" officeooo:rsid="238c802e" style:font-style-asian="italic" style:font-style-complex="italic"/>
    </style:style>
    <style:style style:name="T97" style:family="text">
      <style:text-properties fo:font-style="italic" officeooo:rsid="238d82ce" style:font-style-asian="italic" style:font-style-complex="italic"/>
    </style:style>
    <style:style style:name="T98" style:family="text">
      <style:text-properties fo:font-style="italic" officeooo:rsid="239bc978" style:font-style-asian="italic" style:font-style-complex="italic"/>
    </style:style>
    <style:style style:name="T99" style:family="text">
      <style:text-properties fo:font-style="italic" officeooo:rsid="23bcd644" style:font-style-asian="italic" style:font-style-complex="italic"/>
    </style:style>
    <style:style style:name="T100" style:family="text">
      <style:text-properties fo:font-style="italic" officeooo:rsid="23c5e292" style:font-style-asian="italic" style:font-style-complex="italic"/>
    </style:style>
    <style:style style:name="T101" style:family="text">
      <style:text-properties fo:font-style="italic" officeooo:rsid="248a29fa" style:font-style-asian="italic" style:font-style-complex="italic"/>
    </style:style>
    <style:style style:name="T102" style:family="text">
      <style:text-properties fo:font-style="italic" officeooo:rsid="24960043" style:font-style-asian="italic" style:font-style-complex="italic"/>
    </style:style>
    <style:style style:name="T103" style:family="text">
      <style:text-properties fo:font-style="italic" officeooo:rsid="2498c4d0" style:font-style-asian="italic" style:font-style-complex="italic"/>
    </style:style>
    <style:style style:name="T104" style:family="text">
      <style:text-properties fo:font-style="italic" officeooo:rsid="249f319e" style:font-style-asian="italic" style:font-style-complex="italic"/>
    </style:style>
    <style:style style:name="T105" style:family="text">
      <style:text-properties officeooo:rsid="1a309250"/>
    </style:style>
    <style:style style:name="T106" style:family="text">
      <style:text-properties officeooo:rsid="1a33f416"/>
    </style:style>
    <style:style style:name="T107" style:family="text">
      <style:text-properties officeooo:rsid="1a36849e"/>
    </style:style>
    <style:style style:name="T108" style:family="text">
      <style:text-properties officeooo:rsid="1a3e7439"/>
    </style:style>
    <style:style style:name="T109" style:family="text">
      <style:text-properties officeooo:rsid="1a3fd81a"/>
    </style:style>
    <style:style style:name="T110" style:family="text">
      <style:text-properties officeooo:rsid="1a421006"/>
    </style:style>
    <style:style style:name="T111" style:family="text">
      <style:text-properties officeooo:rsid="1a471f78"/>
    </style:style>
    <style:style style:name="T112" style:family="text">
      <style:text-properties officeooo:rsid="1a4c8d6d"/>
    </style:style>
    <style:style style:name="T113" style:family="text">
      <style:text-properties officeooo:rsid="1a57d3a5"/>
    </style:style>
    <style:style style:name="T114" style:family="text">
      <style:text-properties officeooo:rsid="1a5a81f8"/>
    </style:style>
    <style:style style:name="T115" style:family="text">
      <style:text-properties officeooo:rsid="1a670a48"/>
    </style:style>
    <style:style style:name="T116" style:family="text">
      <style:text-properties officeooo:rsid="1a6c9744"/>
    </style:style>
    <style:style style:name="T117" style:family="text">
      <style:text-properties officeooo:rsid="1a6d6eac"/>
    </style:style>
    <style:style style:name="T118" style:family="text">
      <style:text-properties officeooo:rsid="1a6f1f4c"/>
    </style:style>
    <style:style style:name="T119" style:family="text">
      <style:text-properties officeooo:rsid="1a7820f3"/>
    </style:style>
    <style:style style:name="T120" style:family="text">
      <style:text-properties officeooo:rsid="1a782a35"/>
    </style:style>
    <style:style style:name="T121" style:family="text">
      <style:text-properties officeooo:rsid="1a7b3718"/>
    </style:style>
    <style:style style:name="T122" style:family="text">
      <style:text-properties officeooo:rsid="1a7dc0ee"/>
    </style:style>
    <style:style style:name="T123" style:family="text">
      <style:text-properties officeooo:rsid="1a805cf5"/>
    </style:style>
    <style:style style:name="T124" style:family="text">
      <style:text-properties officeooo:rsid="1a81acda"/>
    </style:style>
    <style:style style:name="T125" style:family="text">
      <style:text-properties officeooo:rsid="1a838438"/>
    </style:style>
    <style:style style:name="T126" style:family="text">
      <style:text-properties officeooo:rsid="1a8417f9"/>
    </style:style>
    <style:style style:name="T127" style:family="text">
      <style:text-properties officeooo:rsid="1a86d5e3"/>
    </style:style>
    <style:style style:name="T128" style:family="text">
      <style:text-properties officeooo:rsid="1a889dcf"/>
    </style:style>
    <style:style style:name="T129" style:family="text">
      <style:text-properties officeooo:rsid="1a8b51b5"/>
    </style:style>
    <style:style style:name="T130" style:family="text">
      <style:text-properties officeooo:rsid="1a90d516"/>
    </style:style>
    <style:style style:name="T131" style:family="text">
      <style:text-properties officeooo:rsid="1a9277ce"/>
    </style:style>
    <style:style style:name="T132" style:family="text">
      <style:text-properties officeooo:rsid="1a935b18"/>
    </style:style>
    <style:style style:name="T133" style:family="text">
      <style:text-properties officeooo:rsid="1a9f7741"/>
    </style:style>
    <style:style style:name="T134" style:family="text">
      <style:text-properties officeooo:rsid="1aa3e978"/>
    </style:style>
    <style:style style:name="T135" style:family="text">
      <style:text-properties officeooo:rsid="1aaa2e38"/>
    </style:style>
    <style:style style:name="T136" style:family="text">
      <style:text-properties officeooo:rsid="1aab58bc"/>
    </style:style>
    <style:style style:name="T137" style:family="text">
      <style:text-properties officeooo:rsid="1aadba32"/>
    </style:style>
    <style:style style:name="T138" style:family="text">
      <style:text-properties officeooo:rsid="1ab70584"/>
    </style:style>
    <style:style style:name="T139" style:family="text">
      <style:text-properties officeooo:rsid="1ab7dd5f"/>
    </style:style>
    <style:style style:name="T140" style:family="text">
      <style:text-properties officeooo:rsid="1ac0271a"/>
    </style:style>
    <style:style style:name="T141" style:family="text">
      <style:text-properties officeooo:rsid="1ac6a1dc"/>
    </style:style>
    <style:style style:name="T142" style:family="text">
      <style:text-properties officeooo:rsid="1ada0c7a"/>
    </style:style>
    <style:style style:name="T143" style:family="text">
      <style:text-properties officeooo:rsid="1ae0965f"/>
    </style:style>
    <style:style style:name="T144" style:family="text">
      <style:text-properties officeooo:rsid="1ae514c6"/>
    </style:style>
    <style:style style:name="T145" style:family="text">
      <style:text-properties style:font-name="Liberation Serif1" officeooo:rsid="1ae514c6"/>
    </style:style>
    <style:style style:name="T146" style:family="text">
      <style:text-properties style:font-name="Liberation Serif1" officeooo:rsid="1af26c10"/>
    </style:style>
    <style:style style:name="T147" style:family="text">
      <style:text-properties style:font-name="Liberation Serif1" officeooo:rsid="1af3ce7e"/>
    </style:style>
    <style:style style:name="T148" style:family="text">
      <style:text-properties style:font-name="Liberation Serif1" officeooo:rsid="1af4bcc0"/>
    </style:style>
    <style:style style:name="T149" style:family="text">
      <style:text-properties style:font-name="Liberation Serif1" officeooo:rsid="1af57252"/>
    </style:style>
    <style:style style:name="T150" style:family="text">
      <style:text-properties style:font-name="Liberation Serif1" officeooo:rsid="1af68fb2"/>
    </style:style>
    <style:style style:name="T151" style:family="text">
      <style:text-properties style:font-name="Liberation Serif1" officeooo:rsid="1af713b4"/>
    </style:style>
    <style:style style:name="T152" style:family="text">
      <style:text-properties style:font-name="Liberation Serif1" officeooo:rsid="1af71da3"/>
    </style:style>
    <style:style style:name="T153" style:family="text">
      <style:text-properties style:font-name="Liberation Serif1" officeooo:rsid="1af8204a"/>
    </style:style>
    <style:style style:name="T154" style:family="text">
      <style:text-properties style:font-name="Liberation Serif1" officeooo:rsid="0019f43d"/>
    </style:style>
    <style:style style:name="T155" style:family="text">
      <style:text-properties style:font-name="Liberation Serif1" officeooo:rsid="1af960c5"/>
    </style:style>
    <style:style style:name="T156" style:family="text">
      <style:text-properties style:font-name="Liberation Serif1" officeooo:rsid="1afb4cff"/>
    </style:style>
    <style:style style:name="T157" style:family="text">
      <style:text-properties style:font-name="Liberation Serif1" officeooo:rsid="1afca0dc"/>
    </style:style>
    <style:style style:name="T158" style:family="text">
      <style:text-properties style:font-name="Liberation Serif1" officeooo:rsid="1afd1b86"/>
    </style:style>
    <style:style style:name="T159" style:family="text">
      <style:text-properties style:font-name="Liberation Serif1" officeooo:rsid="1afebe94"/>
    </style:style>
    <style:style style:name="T160" style:family="text">
      <style:text-properties style:font-name="Liberation Serif1" officeooo:rsid="1afedb79"/>
    </style:style>
    <style:style style:name="T161" style:family="text">
      <style:text-properties style:font-name="Liberation Serif1" officeooo:rsid="1aff1463"/>
    </style:style>
    <style:style style:name="T162" style:family="text">
      <style:text-properties style:font-name="Liberation Serif1" officeooo:rsid="1b0106b9"/>
    </style:style>
    <style:style style:name="T163" style:family="text">
      <style:text-properties style:font-name="Liberation Serif1" officeooo:rsid="1b016e00"/>
    </style:style>
    <style:style style:name="T164" style:family="text">
      <style:text-properties style:font-name="Liberation Serif1" officeooo:rsid="1b017059"/>
    </style:style>
    <style:style style:name="T165" style:family="text">
      <style:text-properties style:font-name="Liberation Serif1" officeooo:rsid="1b01e36e"/>
    </style:style>
    <style:style style:name="T166" style:family="text">
      <style:text-properties style:font-name="Liberation Serif1" fo:font-style="italic" officeooo:rsid="1b01e36e" style:font-style-asian="italic" style:font-style-complex="italic"/>
    </style:style>
    <style:style style:name="T167" style:family="text">
      <style:text-properties style:font-name="Liberation Serif1" officeooo:rsid="1b029c24"/>
    </style:style>
    <style:style style:name="T168" style:family="text">
      <style:text-properties style:font-name="Liberation Serif1" officeooo:rsid="1b04098f"/>
    </style:style>
    <style:style style:name="T169" style:family="text">
      <style:text-properties style:font-name="Liberation Serif1" officeooo:rsid="1b0451b9"/>
    </style:style>
    <style:style style:name="T170" style:family="text">
      <style:text-properties style:font-name="Liberation Serif1" officeooo:rsid="1b050bd2"/>
    </style:style>
    <style:style style:name="T171" style:family="text">
      <style:text-properties style:font-name="Liberation Serif1" officeooo:rsid="1b058670"/>
    </style:style>
    <style:style style:name="T172" style:family="text">
      <style:text-properties style:font-name="Liberation Serif1" officeooo:rsid="1b078348"/>
    </style:style>
    <style:style style:name="T173" style:family="text">
      <style:text-properties style:font-name="Liberation Serif1" officeooo:rsid="1bcb4d71"/>
    </style:style>
    <style:style style:name="T174" style:family="text">
      <style:text-properties style:font-name="Liberation Serif1" officeooo:rsid="1bedc647"/>
    </style:style>
    <style:style style:name="T175" style:family="text">
      <style:text-properties style:font-name="Liberation Serif1" officeooo:rsid="1327ae62"/>
    </style:style>
    <style:style style:name="T176" style:family="text">
      <style:text-properties style:font-name="Liberation Serif1" officeooo:rsid="223c6f8b"/>
    </style:style>
    <style:style style:name="T177" style:family="text">
      <style:text-properties style:font-name="Liberation Serif1" officeooo:rsid="22cc9fc7"/>
    </style:style>
    <style:style style:name="T178" style:family="text">
      <style:text-properties style:font-name="Liberation Serif1" officeooo:rsid="23763202"/>
    </style:style>
    <style:style style:name="T179" style:family="text">
      <style:text-properties officeooo:rsid="1b0a7cfa"/>
    </style:style>
    <style:style style:name="T180" style:family="text">
      <style:text-properties officeooo:rsid="1b15e919"/>
    </style:style>
    <style:style style:name="T181" style:family="text">
      <style:text-properties officeooo:rsid="1b1857c8"/>
    </style:style>
    <style:style style:name="T182" style:family="text">
      <style:text-properties officeooo:rsid="1b194574"/>
    </style:style>
    <style:style style:name="T183" style:family="text">
      <style:text-properties officeooo:rsid="1b1a84b3"/>
    </style:style>
    <style:style style:name="T184" style:family="text">
      <style:text-properties officeooo:rsid="1b1b1d8e"/>
    </style:style>
    <style:style style:name="T185" style:family="text">
      <style:text-properties officeooo:rsid="1b1d0a81"/>
    </style:style>
    <style:style style:name="T186" style:family="text">
      <style:text-properties officeooo:rsid="1b1f4ae8"/>
    </style:style>
    <style:style style:name="T187" style:family="text">
      <style:text-properties officeooo:rsid="1b2cf594"/>
    </style:style>
    <style:style style:name="T188" style:family="text">
      <style:text-properties officeooo:rsid="1b405eee"/>
    </style:style>
    <style:style style:name="T189" style:family="text">
      <style:text-properties officeooo:rsid="1b41c807"/>
    </style:style>
    <style:style style:name="T190" style:family="text">
      <style:text-properties officeooo:rsid="1b422fc7"/>
    </style:style>
    <style:style style:name="T191" style:family="text">
      <style:text-properties officeooo:rsid="1b4ab57e"/>
    </style:style>
    <style:style style:name="T192" style:family="text">
      <style:text-properties officeooo:rsid="1b4e1ffc"/>
    </style:style>
    <style:style style:name="T193" style:family="text">
      <style:text-properties officeooo:rsid="1b4f9bd2"/>
    </style:style>
    <style:style style:name="T194" style:family="text">
      <style:text-properties officeooo:rsid="1b5718b0"/>
    </style:style>
    <style:style style:name="T195" style:family="text">
      <style:text-properties officeooo:rsid="1b62c8f2"/>
    </style:style>
    <style:style style:name="T196" style:family="text">
      <style:text-properties officeooo:rsid="1b6d4c9d"/>
    </style:style>
    <style:style style:name="T197" style:family="text">
      <style:text-properties officeooo:rsid="1b6f3e35"/>
    </style:style>
    <style:style style:name="T198" style:family="text">
      <style:text-properties officeooo:rsid="1b899d3c"/>
    </style:style>
    <style:style style:name="T199" style:family="text">
      <style:text-properties officeooo:rsid="1b9d8372"/>
    </style:style>
    <style:style style:name="T200" style:family="text">
      <style:text-properties officeooo:rsid="1bae44ba"/>
    </style:style>
    <style:style style:name="T201" style:family="text">
      <style:text-properties officeooo:rsid="1bc7be14"/>
    </style:style>
    <style:style style:name="T202" style:family="text">
      <style:text-properties officeooo:rsid="1bc8b3b5"/>
    </style:style>
    <style:style style:name="T203" style:family="text">
      <style:text-properties officeooo:rsid="1bc9e6d8"/>
    </style:style>
    <style:style style:name="T204" style:family="text">
      <style:text-properties officeooo:rsid="1bcb4d71"/>
    </style:style>
    <style:style style:name="T205" style:family="text">
      <style:text-properties style:font-name="Liberation Serif"/>
    </style:style>
    <style:style style:name="T206" style:family="text">
      <style:text-properties style:font-name="Liberation Serif" officeooo:rsid="1bedc647"/>
    </style:style>
    <style:style style:name="T207" style:family="text">
      <style:text-properties style:font-name="Liberation Serif" officeooo:rsid="223c6f8b"/>
    </style:style>
    <style:style style:name="T208" style:family="text">
      <style:text-properties style:font-name="Liberation Serif" officeooo:rsid="223cab30"/>
    </style:style>
    <style:style style:name="T209" style:family="text">
      <style:text-properties style:font-name="Liberation Serif" officeooo:rsid="223e74e7"/>
    </style:style>
    <style:style style:name="T210" style:family="text">
      <style:text-properties style:font-name="Liberation Serif" officeooo:rsid="223fe34e"/>
    </style:style>
    <style:style style:name="T211" style:family="text">
      <style:text-properties style:font-name="Liberation Serif" officeooo:rsid="224193a8"/>
    </style:style>
    <style:style style:name="T212" style:family="text">
      <style:text-properties style:font-name="Liberation Serif" officeooo:rsid="22425484"/>
    </style:style>
    <style:style style:name="T213" style:family="text">
      <style:text-properties style:font-name="Liberation Serif" officeooo:rsid="22426ad6"/>
    </style:style>
    <style:style style:name="T214" style:family="text">
      <style:text-properties style:font-name="Liberation Serif" officeooo:rsid="0019f43d"/>
    </style:style>
    <style:style style:name="T215" style:family="text">
      <style:text-properties style:font-name="Liberation Serif" officeooo:rsid="224444a0"/>
    </style:style>
    <style:style style:name="T216" style:family="text">
      <style:text-properties style:font-name="Liberation Serif" officeooo:rsid="2245dd48"/>
    </style:style>
    <style:style style:name="T217" style:family="text">
      <style:text-properties style:font-name="Liberation Serif" officeooo:rsid="2246c500"/>
    </style:style>
    <style:style style:name="T218" style:family="text">
      <style:text-properties style:font-name="Liberation Serif" officeooo:rsid="22479687"/>
    </style:style>
    <style:style style:name="T219" style:family="text">
      <style:text-properties style:font-name="Liberation Serif" officeooo:rsid="22485ad4"/>
    </style:style>
    <style:style style:name="T220" style:family="text">
      <style:text-properties style:font-name="Liberation Serif" officeooo:rsid="2249098e"/>
    </style:style>
    <style:style style:name="T221" style:family="text">
      <style:text-properties style:font-name="Liberation Serif" officeooo:rsid="224a3f61"/>
    </style:style>
    <style:style style:name="T222" style:family="text">
      <style:text-properties style:font-name="Liberation Serif" fo:font-style="italic" officeooo:rsid="224a3f61" style:font-style-asian="italic" style:font-style-complex="italic"/>
    </style:style>
    <style:style style:name="T223" style:family="text">
      <style:text-properties style:font-name="Liberation Serif" fo:font-style="italic" officeooo:rsid="22d02c95" style:font-style-asian="italic" style:font-style-complex="italic"/>
    </style:style>
    <style:style style:name="T224" style:family="text">
      <style:text-properties style:font-name="Liberation Serif" officeooo:rsid="224be56c"/>
    </style:style>
    <style:style style:name="T225" style:family="text">
      <style:text-properties style:font-name="Liberation Serif" officeooo:rsid="224c2ea4"/>
    </style:style>
    <style:style style:name="T226" style:family="text">
      <style:text-properties style:font-name="Liberation Serif" officeooo:rsid="224d6b07"/>
    </style:style>
    <style:style style:name="T227" style:family="text">
      <style:text-properties style:font-name="Liberation Serif" officeooo:rsid="224eec6d"/>
    </style:style>
    <style:style style:name="T228" style:family="text">
      <style:text-properties style:font-name="Liberation Serif" officeooo:rsid="22509206"/>
    </style:style>
    <style:style style:name="T229" style:family="text">
      <style:text-properties style:font-name="Liberation Serif" officeooo:rsid="225238e6"/>
    </style:style>
    <style:style style:name="T230" style:family="text">
      <style:text-properties style:font-name="Liberation Serif" officeooo:rsid="22533363"/>
    </style:style>
    <style:style style:name="T231" style:family="text">
      <style:text-properties style:font-name="Liberation Serif" officeooo:rsid="22542405"/>
    </style:style>
    <style:style style:name="T232" style:family="text">
      <style:text-properties style:font-name="Liberation Serif" officeooo:rsid="22548e64"/>
    </style:style>
    <style:style style:name="T233" style:family="text">
      <style:text-properties style:font-name="Liberation Serif" officeooo:rsid="2254f7e6"/>
    </style:style>
    <style:style style:name="T234" style:family="text">
      <style:text-properties style:font-name="Liberation Serif" officeooo:rsid="22566b9c"/>
    </style:style>
    <style:style style:name="T235" style:family="text">
      <style:text-properties style:font-name="Liberation Serif" officeooo:rsid="22584a9b"/>
    </style:style>
    <style:style style:name="T236" style:family="text">
      <style:text-properties style:font-name="Liberation Serif" officeooo:rsid="22587e34"/>
    </style:style>
    <style:style style:name="T237" style:family="text">
      <style:text-properties style:font-name="Liberation Serif" officeooo:rsid="225a6bb4"/>
    </style:style>
    <style:style style:name="T238" style:family="text">
      <style:text-properties style:font-name="Liberation Serif" officeooo:rsid="225b4c38"/>
    </style:style>
    <style:style style:name="T239" style:family="text">
      <style:text-properties style:font-name="Liberation Serif" officeooo:rsid="225b874a"/>
    </style:style>
    <style:style style:name="T240" style:family="text">
      <style:text-properties style:font-name="Liberation Serif" officeooo:rsid="225c1b7f"/>
    </style:style>
    <style:style style:name="T241" style:family="text">
      <style:text-properties style:font-name="Liberation Serif" officeooo:rsid="225c2683"/>
    </style:style>
    <style:style style:name="T242" style:family="text">
      <style:text-properties style:font-name="Liberation Serif" officeooo:rsid="225cb1cd"/>
    </style:style>
    <style:style style:name="T243" style:family="text">
      <style:text-properties style:font-name="Liberation Serif" officeooo:rsid="225d62dd"/>
    </style:style>
    <style:style style:name="T244" style:family="text">
      <style:text-properties style:font-name="Liberation Serif" officeooo:rsid="225de0ca"/>
    </style:style>
    <style:style style:name="T245" style:family="text">
      <style:text-properties style:font-name="Liberation Serif" officeooo:rsid="225e0f18"/>
    </style:style>
    <style:style style:name="T246" style:family="text">
      <style:text-properties style:font-name="Liberation Serif" officeooo:rsid="225fa249"/>
    </style:style>
    <style:style style:name="T247" style:family="text">
      <style:text-properties style:font-name="Liberation Serif" officeooo:rsid="2260bd7e"/>
    </style:style>
    <style:style style:name="T248" style:family="text">
      <style:text-properties style:font-name="Liberation Serif" officeooo:rsid="226172ba"/>
    </style:style>
    <style:style style:name="T249" style:family="text">
      <style:text-properties style:font-name="Liberation Serif" officeooo:rsid="2261786e"/>
    </style:style>
    <style:style style:name="T250" style:family="text">
      <style:text-properties style:font-name="Liberation Serif" officeooo:rsid="22619ca1"/>
    </style:style>
    <style:style style:name="T251" style:family="text">
      <style:text-properties style:font-name="Liberation Serif" officeooo:rsid="2261a50c"/>
    </style:style>
    <style:style style:name="T252" style:family="text">
      <style:text-properties style:font-name="Liberation Serif" officeooo:rsid="2262c377"/>
    </style:style>
    <style:style style:name="T253" style:family="text">
      <style:text-properties style:font-name="Liberation Serif" officeooo:rsid="22638509"/>
    </style:style>
    <style:style style:name="T254" style:family="text">
      <style:text-properties style:font-name="Liberation Serif" officeooo:rsid="2264a4ed"/>
    </style:style>
    <style:style style:name="T255" style:family="text">
      <style:text-properties style:font-name="Liberation Serif" officeooo:rsid="2265b234"/>
    </style:style>
    <style:style style:name="T256" style:family="text">
      <style:text-properties style:font-name="Liberation Serif" officeooo:rsid="22677566"/>
    </style:style>
    <style:style style:name="T257" style:family="text">
      <style:text-properties style:font-name="Liberation Serif" officeooo:rsid="226846f5"/>
    </style:style>
    <style:style style:name="T258" style:family="text">
      <style:text-properties style:font-name="Liberation Serif" officeooo:rsid="226a1a68"/>
    </style:style>
    <style:style style:name="T259" style:family="text">
      <style:text-properties style:font-name="Liberation Serif" officeooo:rsid="226b16cc"/>
    </style:style>
    <style:style style:name="T260" style:family="text">
      <style:text-properties style:font-name="Liberation Serif" officeooo:rsid="22cc9fc7"/>
    </style:style>
    <style:style style:name="T261" style:family="text">
      <style:text-properties style:font-name="Liberation Serif" officeooo:rsid="22ce1f19"/>
    </style:style>
    <style:style style:name="T262" style:family="text">
      <style:text-properties style:font-name="Liberation Serif" officeooo:rsid="22ce3541"/>
    </style:style>
    <style:style style:name="T263" style:family="text">
      <style:text-properties style:font-name="Liberation Serif" officeooo:rsid="22d02c95"/>
    </style:style>
    <style:style style:name="T264" style:family="text">
      <style:text-properties style:font-name="Liberation Serif" officeooo:rsid="22d1713b"/>
    </style:style>
    <style:style style:name="T265" style:family="text">
      <style:text-properties style:font-name="Liberation Serif" officeooo:rsid="22d1c3b1"/>
    </style:style>
    <style:style style:name="T266" style:family="text">
      <style:text-properties style:font-name="Liberation Serif" officeooo:rsid="22d1da91"/>
    </style:style>
    <style:style style:name="T267" style:family="text">
      <style:text-properties style:font-name="Liberation Serif" officeooo:rsid="22d33444"/>
    </style:style>
    <style:style style:name="T268" style:family="text">
      <style:text-properties style:font-name="Liberation Serif" officeooo:rsid="22d3c160"/>
    </style:style>
    <style:style style:name="T269" style:family="text">
      <style:text-properties style:font-name="Liberation Serif" officeooo:rsid="22d3c168"/>
    </style:style>
    <style:style style:name="T270" style:family="text">
      <style:text-properties style:font-name="Liberation Serif" officeooo:rsid="22d5a952"/>
    </style:style>
    <style:style style:name="T271" style:family="text">
      <style:text-properties style:font-name="Liberation Serif" officeooo:rsid="22d623e5"/>
    </style:style>
    <style:style style:name="T272" style:family="text">
      <style:text-properties style:font-name="Liberation Serif" officeooo:rsid="22d63c06"/>
    </style:style>
    <style:style style:name="T273" style:family="text">
      <style:text-properties style:font-name="Liberation Serif" officeooo:rsid="22d7d189"/>
    </style:style>
    <style:style style:name="T274" style:family="text">
      <style:text-properties style:font-name="Liberation Serif" officeooo:rsid="22d8d136"/>
    </style:style>
    <style:style style:name="T275" style:family="text">
      <style:text-properties style:font-name="Liberation Serif" officeooo:rsid="22dac5bc"/>
    </style:style>
    <style:style style:name="T276" style:family="text">
      <style:text-properties style:font-name="Liberation Serif" officeooo:rsid="23763202"/>
    </style:style>
    <style:style style:name="T277" style:family="text">
      <style:text-properties style:font-name="Liberation Serif" officeooo:rsid="2377b659"/>
    </style:style>
    <style:style style:name="T278" style:family="text">
      <style:text-properties style:font-name="Liberation Serif" officeooo:rsid="23796755"/>
    </style:style>
    <style:style style:name="T279" style:family="text">
      <style:text-properties style:font-name="Liberation Serif" officeooo:rsid="237a681e"/>
    </style:style>
    <style:style style:name="T280" style:family="text">
      <style:text-properties style:font-name="Liberation Serif" officeooo:rsid="237bf9e4"/>
    </style:style>
    <style:style style:name="T281" style:family="text">
      <style:text-properties style:font-name="Liberation Serif" officeooo:rsid="237ce171"/>
    </style:style>
    <style:style style:name="T282" style:family="text">
      <style:text-properties style:font-name="Liberation Serif" officeooo:rsid="237de48a"/>
    </style:style>
    <style:style style:name="T283" style:family="text">
      <style:text-properties style:font-name="Liberation Serif" officeooo:rsid="237fc1eb"/>
    </style:style>
    <style:style style:name="T284" style:family="text">
      <style:text-properties style:font-name="Liberation Serif" officeooo:rsid="24d68e08"/>
    </style:style>
    <style:style style:name="T285" style:family="text">
      <style:text-properties style:font-name="Liberation Serif" officeooo:rsid="24d82307"/>
    </style:style>
    <style:style style:name="T286" style:family="text">
      <style:text-properties style:font-name="Liberation Serif" officeooo:rsid="24d84396"/>
    </style:style>
    <style:style style:name="T287" style:family="text">
      <style:text-properties officeooo:rsid="1bf15d09"/>
    </style:style>
    <style:style style:name="T288" style:family="text">
      <style:text-properties officeooo:rsid="1c0b9e34"/>
    </style:style>
    <style:style style:name="T289" style:family="text">
      <style:text-properties officeooo:rsid="1c0cf8de"/>
    </style:style>
    <style:style style:name="T290" style:family="text">
      <style:text-properties officeooo:rsid="1c0ebf56"/>
    </style:style>
    <style:style style:name="T291" style:family="text">
      <style:text-properties officeooo:rsid="1c110e5e"/>
    </style:style>
    <style:style style:name="T292" style:family="text">
      <style:text-properties officeooo:rsid="1c124397"/>
    </style:style>
    <style:style style:name="T293" style:family="text">
      <style:text-properties officeooo:rsid="1c231b17"/>
    </style:style>
    <style:style style:name="T294" style:family="text">
      <style:text-properties officeooo:rsid="1c264d00"/>
    </style:style>
    <style:style style:name="T295" style:family="text">
      <style:text-properties officeooo:rsid="1c27e50b"/>
    </style:style>
    <style:style style:name="T296" style:family="text">
      <style:text-properties officeooo:rsid="1c30a7ff"/>
    </style:style>
    <style:style style:name="T297" style:family="text">
      <style:text-properties officeooo:rsid="1c3935f8"/>
    </style:style>
    <style:style style:name="T298" style:family="text">
      <style:text-properties officeooo:rsid="1c45cf17"/>
    </style:style>
    <style:style style:name="T299" style:family="text">
      <style:text-properties officeooo:rsid="1c4c99ed"/>
    </style:style>
    <style:style style:name="T300" style:family="text">
      <style:text-properties officeooo:rsid="1c5c8a9d"/>
    </style:style>
    <style:style style:name="T301" style:family="text">
      <style:text-properties officeooo:rsid="1c923415"/>
    </style:style>
    <style:style style:name="T302" style:family="text">
      <style:text-properties officeooo:rsid="1ca0e2bb"/>
    </style:style>
    <style:style style:name="T303" style:family="text">
      <style:text-properties officeooo:rsid="1ca19145"/>
    </style:style>
    <style:style style:name="T304" style:family="text">
      <style:text-properties officeooo:rsid="1ca34020"/>
    </style:style>
    <style:style style:name="T305" style:family="text">
      <style:text-properties officeooo:rsid="1cb81c32"/>
    </style:style>
    <style:style style:name="T306" style:family="text">
      <style:text-properties officeooo:rsid="1cc67cc4"/>
    </style:style>
    <style:style style:name="T307" style:family="text">
      <style:text-properties officeooo:rsid="1cc70283"/>
    </style:style>
    <style:style style:name="T308" style:family="text">
      <style:text-properties officeooo:rsid="1cca8e4c"/>
    </style:style>
    <style:style style:name="T309" style:family="text">
      <style:text-properties officeooo:rsid="1ccbb130"/>
    </style:style>
    <style:style style:name="T310" style:family="text">
      <style:text-properties officeooo:rsid="1ccd7045"/>
    </style:style>
    <style:style style:name="T311" style:family="text">
      <style:text-properties officeooo:rsid="1ccfd6a6"/>
    </style:style>
    <style:style style:name="T312" style:family="text">
      <style:text-properties officeooo:rsid="1ce55a03"/>
    </style:style>
    <style:style style:name="T313" style:family="text">
      <style:text-properties officeooo:rsid="1ce5dff0"/>
    </style:style>
    <style:style style:name="T314" style:family="text">
      <style:text-properties officeooo:rsid="1cec513e"/>
    </style:style>
    <style:style style:name="T315" style:family="text">
      <style:text-properties officeooo:rsid="1cf4a7da"/>
    </style:style>
    <style:style style:name="T316" style:family="text">
      <style:text-properties officeooo:rsid="1cf56975"/>
    </style:style>
    <style:style style:name="T317" style:family="text">
      <style:text-properties officeooo:rsid="1cf96165"/>
    </style:style>
    <style:style style:name="T318" style:family="text">
      <style:text-properties fo:font-weight="bold" officeooo:rsid="1cf96165" style:font-weight-asian="bold" style:font-weight-complex="bold"/>
    </style:style>
    <style:style style:name="T319" style:family="text">
      <style:text-properties officeooo:rsid="1cfe51fa"/>
    </style:style>
    <style:style style:name="T320" style:family="text">
      <style:text-properties officeooo:rsid="1d00bc70"/>
    </style:style>
    <style:style style:name="T321" style:family="text">
      <style:text-properties officeooo:rsid="1d01bc29"/>
    </style:style>
    <style:style style:name="T322" style:family="text">
      <style:text-properties officeooo:rsid="1d0edf6e"/>
    </style:style>
    <style:style style:name="T323" style:family="text">
      <style:text-properties officeooo:rsid="1d192c37"/>
    </style:style>
    <style:style style:name="T324" style:family="text">
      <style:text-properties officeooo:rsid="1d1f8db4"/>
    </style:style>
    <style:style style:name="T325" style:family="text">
      <style:text-properties officeooo:rsid="1d32faa9"/>
    </style:style>
    <style:style style:name="T326" style:family="text">
      <style:text-properties officeooo:rsid="1d3408a4"/>
    </style:style>
    <style:style style:name="T327" style:family="text">
      <style:text-properties officeooo:rsid="1d360307"/>
    </style:style>
    <style:style style:name="T328" style:family="text">
      <style:text-properties officeooo:rsid="1d372d01"/>
    </style:style>
    <style:style style:name="T329" style:family="text">
      <style:text-properties officeooo:rsid="1d38c15a"/>
    </style:style>
    <style:style style:name="T330" style:family="text">
      <style:text-properties officeooo:rsid="1d3fa7bd"/>
    </style:style>
    <style:style style:name="T331" style:family="text">
      <style:text-properties officeooo:rsid="1d4847cc"/>
    </style:style>
    <style:style style:name="T332" style:family="text">
      <style:text-properties officeooo:rsid="1d5f700e"/>
    </style:style>
    <style:style style:name="T333" style:family="text">
      <style:text-properties officeooo:rsid="1d8fd179"/>
    </style:style>
    <style:style style:name="T334" style:family="text">
      <style:text-properties officeooo:rsid="1d9895a4"/>
    </style:style>
    <style:style style:name="T335" style:family="text">
      <style:text-properties officeooo:rsid="1dce7a7c"/>
    </style:style>
    <style:style style:name="T336" style:family="text">
      <style:text-properties officeooo:rsid="1dd7d3b0"/>
    </style:style>
    <style:style style:name="T337" style:family="text">
      <style:text-properties officeooo:rsid="1dd9a91a"/>
    </style:style>
    <style:style style:name="T338" style:family="text">
      <style:text-properties fo:font-variant="normal" fo:text-transform="none" fo:color="#000000" style:font-name="FreeSerif" fo:font-size="12pt" officeooo:rsid="1dd9a91a" fo:background-color="#ffffff" loext:char-shading-value="0" style:font-size-asian="12pt" style:font-size-complex="12pt"/>
    </style:style>
    <style:style style:name="T339" style:family="text">
      <style:text-properties fo:font-variant="normal" fo:text-transform="none" fo:color="#000000" style:font-name="FreeSerif" fo:font-size="12pt" officeooo:rsid="22731f9f" fo:background-color="#ffffff" loext:char-shading-value="0" style:font-size-asian="12pt" style:font-size-complex="12pt"/>
    </style:style>
    <style:style style:name="T340" style:family="text">
      <style:text-properties fo:font-variant="normal" fo:text-transform="none" fo:color="#000000" style:font-name="FreeSerif" fo:font-size="12pt" officeooo:rsid="23b1cc4d" fo:background-color="#ffffff" loext:char-shading-value="0" style:font-size-asian="12pt" style:font-size-complex="12pt"/>
    </style:style>
    <style:style style:name="T341" style:family="text">
      <style:text-properties officeooo:rsid="1de0e6fa"/>
    </style:style>
    <style:style style:name="T342" style:family="text">
      <style:text-properties officeooo:rsid="1de68021"/>
    </style:style>
    <style:style style:name="T343" style:family="text">
      <style:text-properties officeooo:rsid="1de848e6"/>
    </style:style>
    <style:style style:name="T344" style:family="text">
      <style:text-properties officeooo:rsid="1de9192c"/>
    </style:style>
    <style:style style:name="T345" style:family="text">
      <style:text-properties officeooo:rsid="1df0fd3a"/>
    </style:style>
    <style:style style:name="T346" style:family="text">
      <style:text-properties officeooo:rsid="1df255d1"/>
    </style:style>
    <style:style style:name="T347" style:family="text">
      <style:text-properties officeooo:rsid="1dfaf40a"/>
    </style:style>
    <style:style style:name="T348" style:family="text">
      <style:text-properties officeooo:rsid="1e0c1460"/>
    </style:style>
    <style:style style:name="T349" style:family="text">
      <style:text-properties officeooo:rsid="1e134cb1"/>
    </style:style>
    <style:style style:name="T350" style:family="text">
      <style:text-properties officeooo:rsid="1e2b2dac"/>
    </style:style>
    <style:style style:name="T351" style:family="text">
      <style:text-properties officeooo:rsid="1e3c6a67"/>
    </style:style>
    <style:style style:name="T352" style:family="text">
      <style:text-properties officeooo:rsid="1e5ac3a5"/>
    </style:style>
    <style:style style:name="T353" style:family="text">
      <style:text-properties officeooo:rsid="1e63d1fd"/>
    </style:style>
    <style:style style:name="T354" style:family="text">
      <style:text-properties officeooo:rsid="1e687c57"/>
    </style:style>
    <style:style style:name="T355" style:family="text">
      <style:text-properties officeooo:rsid="1e6a8491"/>
    </style:style>
    <style:style style:name="T356" style:family="text">
      <style:text-properties officeooo:rsid="1e754685"/>
    </style:style>
    <style:style style:name="T357" style:family="text">
      <style:text-properties officeooo:rsid="1e7bd7dd"/>
    </style:style>
    <style:style style:name="T358" style:family="text">
      <style:text-properties officeooo:rsid="1e7d738f"/>
    </style:style>
    <style:style style:name="T359" style:family="text">
      <style:text-properties officeooo:rsid="1e861965"/>
    </style:style>
    <style:style style:name="T360" style:family="text">
      <style:text-properties officeooo:rsid="1e8e1b74"/>
    </style:style>
    <style:style style:name="T361" style:family="text">
      <style:text-properties officeooo:rsid="1e8fcc90"/>
    </style:style>
    <style:style style:name="T362" style:family="text">
      <style:text-properties officeooo:rsid="1e90a53d"/>
    </style:style>
    <style:style style:name="T363" style:family="text">
      <style:text-properties officeooo:rsid="1e942b2c"/>
    </style:style>
    <style:style style:name="T364" style:family="text">
      <style:text-properties officeooo:rsid="1e94ec1f"/>
    </style:style>
    <style:style style:name="T365" style:family="text">
      <style:text-properties officeooo:rsid="1e9bc225"/>
    </style:style>
    <style:style style:name="T366" style:family="text">
      <style:text-properties officeooo:rsid="1e9cb64f"/>
    </style:style>
    <style:style style:name="T367" style:family="text">
      <style:text-properties officeooo:rsid="1e9db0a5"/>
    </style:style>
    <style:style style:name="T368" style:family="text">
      <style:text-properties officeooo:rsid="1e9f3671"/>
    </style:style>
    <style:style style:name="T369" style:family="text">
      <style:text-properties officeooo:rsid="1e9fd2ef"/>
    </style:style>
    <style:style style:name="T370" style:family="text">
      <style:text-properties officeooo:rsid="1eb1da53"/>
    </style:style>
    <style:style style:name="T371" style:family="text">
      <style:text-properties officeooo:rsid="1ef2f6db"/>
    </style:style>
    <style:style style:name="T372" style:family="text">
      <style:text-properties officeooo:rsid="1efa16f9"/>
    </style:style>
    <style:style style:name="T373" style:family="text">
      <style:text-properties officeooo:rsid="1f03c7a9"/>
    </style:style>
    <style:style style:name="T374" style:family="text">
      <style:text-properties officeooo:rsid="1f09a522"/>
    </style:style>
    <style:style style:name="T375" style:family="text">
      <style:text-properties officeooo:rsid="1f204110"/>
    </style:style>
    <style:style style:name="T376" style:family="text">
      <style:text-properties officeooo:rsid="1f3989bb"/>
    </style:style>
    <style:style style:name="T377" style:family="text">
      <style:text-properties officeooo:rsid="1f454130"/>
    </style:style>
    <style:style style:name="T378" style:family="text">
      <style:text-properties officeooo:rsid="1f4ed5a6"/>
    </style:style>
    <style:style style:name="T379" style:family="text">
      <style:text-properties officeooo:rsid="1f6b9c25"/>
    </style:style>
    <style:style style:name="T380" style:family="text">
      <style:text-properties officeooo:rsid="1f73fd6c"/>
    </style:style>
    <style:style style:name="T381" style:family="text">
      <style:text-properties officeooo:rsid="1f80b5b3"/>
    </style:style>
    <style:style style:name="T382" style:family="text">
      <style:text-properties officeooo:rsid="1f8d0204"/>
    </style:style>
    <style:style style:name="T383" style:family="text">
      <style:text-properties officeooo:rsid="1f99a44b"/>
    </style:style>
    <style:style style:name="T384" style:family="text">
      <style:text-properties officeooo:rsid="1fa6093e"/>
    </style:style>
    <style:style style:name="T385" style:family="text">
      <style:text-properties officeooo:rsid="1fac7c06"/>
    </style:style>
    <style:style style:name="T386" style:family="text">
      <style:text-properties officeooo:rsid="1fae1991"/>
    </style:style>
    <style:style style:name="T387" style:family="text">
      <style:text-properties officeooo:rsid="1fc34891"/>
    </style:style>
    <style:style style:name="T388" style:family="text">
      <style:text-properties officeooo:rsid="1fde7abb"/>
    </style:style>
    <style:style style:name="T389" style:family="text">
      <style:text-properties officeooo:rsid="1fe16293"/>
    </style:style>
    <style:style style:name="T390" style:family="text">
      <style:text-properties officeooo:rsid="1ff1e6eb"/>
    </style:style>
    <style:style style:name="T391" style:family="text">
      <style:text-properties officeooo:rsid="1ff390cf"/>
    </style:style>
    <style:style style:name="T392" style:family="text">
      <style:text-properties officeooo:rsid="1ff4deba"/>
    </style:style>
    <style:style style:name="T393" style:family="text">
      <style:text-properties officeooo:rsid="200e0632"/>
    </style:style>
    <style:style style:name="T394" style:family="text">
      <style:text-properties officeooo:rsid="202d3277"/>
    </style:style>
    <style:style style:name="T395" style:family="text">
      <style:text-properties officeooo:rsid="2044e57f"/>
    </style:style>
    <style:style style:name="T396" style:family="text">
      <style:text-properties officeooo:rsid="204a8e14"/>
    </style:style>
    <style:style style:name="T397" style:family="text">
      <style:text-properties officeooo:rsid="204e8b1b"/>
    </style:style>
    <style:style style:name="T398" style:family="text">
      <style:text-properties officeooo:rsid="205d910f"/>
    </style:style>
    <style:style style:name="T399" style:family="text">
      <style:text-properties officeooo:rsid="20615d9e"/>
    </style:style>
    <style:style style:name="T400" style:family="text">
      <style:text-properties officeooo:rsid="2062fea5"/>
    </style:style>
    <style:style style:name="T401" style:family="text">
      <style:text-properties officeooo:rsid="2063ea40"/>
    </style:style>
    <style:style style:name="T402" style:family="text">
      <style:text-properties officeooo:rsid="206660af"/>
    </style:style>
    <style:style style:name="T403" style:family="text">
      <style:text-properties officeooo:rsid="20678352"/>
    </style:style>
    <style:style style:name="T404" style:family="text">
      <style:text-properties officeooo:rsid="2068b2b1"/>
    </style:style>
    <style:style style:name="T405" style:family="text">
      <style:text-properties officeooo:rsid="2069e7a2"/>
    </style:style>
    <style:style style:name="T406" style:family="text">
      <style:text-properties officeooo:rsid="206ffd44"/>
    </style:style>
    <style:style style:name="T407" style:family="text">
      <style:text-properties officeooo:rsid="2071784b"/>
    </style:style>
    <style:style style:name="T408" style:family="text">
      <style:text-properties officeooo:rsid="20750fee"/>
    </style:style>
    <style:style style:name="T409" style:family="text">
      <style:text-properties officeooo:rsid="2076f6ac"/>
    </style:style>
    <style:style style:name="T410" style:family="text">
      <style:text-properties officeooo:rsid="20786940"/>
    </style:style>
    <style:style style:name="T411" style:family="text">
      <style:text-properties officeooo:rsid="207ae71a"/>
    </style:style>
    <style:style style:name="T412" style:family="text">
      <style:text-properties officeooo:rsid="207c551d"/>
    </style:style>
    <style:style style:name="T413" style:family="text">
      <style:text-properties officeooo:rsid="207e3526"/>
    </style:style>
    <style:style style:name="T414" style:family="text">
      <style:text-properties officeooo:rsid="207e9c5b"/>
    </style:style>
    <style:style style:name="T415" style:family="text">
      <style:text-properties officeooo:rsid="208004a9"/>
    </style:style>
    <style:style style:name="T416" style:family="text">
      <style:text-properties officeooo:rsid="20813566"/>
    </style:style>
    <style:style style:name="T417" style:family="text">
      <style:text-properties officeooo:rsid="208322bd"/>
    </style:style>
    <style:style style:name="T418" style:family="text">
      <style:text-properties officeooo:rsid="20861ad3"/>
    </style:style>
    <style:style style:name="T419" style:family="text">
      <style:text-properties officeooo:rsid="209e8ac1"/>
    </style:style>
    <style:style style:name="T420" style:family="text">
      <style:text-properties officeooo:rsid="20a13ec2"/>
    </style:style>
    <style:style style:name="T421" style:family="text">
      <style:text-properties officeooo:rsid="20b1cc93"/>
    </style:style>
    <style:style style:name="T422" style:family="text">
      <style:text-properties officeooo:rsid="20c2b4cd"/>
    </style:style>
    <style:style style:name="T423" style:family="text">
      <style:text-properties officeooo:rsid="20c60ccd"/>
    </style:style>
    <style:style style:name="T424" style:family="text">
      <style:text-properties officeooo:rsid="20cb6cb8"/>
    </style:style>
    <style:style style:name="T425" style:family="text">
      <style:text-properties officeooo:rsid="20ccd5ef"/>
    </style:style>
    <style:style style:name="T426" style:family="text">
      <style:text-properties officeooo:rsid="20cefb1e"/>
    </style:style>
    <style:style style:name="T427" style:family="text">
      <style:text-properties officeooo:rsid="20cf2ae1"/>
    </style:style>
    <style:style style:name="T428" style:family="text">
      <style:text-properties officeooo:rsid="20de8062"/>
    </style:style>
    <style:style style:name="T429" style:family="text">
      <style:text-properties officeooo:rsid="20e4c8ac"/>
    </style:style>
    <style:style style:name="T430" style:family="text">
      <style:text-properties officeooo:rsid="20e92aa0"/>
    </style:style>
    <style:style style:name="T431" style:family="text">
      <style:text-properties officeooo:rsid="20ea54f9"/>
    </style:style>
    <style:style style:name="T432" style:family="text">
      <style:text-properties officeooo:rsid="20eab732"/>
    </style:style>
    <style:style style:name="T433" style:family="text">
      <style:text-properties officeooo:rsid="20ec0155"/>
    </style:style>
    <style:style style:name="T434" style:family="text">
      <style:text-properties officeooo:rsid="20ec5bef"/>
    </style:style>
    <style:style style:name="T435" style:family="text">
      <style:text-properties officeooo:rsid="20f156bb"/>
    </style:style>
    <style:style style:name="T436" style:family="text">
      <style:text-properties officeooo:rsid="20f267be"/>
    </style:style>
    <style:style style:name="T437" style:family="text">
      <style:text-properties officeooo:rsid="20f4b446"/>
    </style:style>
    <style:style style:name="T438" style:family="text">
      <style:text-properties officeooo:rsid="20fd74a6"/>
    </style:style>
    <style:style style:name="T439" style:family="text">
      <style:text-properties officeooo:rsid="20fdd2d7"/>
    </style:style>
    <style:style style:name="T440" style:family="text">
      <style:text-properties officeooo:rsid="20ffa85e"/>
    </style:style>
    <style:style style:name="T441" style:family="text">
      <style:text-properties officeooo:rsid="210185f1"/>
    </style:style>
    <style:style style:name="T442" style:family="text">
      <style:text-properties officeooo:rsid="21045b12"/>
    </style:style>
    <style:style style:name="T443" style:family="text">
      <style:text-properties officeooo:rsid="2114c3ec"/>
    </style:style>
    <style:style style:name="T444" style:family="text">
      <style:text-properties officeooo:rsid="2115106b"/>
    </style:style>
    <style:style style:name="T445" style:family="text">
      <style:text-properties officeooo:rsid="211b01ba"/>
    </style:style>
    <style:style style:name="T446" style:family="text">
      <style:text-properties officeooo:rsid="211cd4f7"/>
    </style:style>
    <style:style style:name="T447" style:family="text">
      <style:text-properties officeooo:rsid="211d4a8b"/>
    </style:style>
    <style:style style:name="T448" style:family="text">
      <style:text-properties officeooo:rsid="2123a817"/>
    </style:style>
    <style:style style:name="T449" style:family="text">
      <style:text-properties officeooo:rsid="21248b33"/>
    </style:style>
    <style:style style:name="T450" style:family="text">
      <style:text-properties officeooo:rsid="212b9ccf"/>
    </style:style>
    <style:style style:name="T451" style:family="text">
      <style:text-properties officeooo:rsid="21379912"/>
    </style:style>
    <style:style style:name="T452" style:family="text">
      <style:text-properties officeooo:rsid="213f08d0"/>
    </style:style>
    <style:style style:name="T453" style:family="text">
      <style:text-properties officeooo:rsid="21412a86"/>
    </style:style>
    <style:style style:name="T454" style:family="text">
      <style:text-properties officeooo:rsid="2141349b"/>
    </style:style>
    <style:style style:name="T455" style:family="text">
      <style:text-properties officeooo:rsid="21421083"/>
    </style:style>
    <style:style style:name="T456" style:family="text">
      <style:text-properties officeooo:rsid="21478ec4"/>
    </style:style>
    <style:style style:name="T457" style:family="text">
      <style:text-properties officeooo:rsid="215e71cc"/>
    </style:style>
    <style:style style:name="T458" style:family="text">
      <style:text-properties officeooo:rsid="216a4ced"/>
    </style:style>
    <style:style style:name="T459" style:family="text">
      <style:text-properties officeooo:rsid="2171732e"/>
    </style:style>
    <style:style style:name="T460" style:family="text">
      <style:text-properties officeooo:rsid="217ff02a"/>
    </style:style>
    <style:style style:name="T461" style:family="text">
      <style:text-properties officeooo:rsid="2182af7f"/>
    </style:style>
    <style:style style:name="T462" style:family="text">
      <style:text-properties officeooo:rsid="218786b9"/>
    </style:style>
    <style:style style:name="T463" style:family="text">
      <style:text-properties officeooo:rsid="218a8f41"/>
    </style:style>
    <style:style style:name="T464" style:family="text">
      <style:text-properties officeooo:rsid="218dca3b"/>
    </style:style>
    <style:style style:name="T465" style:family="text">
      <style:text-properties officeooo:rsid="21943223"/>
    </style:style>
    <style:style style:name="T466" style:family="text">
      <style:text-properties officeooo:rsid="2194dd7a"/>
    </style:style>
    <style:style style:name="T467" style:family="text">
      <style:text-properties officeooo:rsid="21958611"/>
    </style:style>
    <style:style style:name="T468" style:family="text">
      <style:text-properties officeooo:rsid="21962d59"/>
    </style:style>
    <style:style style:name="T469" style:family="text">
      <style:text-properties officeooo:rsid="21969038"/>
    </style:style>
    <style:style style:name="T470" style:family="text">
      <style:text-properties officeooo:rsid="21970672"/>
    </style:style>
    <style:style style:name="T471" style:family="text">
      <style:text-properties officeooo:rsid="219aa9d8"/>
    </style:style>
    <style:style style:name="T472" style:family="text">
      <style:text-properties officeooo:rsid="219eb5ae"/>
    </style:style>
    <style:style style:name="T473" style:family="text">
      <style:text-properties officeooo:rsid="219f508c"/>
    </style:style>
    <style:style style:name="T474" style:family="text">
      <style:text-properties officeooo:rsid="21ab3598"/>
    </style:style>
    <style:style style:name="T475" style:family="text">
      <style:text-properties officeooo:rsid="21ae248b"/>
    </style:style>
    <style:style style:name="T476" style:family="text">
      <style:text-properties officeooo:rsid="21aea183"/>
    </style:style>
    <style:style style:name="T477" style:family="text">
      <style:text-properties officeooo:rsid="21aebfb8"/>
    </style:style>
    <style:style style:name="T478" style:family="text">
      <style:text-properties officeooo:rsid="21af3c65"/>
    </style:style>
    <style:style style:name="T479" style:family="text">
      <style:text-properties officeooo:rsid="21af9e2d"/>
    </style:style>
    <style:style style:name="T480" style:family="text">
      <style:text-properties officeooo:rsid="21b18a1d"/>
    </style:style>
    <style:style style:name="T481" style:family="text">
      <style:text-properties officeooo:rsid="21b45bdd"/>
    </style:style>
    <style:style style:name="T482" style:family="text">
      <style:text-properties officeooo:rsid="21b65d94"/>
    </style:style>
    <style:style style:name="T483" style:family="text">
      <style:text-properties officeooo:rsid="21b80ad9"/>
    </style:style>
    <style:style style:name="T484" style:family="text">
      <style:text-properties officeooo:rsid="21b9d775"/>
    </style:style>
    <style:style style:name="T485" style:family="text">
      <style:text-properties officeooo:rsid="21bc155b"/>
    </style:style>
    <style:style style:name="T486" style:family="text">
      <style:text-properties officeooo:rsid="21bcb2f7"/>
    </style:style>
    <style:style style:name="T487" style:family="text">
      <style:text-properties officeooo:rsid="21c042dc"/>
    </style:style>
    <style:style style:name="T488" style:family="text">
      <style:text-properties officeooo:rsid="21c0ca4c"/>
    </style:style>
    <style:style style:name="T489" style:family="text">
      <style:text-properties officeooo:rsid="21c781c6"/>
    </style:style>
    <style:style style:name="T490" style:family="text">
      <style:text-properties officeooo:rsid="21c7bdda"/>
    </style:style>
    <style:style style:name="T491" style:family="text">
      <style:text-properties officeooo:rsid="21c93918"/>
    </style:style>
    <style:style style:name="T492" style:family="text">
      <style:text-properties officeooo:rsid="21c97d94"/>
    </style:style>
    <style:style style:name="T493" style:family="text">
      <style:text-properties officeooo:rsid="21cd3902"/>
    </style:style>
    <style:style style:name="T494" style:family="text">
      <style:text-properties officeooo:rsid="21cdf1ec"/>
    </style:style>
    <style:style style:name="T495" style:family="text">
      <style:text-properties officeooo:rsid="21cf38ab"/>
    </style:style>
    <style:style style:name="T496" style:family="text">
      <style:text-properties officeooo:rsid="21cf54b1"/>
    </style:style>
    <style:style style:name="T497" style:family="text">
      <style:text-properties officeooo:rsid="21d21501"/>
    </style:style>
    <style:style style:name="T498" style:family="text">
      <style:text-properties officeooo:rsid="21d4d85a"/>
    </style:style>
    <style:style style:name="T499" style:family="text">
      <style:text-properties officeooo:rsid="21d62fda"/>
    </style:style>
    <style:style style:name="T500" style:family="text">
      <style:text-properties officeooo:rsid="21d82838"/>
    </style:style>
    <style:style style:name="T501" style:family="text">
      <style:text-properties officeooo:rsid="21db087d"/>
    </style:style>
    <style:style style:name="T502" style:family="text">
      <style:text-properties officeooo:rsid="21ddb3ac"/>
    </style:style>
    <style:style style:name="T503" style:family="text">
      <style:text-properties officeooo:rsid="21ddbec3"/>
    </style:style>
    <style:style style:name="T504" style:family="text">
      <style:text-properties officeooo:rsid="21dee334"/>
    </style:style>
    <style:style style:name="T505" style:family="text">
      <style:text-properties officeooo:rsid="21e0cfc2"/>
    </style:style>
    <style:style style:name="T506" style:family="text">
      <style:text-properties officeooo:rsid="21e2944b"/>
    </style:style>
    <style:style style:name="T507" style:family="text">
      <style:text-properties officeooo:rsid="21e2f965"/>
    </style:style>
    <style:style style:name="T508" style:family="text">
      <style:text-properties officeooo:rsid="21e70c8f"/>
    </style:style>
    <style:style style:name="T509" style:family="text">
      <style:text-properties officeooo:rsid="21e8405b"/>
    </style:style>
    <style:style style:name="T510" style:family="text">
      <style:text-properties officeooo:rsid="21e91cde"/>
    </style:style>
    <style:style style:name="T511" style:family="text">
      <style:text-properties officeooo:rsid="21e9b2e9"/>
    </style:style>
    <style:style style:name="T512" style:family="text">
      <style:text-properties officeooo:rsid="21ec49a2"/>
    </style:style>
    <style:style style:name="T513" style:family="text">
      <style:text-properties officeooo:rsid="21ee2367"/>
    </style:style>
    <style:style style:name="T514" style:family="text">
      <style:text-properties officeooo:rsid="21f057fa"/>
    </style:style>
    <style:style style:name="T515" style:family="text">
      <style:text-properties officeooo:rsid="21f110e5"/>
    </style:style>
    <style:style style:name="T516" style:family="text">
      <style:text-properties officeooo:rsid="21f1198e"/>
    </style:style>
    <style:style style:name="T517" style:family="text">
      <style:text-properties officeooo:rsid="21f64f22"/>
    </style:style>
    <style:style style:name="T518" style:family="text">
      <style:text-properties officeooo:rsid="21fb1846"/>
    </style:style>
    <style:style style:name="T519" style:family="text">
      <style:text-properties officeooo:rsid="220cde93"/>
    </style:style>
    <style:style style:name="T520" style:family="text">
      <style:text-properties officeooo:rsid="22209612"/>
    </style:style>
    <style:style style:name="T521" style:family="text">
      <style:text-properties officeooo:rsid="2224fabf"/>
    </style:style>
    <style:style style:name="T522" style:family="text">
      <style:text-properties officeooo:rsid="22267c2f"/>
    </style:style>
    <style:style style:name="T523" style:family="text">
      <style:text-properties officeooo:rsid="22296e09"/>
    </style:style>
    <style:style style:name="T524" style:family="text">
      <style:text-properties officeooo:rsid="222b167d"/>
    </style:style>
    <style:style style:name="T525" style:family="text">
      <style:text-properties officeooo:rsid="222c8302"/>
    </style:style>
    <style:style style:name="T526" style:family="text">
      <style:text-properties officeooo:rsid="222f0eca"/>
    </style:style>
    <style:style style:name="T527" style:family="text">
      <style:text-properties officeooo:rsid="2235e54a"/>
    </style:style>
    <style:style style:name="T528" style:family="text">
      <style:text-properties officeooo:rsid="223c6f8b"/>
    </style:style>
    <style:style style:name="T529" style:family="text">
      <style:text-properties officeooo:rsid="226b9a31"/>
    </style:style>
    <style:style style:name="T530" style:family="text">
      <style:text-properties officeooo:rsid="1327ae62"/>
    </style:style>
    <style:style style:name="T531" style:family="text">
      <style:text-properties officeooo:rsid="226f8bf5"/>
    </style:style>
    <style:style style:name="T532" style:family="text">
      <style:text-properties officeooo:rsid="22731f9f"/>
    </style:style>
    <style:style style:name="T533" style:family="text">
      <style:text-properties officeooo:rsid="22759daa"/>
    </style:style>
    <style:style style:name="T534" style:family="text">
      <style:text-properties officeooo:rsid="2277a425"/>
    </style:style>
    <style:style style:name="T535" style:family="text">
      <style:text-properties officeooo:rsid="227a6f53"/>
    </style:style>
    <style:style style:name="T536" style:family="text">
      <style:text-properties officeooo:rsid="227c1b98"/>
    </style:style>
    <style:style style:name="T537" style:family="text">
      <style:text-properties officeooo:rsid="227cba37"/>
    </style:style>
    <style:style style:name="T538" style:family="text">
      <style:text-properties officeooo:rsid="227e9040"/>
    </style:style>
    <style:style style:name="T539" style:family="text">
      <style:text-properties officeooo:rsid="227fcecd"/>
    </style:style>
    <style:style style:name="T540" style:family="text">
      <style:text-properties officeooo:rsid="22812d72"/>
    </style:style>
    <style:style style:name="T541" style:family="text">
      <style:text-properties officeooo:rsid="2282b397"/>
    </style:style>
    <style:style style:name="T542" style:family="text">
      <style:text-properties officeooo:rsid="2285b92b"/>
    </style:style>
    <style:style style:name="T543" style:family="text">
      <style:text-properties officeooo:rsid="22860727"/>
    </style:style>
    <style:style style:name="T544" style:family="text">
      <style:text-properties officeooo:rsid="228df074"/>
    </style:style>
    <style:style style:name="T545" style:family="text">
      <style:text-properties officeooo:rsid="229902bb"/>
    </style:style>
    <style:style style:name="T546" style:family="text">
      <style:text-properties officeooo:rsid="229c8ed6"/>
    </style:style>
    <style:style style:name="T547" style:family="text">
      <style:text-properties officeooo:rsid="229e0ede"/>
    </style:style>
    <style:style style:name="T548" style:family="text">
      <style:text-properties officeooo:rsid="22a6dbab"/>
    </style:style>
    <style:style style:name="T549" style:family="text">
      <style:text-properties officeooo:rsid="22af48d5"/>
    </style:style>
    <style:style style:name="T550" style:family="text">
      <style:text-properties officeooo:rsid="22c473a1"/>
    </style:style>
    <style:style style:name="T551" style:family="text">
      <style:text-properties officeooo:rsid="22c99186"/>
    </style:style>
    <style:style style:name="T552" style:family="text">
      <style:text-properties style:text-underline-style="solid" style:text-underline-type="double" style:text-underline-width="auto" style:text-underline-color="font-color" officeooo:rsid="22c99186"/>
    </style:style>
    <style:style style:name="T553" style:family="text">
      <style:text-properties officeooo:rsid="22cc9fc7"/>
    </style:style>
    <style:style style:name="T554" style:family="text">
      <style:text-properties officeooo:rsid="22de4f46"/>
    </style:style>
    <style:style style:name="T555" style:family="text">
      <style:text-properties officeooo:rsid="22e9adec"/>
    </style:style>
    <style:style style:name="T556" style:family="text">
      <style:text-properties officeooo:rsid="22ec199d"/>
    </style:style>
    <style:style style:name="T557" style:family="text">
      <style:text-properties officeooo:rsid="22eca907"/>
    </style:style>
    <style:style style:name="T558" style:family="text">
      <style:text-properties officeooo:rsid="22eeca0b"/>
    </style:style>
    <style:style style:name="T559" style:family="text">
      <style:text-properties officeooo:rsid="22f216d4"/>
    </style:style>
    <style:style style:name="T560" style:family="text">
      <style:text-properties officeooo:rsid="22f3e402"/>
    </style:style>
    <style:style style:name="T561" style:family="text">
      <style:text-properties officeooo:rsid="22f64566"/>
    </style:style>
    <style:style style:name="T562" style:family="text">
      <style:text-properties officeooo:rsid="2301e2e6"/>
    </style:style>
    <style:style style:name="T563" style:family="text">
      <style:text-properties officeooo:rsid="23049f13"/>
    </style:style>
    <style:style style:name="T564" style:family="text">
      <style:text-properties officeooo:rsid="230734c7"/>
    </style:style>
    <style:style style:name="T565" style:family="text">
      <style:text-properties officeooo:rsid="230ac70f"/>
    </style:style>
    <style:style style:name="T566" style:family="text">
      <style:text-properties officeooo:rsid="230b5f03"/>
    </style:style>
    <style:style style:name="T567" style:family="text">
      <style:text-properties officeooo:rsid="230f6eaa"/>
    </style:style>
    <style:style style:name="T568" style:family="text">
      <style:text-properties officeooo:rsid="23118c4a"/>
    </style:style>
    <style:style style:name="T569" style:family="text">
      <style:text-properties officeooo:rsid="2311b100"/>
    </style:style>
    <style:style style:name="T570" style:family="text">
      <style:text-properties officeooo:rsid="2312c5c5"/>
    </style:style>
    <style:style style:name="T571" style:family="text">
      <style:text-properties officeooo:rsid="231420d4"/>
    </style:style>
    <style:style style:name="T572" style:family="text">
      <style:text-properties officeooo:rsid="2316ce92"/>
    </style:style>
    <style:style style:name="T573" style:family="text">
      <style:text-properties officeooo:rsid="23174a90"/>
    </style:style>
    <style:style style:name="T574" style:family="text">
      <style:text-properties officeooo:rsid="231cd6b9"/>
    </style:style>
    <style:style style:name="T575" style:family="text">
      <style:text-properties officeooo:rsid="231ce240"/>
    </style:style>
    <style:style style:name="T576" style:family="text">
      <style:text-properties officeooo:rsid="2327fd9f"/>
    </style:style>
    <style:style style:name="T577" style:family="text">
      <style:text-properties officeooo:rsid="232ad61b"/>
    </style:style>
    <style:style style:name="T578" style:family="text">
      <style:text-properties officeooo:rsid="2330a757"/>
    </style:style>
    <style:style style:name="T579" style:family="text">
      <style:text-properties officeooo:rsid="2331c62a"/>
    </style:style>
    <style:style style:name="T580" style:family="text">
      <style:text-properties officeooo:rsid="2336f8a6"/>
    </style:style>
    <style:style style:name="T581" style:family="text">
      <style:text-properties officeooo:rsid="2338c7ea"/>
    </style:style>
    <style:style style:name="T582" style:family="text">
      <style:text-properties officeooo:rsid="2339e332"/>
    </style:style>
    <style:style style:name="T583" style:family="text">
      <style:text-properties officeooo:rsid="233e10ae"/>
    </style:style>
    <style:style style:name="T584" style:family="text">
      <style:text-properties officeooo:rsid="233f8cd9"/>
    </style:style>
    <style:style style:name="T585" style:family="text">
      <style:text-properties officeooo:rsid="234153d3"/>
    </style:style>
    <style:style style:name="T586" style:family="text">
      <style:text-properties officeooo:rsid="23431c0b"/>
    </style:style>
    <style:style style:name="T587" style:family="text">
      <style:text-properties officeooo:rsid="234479fe"/>
    </style:style>
    <style:style style:name="T588" style:family="text">
      <style:text-properties officeooo:rsid="234679fb"/>
    </style:style>
    <style:style style:name="T589" style:family="text">
      <style:text-properties officeooo:rsid="23486ba2"/>
    </style:style>
    <style:style style:name="T590" style:family="text">
      <style:text-properties officeooo:rsid="23494a94"/>
    </style:style>
    <style:style style:name="T591" style:family="text">
      <style:text-properties officeooo:rsid="234f1ffa"/>
    </style:style>
    <style:style style:name="T592" style:family="text">
      <style:text-properties officeooo:rsid="23558f14"/>
    </style:style>
    <style:style style:name="T593" style:family="text">
      <style:text-properties officeooo:rsid="2356b130"/>
    </style:style>
    <style:style style:name="T594" style:family="text">
      <style:text-properties officeooo:rsid="235adbad"/>
    </style:style>
    <style:style style:name="T595" style:family="text">
      <style:text-properties officeooo:rsid="235d8f0b"/>
    </style:style>
    <style:style style:name="T596" style:family="text">
      <style:text-properties officeooo:rsid="23698c8b"/>
    </style:style>
    <style:style style:name="T597" style:family="text">
      <style:text-properties officeooo:rsid="23763202"/>
    </style:style>
    <style:style style:name="T598" style:family="text">
      <style:text-properties officeooo:rsid="23847f54"/>
    </style:style>
    <style:style style:name="T599" style:family="text">
      <style:text-properties officeooo:rsid="23864b55"/>
    </style:style>
    <style:style style:name="T600" style:family="text">
      <style:text-properties officeooo:rsid="23880f10"/>
    </style:style>
    <style:style style:name="T601" style:family="text">
      <style:text-properties officeooo:rsid="238c802e"/>
    </style:style>
    <style:style style:name="T602" style:family="text">
      <style:text-properties officeooo:rsid="238d82ce"/>
    </style:style>
    <style:style style:name="T603" style:family="text">
      <style:text-properties officeooo:rsid="238fe575"/>
    </style:style>
    <style:style style:name="T604" style:family="text">
      <style:text-properties officeooo:rsid="2399f3c1"/>
    </style:style>
    <style:style style:name="T605" style:family="text">
      <style:text-properties officeooo:rsid="239bc978"/>
    </style:style>
    <style:style style:name="T606" style:family="text">
      <style:text-properties officeooo:rsid="23a26a23"/>
    </style:style>
    <style:style style:name="T607" style:family="text">
      <style:text-properties officeooo:rsid="23a6e035"/>
    </style:style>
    <style:style style:name="T608" style:family="text">
      <style:text-properties officeooo:rsid="23b1cc4d"/>
    </style:style>
    <style:style style:name="T609" style:family="text">
      <style:text-properties officeooo:rsid="23ba58e3"/>
    </style:style>
    <style:style style:name="T610" style:family="text">
      <style:text-properties officeooo:rsid="23bcd644"/>
    </style:style>
    <style:style style:name="T611" style:family="text">
      <style:text-properties officeooo:rsid="23be3c9c"/>
    </style:style>
    <style:style style:name="T612" style:family="text">
      <style:text-properties officeooo:rsid="23beee25"/>
    </style:style>
    <style:style style:name="T613" style:family="text">
      <style:text-properties officeooo:rsid="23c0c78d"/>
    </style:style>
    <style:style style:name="T614" style:family="text">
      <style:text-properties officeooo:rsid="23c20547"/>
    </style:style>
    <style:style style:name="T615" style:family="text">
      <style:text-properties officeooo:rsid="23c57871"/>
    </style:style>
    <style:style style:name="T616" style:family="text">
      <style:text-properties officeooo:rsid="23c5c7d4"/>
    </style:style>
    <style:style style:name="T617" style:family="text">
      <style:text-properties officeooo:rsid="23c5e292"/>
    </style:style>
    <style:style style:name="T618" style:family="text">
      <style:text-properties officeooo:rsid="23c9cbb4"/>
    </style:style>
    <style:style style:name="T619" style:family="text">
      <style:text-properties officeooo:rsid="23cbc49e"/>
    </style:style>
    <style:style style:name="T620" style:family="text">
      <style:text-properties officeooo:rsid="23cfb052"/>
    </style:style>
    <style:style style:name="T621" style:family="text">
      <style:text-properties officeooo:rsid="23d3761d"/>
    </style:style>
    <style:style style:name="T622" style:family="text">
      <style:text-properties officeooo:rsid="23f6300c"/>
    </style:style>
    <style:style style:name="T623" style:family="text">
      <style:text-properties style:text-line-through-style="none" style:text-line-through-type="none"/>
    </style:style>
    <style:style style:name="T624" style:family="text">
      <style:text-properties style:text-line-through-style="none" style:text-line-through-type="none" officeooo:rsid="23f6300c"/>
    </style:style>
    <style:style style:name="T625" style:family="text">
      <style:text-properties style:text-line-through-style="none" style:text-line-through-type="none" officeooo:rsid="240dad63"/>
    </style:style>
    <style:style style:name="T626" style:family="text">
      <style:text-properties style:text-line-through-style="none" style:text-line-through-type="none" officeooo:rsid="0019f43d"/>
    </style:style>
    <style:style style:name="T627" style:family="text">
      <style:text-properties style:text-line-through-style="none" style:text-line-through-type="none" officeooo:rsid="240e9b79"/>
    </style:style>
    <style:style style:name="T628" style:family="text">
      <style:text-properties style:text-line-through-style="none" style:text-line-through-type="none" officeooo:rsid="240f10f7"/>
    </style:style>
    <style:style style:name="T629" style:family="text">
      <style:text-properties style:text-line-through-style="none" style:text-line-through-type="none" officeooo:rsid="241b8b74"/>
    </style:style>
    <style:style style:name="T630" style:family="text">
      <style:text-properties style:text-line-through-style="none" style:text-line-through-type="none" officeooo:rsid="245d54a9"/>
    </style:style>
    <style:style style:name="T631" style:family="text">
      <style:text-properties style:text-line-through-style="none" style:text-line-through-type="none" officeooo:rsid="245f224b"/>
    </style:style>
    <style:style style:name="T632" style:family="text">
      <style:text-properties style:text-line-through-style="none" style:text-line-through-type="none" officeooo:rsid="245f297c"/>
    </style:style>
    <style:style style:name="T633" style:family="text">
      <style:text-properties style:text-line-through-style="none" style:text-line-through-type="none" officeooo:rsid="246107e2"/>
    </style:style>
    <style:style style:name="T634" style:family="text">
      <style:text-properties style:text-line-through-style="none" style:text-line-through-type="none" officeooo:rsid="2462e6e0"/>
    </style:style>
    <style:style style:name="T635" style:family="text">
      <style:text-properties style:text-line-through-style="none" style:text-line-through-type="none" officeooo:rsid="2463e972"/>
    </style:style>
    <style:style style:name="T636" style:family="text">
      <style:text-properties style:text-line-through-style="none" style:text-line-through-type="none" officeooo:rsid="2465e6ad"/>
    </style:style>
    <style:style style:name="T637" style:family="text">
      <style:text-properties style:text-line-through-style="none" style:text-line-through-type="none" officeooo:rsid="2467e0b7"/>
    </style:style>
    <style:style style:name="T638" style:family="text">
      <style:text-properties style:text-line-through-style="none" style:text-line-through-type="none" officeooo:rsid="2469318f"/>
    </style:style>
    <style:style style:name="T639" style:family="text">
      <style:text-properties style:text-line-through-style="none" style:text-line-through-type="none" officeooo:rsid="246ad4fd"/>
    </style:style>
    <style:style style:name="T640" style:family="text">
      <style:text-properties style:text-line-through-style="none" style:text-line-through-type="none" officeooo:rsid="246b47aa"/>
    </style:style>
    <style:style style:name="T641" style:family="text">
      <style:text-properties style:text-line-through-style="none" style:text-line-through-type="none" officeooo:rsid="246b5834"/>
    </style:style>
    <style:style style:name="T642" style:family="text">
      <style:text-properties style:text-line-through-style="none" style:text-line-through-type="none" officeooo:rsid="246c7229"/>
    </style:style>
    <style:style style:name="T643" style:family="text">
      <style:text-properties style:text-line-through-style="none" style:text-line-through-type="none" officeooo:rsid="246d7113"/>
    </style:style>
    <style:style style:name="T644" style:family="text">
      <style:text-properties style:text-line-through-style="none" style:text-line-through-type="none" officeooo:rsid="246daa4b"/>
    </style:style>
    <style:style style:name="T645" style:family="text">
      <style:text-properties style:text-line-through-style="none" style:text-line-through-type="none" officeooo:rsid="246e527b"/>
    </style:style>
    <style:style style:name="T646" style:family="text">
      <style:text-properties style:text-line-through-style="none" style:text-line-through-type="none" officeooo:rsid="246fecda"/>
    </style:style>
    <style:style style:name="T647" style:family="text">
      <style:text-properties style:text-line-through-style="none" style:text-line-through-type="none" fo:font-style="italic" officeooo:rsid="246fecda" style:font-style-asian="italic" style:font-style-complex="italic"/>
    </style:style>
    <style:style style:name="T648" style:family="text">
      <style:text-properties style:text-line-through-style="none" style:text-line-through-type="none" fo:font-style="italic" officeooo:rsid="2471c400" style:font-style-asian="italic" style:font-style-complex="italic"/>
    </style:style>
    <style:style style:name="T649" style:family="text">
      <style:text-properties style:text-line-through-style="none" style:text-line-through-type="none" fo:font-style="italic" officeooo:rsid="2476e9cd" style:font-style-asian="italic" style:font-style-complex="italic"/>
    </style:style>
    <style:style style:name="T650" style:family="text">
      <style:text-properties style:text-line-through-style="none" style:text-line-through-type="none" officeooo:rsid="2471c400"/>
    </style:style>
    <style:style style:name="T651" style:family="text">
      <style:text-properties style:text-line-through-style="none" style:text-line-through-type="none" officeooo:rsid="2473257c"/>
    </style:style>
    <style:style style:name="T652" style:family="text">
      <style:text-properties style:text-line-through-style="none" style:text-line-through-type="none" officeooo:rsid="247372a3"/>
    </style:style>
    <style:style style:name="T653" style:family="text">
      <style:text-properties style:text-line-through-style="none" style:text-line-through-type="none" officeooo:rsid="2474bdae"/>
    </style:style>
    <style:style style:name="T654" style:family="text">
      <style:text-properties style:text-line-through-style="none" style:text-line-through-type="none" officeooo:rsid="24769703"/>
    </style:style>
    <style:style style:name="T655" style:family="text">
      <style:text-properties style:text-line-through-style="none" style:text-line-through-type="none" officeooo:rsid="2476e9cd"/>
    </style:style>
    <style:style style:name="T656" style:family="text">
      <style:text-properties style:text-line-through-style="none" style:text-line-through-type="none" officeooo:rsid="2478b929"/>
    </style:style>
    <style:style style:name="T657" style:family="text">
      <style:text-properties style:text-line-through-style="none" style:text-line-through-type="none" officeooo:rsid="247985ba"/>
    </style:style>
    <style:style style:name="T658" style:family="text">
      <style:text-properties style:text-line-through-style="none" style:text-line-through-type="none" officeooo:rsid="247b54b7"/>
    </style:style>
    <style:style style:name="T659" style:family="text">
      <style:text-properties style:text-line-through-style="none" style:text-line-through-type="none" officeooo:rsid="247cbc9d"/>
    </style:style>
    <style:style style:name="T660" style:family="text">
      <style:text-properties style:text-line-through-style="none" style:text-line-through-type="none" officeooo:rsid="247e32ac"/>
    </style:style>
    <style:style style:name="T661" style:family="text">
      <style:text-properties style:text-line-through-style="none" style:text-line-through-type="none" officeooo:rsid="247fd58b"/>
    </style:style>
    <style:style style:name="T662" style:family="text">
      <style:text-properties style:text-line-through-style="none" style:text-line-through-type="none" officeooo:rsid="2481cd75"/>
    </style:style>
    <style:style style:name="T663" style:family="text">
      <style:text-properties style:text-line-through-style="none" style:text-line-through-type="none" officeooo:rsid="24836443"/>
    </style:style>
    <style:style style:name="T664" style:family="text">
      <style:text-properties style:text-line-through-style="none" style:text-line-through-type="none" officeooo:rsid="24843cdd"/>
    </style:style>
    <style:style style:name="T665" style:family="text">
      <style:text-properties style:text-line-through-style="none" style:text-line-through-type="none" officeooo:rsid="2485ab02"/>
    </style:style>
    <style:style style:name="T666" style:family="text">
      <style:text-properties style:text-line-through-style="none" style:text-line-through-type="none" officeooo:rsid="2485f8f0"/>
    </style:style>
    <style:style style:name="T667" style:family="text">
      <style:text-properties officeooo:rsid="241b8b74"/>
    </style:style>
    <style:style style:name="T668" style:family="text">
      <style:text-properties officeooo:rsid="241ee603"/>
    </style:style>
    <style:style style:name="T669" style:family="text">
      <style:text-properties officeooo:rsid="24869abe"/>
    </style:style>
    <style:style style:name="T670" style:family="text">
      <style:text-properties officeooo:rsid="248a29fa"/>
    </style:style>
    <style:style style:name="T671" style:family="text">
      <style:text-properties officeooo:rsid="248c22ee"/>
    </style:style>
    <style:style style:name="T672" style:family="text">
      <style:text-properties officeooo:rsid="248dc3ff"/>
    </style:style>
    <style:style style:name="T673" style:family="text">
      <style:text-properties officeooo:rsid="24903348"/>
    </style:style>
    <style:style style:name="T674" style:family="text">
      <style:text-properties officeooo:rsid="2494422e"/>
    </style:style>
    <style:style style:name="T675" style:family="text">
      <style:text-properties officeooo:rsid="24960043"/>
    </style:style>
    <style:style style:name="T676" style:family="text">
      <style:text-properties officeooo:rsid="2498c4d0"/>
    </style:style>
    <style:style style:name="T677" style:family="text">
      <style:text-properties officeooo:rsid="249edb8c"/>
    </style:style>
    <style:style style:name="T678" style:family="text">
      <style:text-properties officeooo:rsid="249f319e"/>
    </style:style>
    <style:style style:name="T679" style:family="text">
      <style:text-properties officeooo:rsid="24a6fb65"/>
    </style:style>
    <style:style style:name="T680" style:family="text">
      <style:text-properties officeooo:rsid="24a9e0f1"/>
    </style:style>
    <style:style style:name="T681"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В Каксэвен, лето замедляясь, дрейфует в Каксэвен. <text:span text:style-name="T144">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145">Δ</text:span><text:span text:style-name="T146">х и </text:span><text:span text:style-name="T145">Δ</text:span><text:span text:style-name="T146">у, сводя их ко всё более и более мелким, </text:span><text:span text:style-name="T147">приближая к нулю, </text:span><text:span text:style-name="T148">пока</text:span><text:span text:style-name="T147"> армии вечно уменьшающихся карликов </text:span><text:span text:style-name="T148">неслись галопом вверх по этим ступеням и снова вниз, </text:span><text:span text:style-name="T149">перестук их крохотных ног </text:span><text:span text:style-name="T150">становился всё тоньше, </text:span><text:span text:style-name="T151">сглаживаясь в ровный звук. </text:span><text:span text:style-name="T152">Это аналитическое наследие </text:span><text:span text:style-name="T153">передавалось неизменным</text:span><text:span text:style-name="T154">—</text:span><text:span text:style-name="T155">оно позволило технарям в Пенемюнде просматривать </text:span><text:span text:style-name="T156">плёнки Аскания </text:span><text:span text:style-name="T157">о</text:span><text:span text:style-name="T156"> полёт</text:span><text:span text:style-name="T157">е</text:span><text:span text:style-name="T156"> Ракет</text:span><text:span text:style-name="T157">ы</text:span><text:span text:style-name="T156">, <text:s/></text:span><text:span text:style-name="T157">кадр за кадром, </text:span><text:span text:style-name="T145"><text:s/>Δ</text:span><text:span text:style-name="T146">х и </text:span><text:span text:style-name="T145">Δ</text:span><text:span text:style-name="T146">у, </text:span><text:span text:style-name="T158">оставаясь сами вне полёта… </text:span><text:span text:style-name="T159">плёнка и исчисление, две порнографии полёта. </text:span><text:span text:style-name="T160">Напоминания о импотен</text:span><text:span text:style-name="T161">ции</text:span><text:span text:style-name="T160"> и </text:span><text:span text:style-name="T161">абстрагировании, </text:span><text:span text:style-name="T162">каменные очертания Treppengiebel, целые и разбитые, </text:span><text:span text:style-name="T163">возникают теперь над зелёными равнинами, </text:span><text:span text:style-name="T164">и держатся какое-то время, и уходят: </text:span><text:span text:style-name="T165">в тни их дети с волосами как сено играют в </text:span><text:span text:style-name="T166">Himmel</text:span><text:span text:style-name="T165"> и </text:span><text:span text:style-name="T166">Hölle</text:span><text:span text:style-name="T165">, </text:span><text:span text:style-name="T167">прыгая на деревенские мостовые с неба в ад </text:span><text:span text:style-name="T168">и в небо постепенно, по ступеням, </text:span><text:span text:style-name="T169">порою</text:span><text:span text:style-name="T168"> позволяя </text:span><text:span text:style-name="T169">и </text:span><text:span text:style-name="T168">Слотропу поп</text:span><text:span text:style-name="T169">ытаться</text:span><text:span text:style-name="T168">, </text:span><text:span text:style-name="T169">иногда исчезая в тёмные проулки, где дома постарше, многооконные и горестные, </text:span><text:span text:style-name="T170">склоняются вечно к соседним через улочку, </text:span><text:span text:style-name="T171">почти соприкасаясь над головой, </text:span><text:span text:style-name="T172">только узкая полынья молочного неба между ними</text:span><text:span text:style-name="T161">. </text:span></text:p>
      <text:p text:style-name="P193">С наступлением темноты дети бродят по улицам <text:span text:style-name="T179">с круглыми бумажными фонариками в руках, распевают </text:span><text:span text:style-name="T17">Laterne, Laterne, Sonne, Mond und Sterne…</text:span><text:span text:style-name="T179">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195">В текущем году, однако, празднование в опасности. <text:span text:style-name="T180">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16">– <text:span text:style-name="T181">Ты самый толстый толстяк в мире.</text:span></text:p>
      <text:p text:style-name="P16">– <text:span text:style-name="T182">Он толще любого в деревне.</text:span></text:p>
      <text:p text:style-name="P17">– <text:span text:style-name="T183">Ты же будешь? Будешь?</text:span></text:p>
      <text:p text:style-name="P19">– <text:span text:style-name="T183">Ну, не </text:span><text:span text:style-name="T18">такой уж </text:span><text:span text:style-name="T183">я и толстый... </text:span></text:p>
      <text:p text:style-name="P19">– <text:span text:style-name="T184">Вот я же тебе говорил, что кто-то подвернётся.</text:span></text:p>
      <text:p text:style-name="P18">– ...<text:span text:style-name="T185">погодите-ка, буду я что?</text:span></text:p>
      <text:p text:style-name="P22">– Будешь Плечацунга завтра.</text:p>
      <text:p text:style-name="P22">– Пожалуйста.</text:p>
      <text:p text:style-name="P196">При его мягкотелости в этот период, Слотроп поддаётся. <text:span text:style-name="T186">Его вытаскивают из травяной постели в центр, в городское правление. В подвале костюмы и бутафория для </text:span><text:span text:style-name="T19">Schweinheldfest</text:span><text:span text:style-name="T186">—щиты, </text:span><text:soft-page-break/><text:span text:style-name="T186">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197">Толпа на следующее утро невелика и благодушна: <text:span text:style-name="T187">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20">Haferschleim </text:span><text:span text:style-name="T188">не не означает чего-то ещё, из толокна.</text:span></text:p>
      <text:p text:style-name="P20">– <text:s/><text:span text:style-name="T20">Haferschleim, </text:span><text:span text:style-name="T188">Фриц?</text:span>– <text:span text:style-name="T189">Он хряпнул ещё, жалея, что спросил.</text:span></text:p>
      <text:p text:style-name="P194"><text:span text:style-name="T1">– <text:s/></text:span><text:span text:style-name="T20">Haferschleim, <text:s/>ja.</text:span><text:span text:style-name="T1"> </text:span></text:p>
      <text:p text:style-name="P21">– <text:s/><text:span text:style-name="T190">Ну, <text:s/></text:span><text:span text:style-name="T20">Haferschleim </text:span><text:span text:style-name="T190">лучше, чем ничего, хо, хо…</text:span><text:span text:style-name="T20"> </text:span>– <text:span text:style-name="T190">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191">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192">Вихляясь, с широчайшей ухмылкой, Слотроп выкрикивает свои слова: «Я гнев Донара</text:span>—<text:span text:style-name="T192">и сегодня вы будете мне наковальней!»</text:span>– <text:span text:style-name="T193">Прочь все они бросились хорошей ору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21">Kartoffelpuffer</text:span><text:span text:style-name="T193">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198">Мирный, пьяный день, <text:span text:style-name="T194">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199">Слотрп возвращается из коричневой задней комнаты трубочного-дыма-и-капусты маленького кафе <text:span text:style-name="T195">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200">Эти появляющиеся в толпе водоворотики обычн<text:span text:style-name="T196">ый признак</text:span> чёрн<text:span text:style-name="T196">ого</text:span> рын<text:span text:style-name="T196">ка</text:span>. <text:span text:style-name="T197">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22">Bohnenkaffee</text:span><text:span text:style-name="T197">,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text:span><text:soft-page-break/><text:span text:style-name="T197">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22">Gemütlichkeit</text:span><text:span text:style-name="T197"> этого дня таили их?</text:span></text:p>
      <text:p text:style-name="P201">Материализуясь из их <text:s/>таинственной тиши <text:span text:style-name="T198">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202">Чему удивляться. Полицаи подавляют эти трансакции <text:span text:style-name="T199">в точности как должно быть разгоняли анти-Нацистские выступления до Войны, валят с этими своими, хмм </text:span><text:span text:style-name="T23">ja</text:span><text:span text:style-name="T199">,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23">erste Abreibung</text:span><text:span text:style-name="T199">, и можешь биться об заклад, лягаши от счастья себя не помнят.</text:span></text:p>
      <text:p text:style-name="P203">Скоро к ним подтягивается Российское подкрепление, три грузовика <text:span text:style-name="T200">молодых Азиатов в гимнастёрках, которые похоже вообще не знают где это они, просто привезли откуда-то где 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24">настоящее</text:span><text:span text:style-name="T200"> вторжение иноземцев? Крохотная девчушка уцепилась за его ногу, выкликая имя </text:span><text:span text:style-name="T24">Schweinheld’а</text:span><text:span text:style-name="T200">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204">Из улицы в гавань. Полиция перестала бить людей и начали <text:span text:style-name="T201">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23">– <text:span text:style-name="T202">Есть ордер на твой арест.</text:span></text:p>
      <text:p text:style-name="P23">– <text:span text:style-name="T202">Ещё чего? Они и без бумажек работают во всю.</text:span></text:p>
      <text:p text:style-name="P24">– <text:span text:style-name="T203">Русские нашли твою форму, думают, что ты дезертир.</text:span></text:p>
      <text:p text:style-name="P24">– <text:span text:style-name="T203">Это точно.</text:span></text:p>
      <text:p text:style-name="P205">Она уводит Слотропа к себе домой: в его костюме свиньи. <text:span text:style-name="T204">Они лежат за желтизной спермы на простыне устремлённой к потолку, тесно прижавшись на узкой кровати с лакированными </text:span><text:soft-page-break/><text:span text:style-name="T204">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25">Die Welt am Montag</text:span><text:span text:style-name="T204">,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25">Мир в Понедельник</text:span><text:span text:style-name="T204">,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173">Δ</text:span><text:span text:style-name="T174">х</text:span><text:span text:style-name="T175">’</text:span><text:span text:style-name="T174">ы и </text:span><text:span text:style-name="T173">Δ</text:span><text:span text:style-name="T174">у</text:span><text:span text:style-name="T175">’</text:span><text:span text:style-name="T174">и</text:span><text:span text:style-name="T206"> </text:span><text:span text:style-name="T204">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206">Даже теперь, лёжа рядом с чужаком переодетым свиньёй, <text:span text:style-name="T287">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25">– <text:span text:style-name="T288">Луны нет,</text:span>– <text:span text:style-name="T288">шепчет она, глаза подрагивают, но она не отводит их.</text:span></text:p>
      <text:p text:style-name="P26">– <text:span text:style-name="T289">Каким путём лучше покинуть город?</text:span></text:p>
      <text:p text:style-name="P207">Она знает сотни таких. Его сердце, кончики пальцев, щемят от стыда.</text:p>
      <text:p text:style-name="P26">– <text:span text:style-name="T290">Я тебе покажу.</text:span></text:p>
      <text:p text:style-name="P27">– <text:span text:style-name="T290">Тебе не обязательно.</text:span></text:p>
      <text:p text:style-name="P27">– <text:span text:style-name="T290">Я так хочу.</text:span></text:p>
      <text:p text:style-name="P208">Её мать даёт Слотропу пару плюшек заныкать под <text:span text:style-name="T291">его </text:span>костюм свиньи. <text:span text:style-name="T292">Она бы нашла во что ему переодеться, но вся одежда её мужа пошла в обмен на продукты на </text:span><text:span text:style-name="T26">Tauschzentrale</text:span><text:span text:style-name="T292">. Его последняя картина её обрамлена светом её кухни, через окно, увядающая золотистая женщина, </text:span><text:soft-page-break/><text:span text:style-name="T292">голова в кивке над плитой с единственной закипевшей кастрюлей, обои в цветах тёмно-оранжевых и красных, позади её отвернувшегося лица. </text:span></text:p>
      <text:p text:style-name="P214">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209">Городские вотрота высоки и тощи, <text:span text:style-name="T293">со ступенями в никуда выше них. Дорога прочь поворачивает через стрельчатый проём, уходит в ночные луга.</text:span></text:p>
      <text:p text:style-name="P28">– <text:span text:style-name="T294">Я хочу уйти с тобой,</text:span>– <text:span text:style-name="T294">Но она не движется сделать шаг сквозь арку вместе с ним.</text:span></text:p>
      <text:p text:style-name="P29">– <text:span text:style-name="T294">Может я ещё вернусь.</text:span>– <text:span text:style-name="T295">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296">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210">Понятливая девушка, спокойной ночи. <text:span text:style-name="T297">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211">Он держится открытой местности, спит когда <text:span text:style-name="T298">слишком</text:span> у<text:span text:style-name="T298">ставший для</text:span> ходьбы, <text:span text:style-name="T298">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30">– <text:span text:style-name="T299">Погоди. А как тебе это?</text:span>– <text:span text:style-name="T299">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212">Слотроп голоден. «Пошли. Нам надо найти завтрак».<text:span text:style-name="T1">– У небольшого пруда рядом</text:span> <text:span text:style-name="T300">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27">Achtung, Achtung</text:span><text:span text:style-name="T300">, дисиплина в его гареме рухнула к </text:span><text:soft-page-break/><text:span text:style-name="T300">чертям собачьим, оглушительное белое перекати-поле из кур куролесит по всему курятнику, и кровь течёт из Слотропа в шести местах.</text:span></text:p>
      <text:p text:style-name="P213">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228">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215">Вскоре они стали завора<text:span text:style-name="T301">ч</text:span>ивать к морю. <text:span text:style-name="T301">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215"/>
      <text:p text:style-name="P330">Свинья весёлый попутчик,</text:p>
      <text:p text:style-name="P330">Кабан, свиноматка, подсвинок,</text:p>
      <text:p text:style-name="P331">Свинья это друг, кто поддержит всегда</text:p>
      <text:p text:style-name="P331">Хоть <text:span text:style-name="T303">и </text:span>горы <text:span text:style-name="T303">бы </text:span>на бок <text:span text:style-name="T303">свалились</text:span></text:p>
      <text:p text:style-name="P331">Когда тебя облапошили, <text:span text:style-name="T303">и на тебя ополчились,</text:span></text:p>
      <text:p text:style-name="P331">Когда весь свет против тебя</text:p>
      <text:p text:style-name="P332">И беспросветно всё вокруг,</text:p>
      <text:p text:style-name="P332">Свинья <text:span text:style-name="T302">тебя</text:span> не подведёт, </text:p>
      <text:p text:style-name="P332">Свинья самый верный друг!</text:p>
      <text:p text:style-name="P21"/>
      <text:p text:style-name="P216">С наступлением ночи они зашли в полосу леса. <text:span text:style-name="T304">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217">На следующий день, около полудня, они заходят в медленно увядающий город, <text:span text:style-name="T305">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31">– <text:span text:style-name="T306">Фрида,</text:span>– <text:span text:style-name="T306">зовёт голос из синей тени позади стены. Хрюкая, ухмыляясь, свинья полнится гордостью</text:span>—<text:span text:style-name="T307">смотри кого я привела домой. Вскоре худой веснушчатый человек, почти лысый: </text:span><text:soft-page-break/><text:span text:style-name="T307">выступает на солнце. Взглянув на Слотропа, нервно, он протягивает руку почесать Фриду за ухом.</text:span>– <text:span text:style-name="T308">Я Пёклер. Спасибо, что привели её домой.</text:span></text:p>
      <text:p text:style-name="P31">– <text:span text:style-name="T308">Нет, нет</text:span>—<text:span text:style-name="T308">она меня привела</text:span></text:p>
      <text:p text:style-name="P31">– <text:span text:style-name="T308">Да.</text:span></text:p>
      <text:p text:style-name="P218">Пёклер живёт в подвале городского совета. <text:span text:style-name="T309">У него есть кофе закипающий на горящем в плите плавняке.</text:span></text:p>
      <text:p text:style-name="P32">– <text:span text:style-name="T310">Вы играете в шахматы? </text:span></text:p>
      <text:p text:style-name="P219">Фрида лезет со своими подсказками. <text:span text:style-name="T311">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28">Пёклер</text:span><text:span text:style-name="T311">?</text:span></text:p>
      <text:p text:style-name="P220">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29">на самом деле</text:span><text:span text:style-name="T1"> произносит: «Вам лучше уйти. Пара лишних движений и я вас уберу в любом случае».</text:span></text:p>
      <text:p text:style-name="P33">– <text:span text:style-name="T312">Позвольте хотя бы расскажу свою историю,</text:span>– <text:span text:style-name="T313">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314">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34">– Schwarzgerät,– <text:span text:style-name="T315">покачивает Пёклер головой,</text:span>– <text:span text:style-name="T316">я не знаю что это такое. Никогда не интересовался. Это действительно что вам нужно?</text:span></text:p>
      <text:p text:style-name="P221">Слотроп призадумывается. На их чашки с кофе падает свет солнца в окне <text:span text:style-name="T317">и отскакивает вверх в потолок, покачивающимися эллипсами синевы. «Не знаю. Кроме той типа личной связи с</text:span><text:span text:style-name="T318"> </text:span><text:span text:style-name="T317">Imipolex G. . . .»</text:span></text:p>
      <text:p text:style-name="P35">– <text:span text:style-name="T319">Это ароматический полиимид,</text:span>– <text:span text:style-name="T319">Пёклер прячет пистолет обратно под свою рубашку.</text:span></text:p>
      <text:p text:style-name="P35">– <text:span text:style-name="T319">Раскажите мне о нём,</text:span>– <text:span text:style-name="T319">грит Слотроп.</text:span></text:p>
      <text:p text:style-name="P222">Ну, но не раньше, чем он рассказал что-то про Ильзе <text:s/><text:span text:style-name="T320">и её </text:span>летние возвраты, <text:span text:style-name="T321">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223">Она всё ещё с тобой, хотя всё труднее различается с течением дней, <text:span text:style-name="T322">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223"><draw:frame draw:style-name="fr1" draw:name="Image4" text:anchor-type="paragraph" svg:width="6.9252in" svg:height="0.3661in" draw:z-index="0"><draw:image xlink:href="Pictures/1000000000000B720000009B428C9716555D8079.png" xlink:type="simple" xlink:show="embed" xlink:actuate="onLoad" loext:mime-type="image/png"/></draw:frame></text:p>
      <text:p text:style-name="P224">Пёклер может таки кое-что рассказать про Ласло Джамфа, <text:span text:style-name="T323">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text:span><text:soft-page-break/><text:span text:style-name="T323">Нормандию, то вправду подумал, что это Кларк Гейбл, вы замечали когда-нибудь? Голоса </text:span><text:span text:style-name="T30">идентичные</text:span><text:span text:style-name="T323">….»</text:span></text:p>
      <text:p text:style-name="P225">В последнюю треть его жизни, на Ласло Джамфа нашл<text:span text:style-name="T324">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31">личностная</text:span><text:span text:style-name="T324">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31">податливое</text:span><text:span text:style-name="T324">, как общее пользование электронами среди атомов углерода должно было лечь в основу жизни, </text:span><text:span text:style-name="T31">его</text:span><text:span text:style-name="T324"> жизни, разило Джамфа как издёвка космических масштабов. </text:span><text:span text:style-name="T31">Общее пользование</text:span><text:span text:style-name="T324">? Насколько более прочной и вечной была </text:span><text:span text:style-name="T31">ионная</text:span><text:span text:style-name="T324"> связь—при которой электронами не делятся, но их </text:span><text:span text:style-name="T31">захватывают</text:span><text:span text:style-name="T324">. </text:span><text:span text:style-name="T31">Схвачены</text:span><text:span text:style-name="T324">!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36">– <text:span text:style-name="T325">Как бы мы не восхваляли Рассудочность,</text:span>– <text:span text:style-name="T325">говорил он классу Пёклера ещё в Т.Ш.</text:span>– <text:span text:style-name="T326">умеренность, готовность к компромиссам, тем не менее всегда остаётся лев, лев в каждом из вас. Он либо укрощён</text:span>—<text:span text:style-name="T327">слишком большими дозами математики, деталями дизайна, корпоративными ритуалами</text:span>—<text:span text:style-name="T328">либо остаётся диким, вечным хищником.</text:span></text:p>
      <text:p text:style-name="P37">– <text:span text:style-name="T329">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226">Если это было химией Национал-Социализма, <text:span text:style-name="T330">то вините то самое нечто-витающее-в-воздухе, тот самый </text:span><text:span text:style-name="T32">Zeitgeist</text:span><text:span text:style-name="T330">.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32">natürlich</text:span><text:span text:style-name="T330">, лицо актёра Рудольфа Кляйн-Рогге, которому Пёклер поклонялся и на кого хотел походить.</text:span></text:p>
      <text:p text:style-name="P227">Кляйн-Рогге уносил аппетитных актрис на верхушки крыш, когда Кинг Конг ещё титьку сосал не имея двигательных навыков <text:span text:style-name="T331">подходящих под такое определение. Ну, одну аппетитную актрису во всяком случае, Бриггиту Хелм в </text:span><text:span text:style-name="T33">Метрополис</text:span><text:span text:style-name="T34">е</text:span><text:span text:style-name="T331">.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229">Любопытная мощь. <text:span text:style-name="T332">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35">Mare Nocturnum</text:span><text:span text:style-name="T332">.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text:span><text:soft-page-break/><text:span text:style-name="T332">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230">По пути домой, на трамвае и пешком, <text:span text:style-name="T333">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231">Кляйн-Рогге запомнился предле всего в роли доктора Мабузе. <text:span text:style-name="T334">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36">bürgerlich</text:span><text:span text:style-name="T334">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36">Der Müde Tod</text:span><text:span text:style-name="T334">,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36">взял её</text:span><text:span text:style-name="T334">!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232">Изобретатель Метрополиса Ротванг, <text:span text:style-name="T335">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38">– <text:span text:style-name="T336">У вас два выбора,</text:span>– <text:span text:style-name="T337">вскричал Джамф на последней лекции того года: на улицах витиеватые штрихи ветра, девушки в бледно-цв</text:span><text:span text:style-name="T338">е́</text:span><text:span text:style-name="T337">тных платьях, океаны пива, мужские хора напряжённо, с чувством приподнятые распевая </text:span><text:span text:style-name="T37">Semper sit in flores/</text:span><text:span text:style-name="T337"> </text:span>Semper sit in flo-ho-res… – <text:span text:style-name="T341">либо оставаться с углеродом и водородом, брать свои коробки с обедом на работу каждое утро вместе с безликим стадом</text:span> <text:span text:style-name="T342">торопящимся внутрь укрыться от солнечного света</text:span>—<text:span text:style-name="T343">или двигаться </text:span><text:span text:style-name="T38">за пределы</text:span><text:span text:style-name="T343">. Кремний, карбид бора, фосфор</text:span>—<text:span text:style-name="T344">они могут заменить углерод и могут связываться с азотом вместо водорода</text:span>—<text:span text:style-name="T346">(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345">двигаться вне жизни, в неорганику. Где нет хрупкости, нет смертности</text:span>—<text:span text:style-name="T346">тут Сила и </text:span><text:soft-page-break/><text:span text:style-name="T346">Вечность.</text:span>– <text:span text:style-name="T346">Затем его знаменитый финал, он стёр со своей доски корявые C—H, и мелом написал громадные Si—N.</text:span></text:p>
      <text:p text:style-name="P233">Волна будущего. <text:span text:style-name="T347">Но сам Джамф, странно, </text:span><text:span text:style-name="T39">не </text:span><text:span text:style-name="T347">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233"><draw:frame draw:style-name="fr1" draw:name="Image5" text:anchor-type="paragraph" svg:width="6.9252in" svg:height="0.3661in" draw:z-index="1"><draw:image xlink:href="Pictures/1000000000000B720000009B428C9716555D8079.png" xlink:type="simple" xlink:show="embed" xlink:actuate="onLoad" loext:mime-type="image/png"/></draw:frame></text:p>
      <text:p text:style-name="P234"><text:s/><text:span text:style-name="T348">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235">Войдите в положение бедняги<text:span text:style-name="T1">—</text:span>стько денег, чтоне знает как их и потратить. <text:span text:style-name="T349">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40">занятых производством</text:span><text:span text:style-name="T349">.</text:span></text:p>
      <text:p text:style-name="P236">Психолог<text:span text:style-name="T350">и</text:span>ческие исследования стали, фактически, <text:span text:style-name="T350">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237"><text:soft-page-break/>Он стал своим, после Первой Мировой Войны, в офисе Попечителя Иностранной Собственности. <text:span text:style-name="T351">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238">После пожара у Фламбаума, линии власти между Блендом и его Германскими коллегами должны были пересм<text:span text:style-name="T352">отре</text:span>ться. <text:span text:style-name="T352">Что и тянулось пару лет. Бленд оказался в Сент-Луисе времён Депрессии 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39">– <text:span text:style-name="T353">О, как мне нужен хороший электронщик,</text:span>– <text:span text:style-name="T353">простонал Трейси.</text:span>– <text:span text:style-name="T353">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41">кастрируют</text:span><text:span text:style-name="T353"> моего </text:span><text:span text:style-name="T41">мальчика! </text:span><text:span text:style-name="T354">Знаешь что, по-моему, всё это? Какой-то </text:span><text:span text:style-name="T42">заговор</text:span><text:span text:style-name="T354">!</text:span></text:p>
      <text:p text:style-name="P239">Вендетты, перчатки с бисером, неуловимые отравы, входят на цыпочках в эту благовоспитанную гостиную с портретом <text:span text:style-name="T355">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40">– <text:span text:style-name="T356">Есть у меня как раз такой,</text:span>– <text:span text:style-name="T356">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text:span><text:soft-page-break/><text:span text:style-name="T356">Институтом Бленда заключённом пару лет ранее и подрабатывал на Сименс в той Германии.</text:span>– <text:span text:style-name="T357">Завтра же прибудет Серебряной Стрелой, Без проблем, Ал.</text:span></text:p>
      <text:p text:style-name="P41">– <text:span text:style-name="T358">Пошли посмотришь,</text:span>– <text:span text:style-name="T358">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240">После затяжной канители на входе, <text:span text:style-name="T359">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43">жизнь</text:span><text:span text:style-name="T359">, О Парни, Бей Вовсю, Мировые Турниры, Везучие Линды, насколько хватает глаз.</text:span></text:p>
      <text:p text:style-name="P42">– <text:span text:style-name="T360">И все до одного ёбнутые,</text:span>– <text:span text:style-name="T360">грит меланхолично Трейси.</text:span>– <text:span text:style-name="T361">Вот посмотри.</text:span>– <text:span text:style-name="T362">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44">всё так забавно</text:span><text:span text:style-name="T362">!</text:span>– <text:span text:style-name="T363">У тебя есть монетка?</text:span>– <text:span text:style-name="T45">Чаннггг</text:span><text:span text:style-name="T364">, спружинивает шарик на волосок проскакивая ямку большого результата, хмм похоже там накрепко покоробилось </text:span><text:span text:style-name="T45">ахннггхк</text:span><text:span text:style-name="T364"> ударяет в мигалку на 1000 но на табло вспыхивает лишь 50</text:span>— <text:span text:style-name="T365">Видал?</text:span>– <text:span text:style-name="T365">вскрикивает Трейси, пока шарик камнем скатывается вниз, последний шанс перехватить битком </text:span><text:span text:style-name="T46">дзинь</text:span><text:span text:style-name="T47">к</text:span><text:span text:style-name="T365"> биток щёлкает в обратную ёб-твою </text:span><text:span text:style-name="T46">сторону</text:span><text:span text:style-name="T365"> и на табло высвечивает ПЕРЕКОС.</text:span></text:p>
      <text:p text:style-name="P43">– <text:span text:style-name="T366">Перекос?</text:span>– <text:s/><text:span text:style-name="T366">Бленд почёсывает свою голову.</text:span>– <text:s/><text:span text:style-name="T366">Да ты же даже не</text:span>—</text:p>
      <text:p text:style-name="P44">– <text:span text:style-name="T367">И то же самое с каждой,</text:span>– <text:span text:style-name="T368">Трейси разливается разочарованием.</text:span>– <text:span text:style-name="T368">Сам попробуй.</text:span></text:p>
      <text:p text:style-name="P241">Второй шарик не успевает даже выскочить из <text:span text:style-name="T369">желоба</text:span>, <text:span text:style-name="T369">а</text:span> Блен уж<text:span text:style-name="T369">е</text:span> получил ПЕРЕКОС <text:span text:style-name="T369">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48">банг</text:span><text:span text:style-name="T369">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будет он снова</text:span>. <text:span text:style-name="T370">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text:span><text:soft-page-break/><text:span text:style-name="T370">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242">Ну, как будто вы не знали, когда уж кажется всему каюк, Провидение вставляет краткое<text:span text:style-name="T1">—</text:span><text:span text:style-name="T2">стататата</text:span>! <text:span text:style-name="T371">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45">– <text:span text:style-name="T372">И они </text:span><text:span text:style-name="T49">все</text:span><text:span text:style-name="T372"> такие?</text:span></text:p>
      <text:p text:style-name="P45">– <text:span text:style-name="T372">Ох и поимели ж меня,</text:span>– <text:span text:style-name="T372">стонет Альфонсо Трейси.</text:span></text:p>
      <text:p text:style-name="P45">– <text:span text:style-name="T372">Раз на раз не приходится,</text:span>– <text:span text:style-name="T372">утешает Бленд, и тут у нас реприза «Светлые Дни для Чёрного Рынка» Герхарда фон Гёля, с поправкой на время, место и цвет:</text:span></text:p>
      <text:p text:style-name="P45"/>
      <text:p text:style-name="P333">Всег-да привалит<text:span text:style-name="T1">—</text:span>ещё доллар,</text:p>
      <text:p text:style-name="P333">Не так, то эдак, да!</text:p>
      <text:p text:style-name="P334">Поменьше надо спать,</text:p>
      <text:p text:style-name="P334">Про-снись, с росою на траве,</text:p>
      <text:p text:style-name="P335">И сможешь жопу им порвать<text:span text:style-name="T1">—</text:span></text:p>
      <text:p text:style-name="P336">Всегда ты доллар зашибёшь,</text:p>
      <text:p text:style-name="P336">С той пира-ми-дой где глаз натянут,</text:p>
      <text:p text:style-name="P337">Слышь, парнишь,</text:p>
      <text:p text:style-name="P337">С подмигом он тебе поёт: «Ты всё насквозь проссышь!»</text:p>
      <text:p text:style-name="P337"/>
      <text:p text:style-name="P338"><text:span text:style-name="T373">Желание есть</text:span>, <text:span text:style-name="T373">так и путь</text:span> найдётся,</text:p>
      <text:p text:style-name="P339">Смотри не упусти,</text:p>
      <text:p text:style-name="P339">Мозгами шевели-крути,</text:p>
      <text:p text:style-name="P339">И где только придётся</text:p>
      <text:p text:style-name="P339">Сгреби ещё хоть доллар,</text:p>
      <text:p text:style-name="P340">Неважно: решкой иль орлом,</text:p>
      <text:p text:style-name="P340">Пока Война при напролом</text:p>
      <text:p text:style-name="P341">Давай вперёд, за долларом,</text:p>
      <text:p text:style-name="P341">За долларом!</text:p>
      <text:p text:style-name="P243"/>
      <text:p text:style-name="P244">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374">гуглоглазые негры, </text:span><text:soft-page-break/><text:span text:style-name="T374">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245">Вне стен храма, представители Чикагской организации <text:span text:style-name="T375">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246">Последний раз как мы встречали Фибеля, он зацеплял, тянул и попускал страховочный трос того Хорста Ахтфадена <text:span text:style-name="T376">в его скалолазные дни, Фибель, который оставался внизу и довёл своего друга до Пенемюнде—</text:span><text:span text:style-name="T50">довёл его до</text:span><text:span text:style-name="T376">? а не кусок ли тут излишней паранойи, не </text:span><text:span text:style-name="T50">вполне</text:span><text:span text:style-name="T376">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247">Этот каменнолицый капустник Фибель <text:span text:style-name="T377">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51">also</text:span><text:span text:style-name="T377">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248"><text:soft-page-break/>В оплату за его доброе дело, Лайл Бленд, которому оно вообще пофиг, принят в Масоны. <text:span text:style-name="T378">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52">Illuminati</text:span><text:span text:style-name="T378">.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52">living stone</text:span><text:span text:style-name="T378">? ну, ещё бы) забрёл в местную деревню, даже и не в сердце, а в </text:span><text:span text:style-name="T52">подсознании</text:span><text:span text:style-name="T378">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52">отвечает на него</text:span><text:span text:style-name="T378">,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249">Мы должны также никогда не забывать знаменитого Миссурийского Масона Гарри Трумена: <text:span text:style-name="T379">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250">К тому времени как вступил Блед, Масоны уже давно предавно дегенерировали просто в ещё один клуб бизнесменов. <text:span text:style-name="T380">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53">всех</text:span><text:span text:style-name="T380"> из них, впрочем. Время от времени сталкиваешься <text:s/>с заскоком вспять из времён минувших. <text:s/>Лайл Бленд оказался одним из них.</text:span></text:p>
      <text:p text:style-name="P251">Маия этих Масонских ритуалов очень, очень древняя. <text:span text:style-name="T381">И в те давние дни она </text:span><text:span text:style-name="T54">работала</text:span><text:span text:style-name="T381">.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252">Бленд обнаружил, что возвращаясь к себе домой в Бикон Хилл <text:span text:style-name="T382">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55">где-то</text:span><text:span text:style-name="T382">,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253">В ночь после следующего собрания, лёжа дома на спине на привычном диване, <text:span text:style-name="T383">покрывшись Журналом Уол-Стрит, где нет ничего такого о чём он бы ещё не знал, Лайл Бленд поднялся над </text:span><text:soft-page-break/><text:span text:style-name="T383">своим телом, примерно на полметра, лицом вверх, понял где он и ба-бах! </text:span><text:span text:style-name="T56">вплеснулся</text:span><text:span text:style-name="T383">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56">первый шаг</text:span><text:span text:style-name="T383">.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254">Ему потребовался месяц или два, пока начал полу<text:span text:style-name="T384">ч</text:span>аться переворот. <text:span text:style-name="T384">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255">Очень скоро он стал проводить <text:span text:style-name="T385">большую часть своего времени </text:span><text:s/>на том диване, <text:span text:style-name="T386">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256">Случались, хотя редко, в географическом пространстве, путешествия <text:span text:style-name="T387">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257">Что нашёл Андрэ в полярных исследованиях: <text:span text:style-name="T388">о чём нам нужно было узнать?</text:span></text:p>
      <text:p text:style-name="P258">Бленд, всё ещё подмастрье, <text:span text:style-name="T389">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46">– <text:span text:style-name="T390">Сссамо ссобой,</text:span>– <text:span text:style-name="T390">все уставились на него,</text:span>– <text:span text:style-name="T391">но зачем тогда говорить «тело и дух»? Зачем делать такое различие?</text:span></text:p>
      <text:p text:style-name="P259">Потому что трудно не изумляться открытия, что Земля живая тварь, <text:span text:style-name="T392">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text:span><text:soft-page-break/><text:span text:style-name="T392">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260"><text:span text:style-name="T393">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57">звучит сверхъестественным тембром</text:span><text:span text:style-name="T393">, флакон для шампуня </text:span><text:span text:style-name="T57">отражение эго</text:span><text:span text:style-name="T393">, Приз в пачке Крекеров </text:span><text:span text:style-name="T57">одноразовая забава</text:span><text:span text:style-name="T393">, корпус бытовой техники </text:span><text:span text:style-name="T57">обтекатель ветров познания</text:span><text:span text:style-name="T393">, бутылочки младенцев </text:span><text:span text:style-name="T57">умиротворение</text:span><text:span text:style-name="T393">, мясные пакеты </text:span><text:span text:style-name="T57">сокрытие убиения</text:span><text:span text:style-name="T393">, пакеты для химчистки </text:span><text:span text:style-name="T57">дет</text:span><text:span text:style-name="T58">ск</text:span><text:span text:style-name="T57">о</text:span><text:span text:style-name="T58">е</text:span><text:span text:style-name="T57"> удушение</text:span><text:span text:style-name="T393">, садовые шланги </text:span><text:span text:style-name="T57">бесконечное напоение пустоши…</text:span><text:span text:style-name="T393">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261">Повезло Бленду, освободиться от всего этого. <text:span text:style-name="T394">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262">Один за другим, его семья подошли проститься. <text:span text:style-name="T395">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262"><draw:frame draw:style-name="fr1" draw:name="Image6" text:anchor-type="paragraph" svg:width="6.9252in" svg:height="0.3661in" draw:z-index="2"><draw:image xlink:href="Pictures/1000000000000B720000009B428C9716555D8079.png" xlink:type="simple" xlink:show="embed" xlink:actuate="onLoad" loext:mime-type="image/png"/></draw:frame></text:p>
      <text:p text:style-name="P263">Ветреная ночь. Крышки войсковых канистр <text:span text:style-name="T396">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264">Шагая скорым шагом, но не в ногу, <text:span text:style-name="T397">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text:span><text:soft-page-break/><text:span text:style-name="T397">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47">– <text:span text:style-name="T398">Не представляю, почему он попросил </text:span><text:span text:style-name="T59">нас</text:span><text:span text:style-name="T398">,</text:span>– <text:span text:style-name="T398">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399">ему должно быть известным, я этого не практиковал с ’27-го</text:span></text:p>
      <text:p text:style-name="P47">– <text:span text:style-name="T399">Я ассистировал пару раз во время интернатуры,</text:span>– <text:span text:style-name="T399">вспоминает Спонтун.</text:span>– <text:span text:style-name="T399">Тогда была большая мода в психиатрических заведениях, знаете ли.</text:span></text:p>
      <text:p text:style-name="P48">– <text:span text:style-name="T400">Могу назвать пару Государственных Институтов, где это в моде до сих пор,</text:span>– <text:span text:style-name="T401">медики обмениваются хмыканьем, полные той Британской </text:span><text:span text:style-name="T60">Weltschmerz</text:span><text:span text:style-name="T401">, что выглядит такой неприкаянной на лицах страдающих ею.</text:span>– <text:span text:style-name="T402">Послушайте, тогда, Спонтун, вы предпочитаете ассистировать мне, так я понял?</text:span></text:p>
      <text:p text:style-name="P48">– <text:span text:style-name="T402">О, по любому, знаете ли. То есть, никто ж не будет стоять над головой с журналом, понимаете, записывать как всё идёт.</text:span></text:p>
      <text:p text:style-name="P49">– <text:span text:style-name="T403">Ну, это как сказать. Вы же слушали? <text:s/>Вам не заметили некую...</text:span></text:p>
      <text:p text:style-name="P50">– <text:span text:style-name="T404">Горячность.</text:span></text:p>
      <text:p text:style-name="P51">– <text:span text:style-name="T405">Зацикленность. Не знаю, может Пойтсмен</text:span><text:span text:style-name="T61"> теряет хватку</text:span><text:span text:style-name="T405">.</text:span>– <text:span text:style-name="T405">Звучит тут как Джеймс Мэйсон: «Тэ(х)ряет х(у)ватку».</text:span></text:p>
      <text:p text:style-name="P328">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Ветер носит запахи морсакой воды, пляжа, бензина. Отдалённое радио настоенное на волну Программу Общих Сил передаёт Сэнди Макферсона за Органом.</text:p>
      <text:p text:style-name="P52">– <text:span text:style-name="T406">О, да все мы...</text:span>– <text:span text:style-name="T406">начинает Спонтун, но оставляет незаконченным.</text:span></text:p>
      <text:p text:style-name="P53">– <text:span text:style-name="T407">Вот и пришли.</text:span></text:p>
      <text:p text:style-name="P265">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408">Капрал сидит забросив ноги на стол, поглощён чтением книги комикса Американская Зайка.</text:span></text:p>
      <text:p text:style-name="P54">– <text:span text:style-name="T409">Слотроп,</text:span>– <text:span text:style-name="T409">в ответ</text:span> <text:span text:style-name="T409">на вопрос Мафиджа,</text:span>– <text:span text:style-name="T409">да да Янки в этом, в костюме свиньи. Ну, приходит уходит постоянно. Свершенно сдвинутый. А вы что за контора, M.I. 6 или как там?</text:span></text:p>
      <text:p text:style-name="P55">– <text:span text:style-name="T410">Нам не положено это обсуждать,</text:span>– <text:span text:style-name="T412">уточняет Спонтун. Малость представляет себя Найландом Смитом, Спонтун этот самый.</text:span>– <text:s/><text:span text:style-name="T411">Вам известно где мы можем найти генерала Виверна?</text:span></text:p>
      <text:p text:style-name="P56">– <text:span text:style-name="T412">В такое время ночи? На свалке спирта, скорее всего. Идите вдоль путей, туда где шум. Если б е дежурство, я б сам там был.</text:span></text:p>
      <text:p text:style-name="P57">– <text:span text:style-name="T413">Костюм свиньи,</text:span>– <text:span text:style-name="T413">хмурится Мафидж.</text:span></text:p>
      <text:p text:style-name="P58">– <text:span text:style-name="T413">Большой блин костюм свиньи, розовый, и синий, клянусь,</text:span>– <text:span text:style-name="T414">отвечает капрал.</text:span>– <text:span text:style-name="T415">Сразу узнаете, как увидите. Сигареты не найдётся у кого-то из вас, джентльмены, случайно?</text:span></text:p>
      <text:p text:style-name="P266">Звуки гулеванья докатываются до них <text:s/>как топают вдоль путей, <text:span text:style-name="T416">мимо сцепок пустых платформ и железнодорожных цистерн. «Свалка спирта».</text:span></text:p>
      <text:p text:style-name="P59">– <text:span text:style-name="T417">Горючее для их Нацистких ракет, мне говорили. Если те у них вообще летали.</text:span></text:p>
      <text:p text:style-name="P59"><text:span text:style-name="T418">Под холодным зонтом голых электоламп сбилась толпа Армейского персонала, Американских моряков, девушек ФАВСЗ, и Германских </text:span><text:span text:style-name="T62">fräuleins</text:span><text:span text:style-name="T418">. Братаются, все для одного, бесстыдно, среди шума, который перерастает, когда Мафидж и Спонтун достигают края сборища, в песню, а в </text:span><text:soft-page-break/><text:span text:style-name="T418">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59"/>
      <text:p text:style-name="P342">Вот и пришло<text:span text:style-name="T1">—</text:span></text:p>
      <text:p text:style-name="P342">Обжираловки время!</text:p>
      <text:p text:style-name="P342">Обжираловки время!</text:p>
      <text:p text:style-name="P343">Пора залезать в морозилку<text:span text:style-name="T1">—</text:span></text:p>
      <text:p text:style-name="P346">О, да, наконец</text:p>
      <text:p text:style-name="P343">Обжираловки время,</text:p>
      <text:p text:style-name="P343">Обжираловки время,</text:p>
      <text:p text:style-name="P346">А <text:span text:style-name="T419">как</text:span> пож<text:span text:style-name="T419">уёщь</text:span>, вернёшься ещё, <text:span text:style-name="T419">ещё пожевать!</text:span></text:p>
      <text:p text:style-name="P344"><text:span text:style-name="T419">Ах, о</text:span>бжираловки время!</text:p>
      <text:p text:style-name="P347">Не ново оно, но <text:s/>всегда грандиозно,</text:p>
      <text:p text:style-name="P345">Обжираловки время,</text:p>
      <text:p text:style-name="P347">Так жуй, сколько влезет, жууууй!</text:p>
      <text:p text:style-name="P344"/>
      <text:p text:style-name="P268">Следующий куплет солдаты и матросы вместе восемь тактов, <text:span text:style-name="T420">девушки вторые столько же, генерал Виверн следующие восемь, и </text:span><text:span text:style-name="T63">tutti</text:span><text:span text:style-name="T420">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269">Почти единственный кто в этом не участвует, <text:span text:style-name="T421">помимо двух</text:span> подкрадывающихся хирургов, <text:span text:style-name="T421">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64">йети</text:span><text:span text:style-name="T421">,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60"><text:soft-page-break/>– <text:span text:style-name="T422">Приветики, кореш, опиата надо?</text:span>– <text:span text:style-name="T422">крохотные красные глазки в широченном розовом пудинге лица, и алчная улыбка. Это Альберт Криптон, старший санитар корабля США </text:span><text:span text:style-name="T65">Джон Е. Бадас</text:span><text:span text:style-name="T422">, который тут же добывает из потайного кармана джемпера стеклянный флакончик полный белых таблеток.</text:span>– <text:span text:style-name="T423">Кодеин. Джексон, прекрасно</text:span>—<text:span text:style-name="T423">держи.</text:span></text:p>
      <text:p text:style-name="P270">Бодайн безудержно чхает и утирает сопли рукавом,<text:span text:style-name="T1">– Только не для ёбаной простуды, Криптон. Спасибо. Ты видел Авери?</text:span></text:p>
      <text:p text:style-name="P61">– <text:span text:style-name="T424">Он в прекрасной форме. Заканчивал предстартовый разогрев в пизде раком, когда я на них наткнулся.</text:span></text:p>
      <text:p text:style-name="P62">– <text:span text:style-name="T425">Слышь, старина,</text:span>– <text:s/><text:span text:style-name="T425">начинает предприимчивая морская душа. Текст расшифровывается в 3 унции кокаина. Бодвайн кончает парой смятых примечаний.</text:span>– <text:span text:style-name="T426">В полночь, если можешь. Скажи ему встретимся у Пуци после боя.</text:span></text:p>
      <text:p text:style-name="P63">– <text:span text:style-name="T427">Замётано. Ты <text:s/>возле казарм прошвырнулся?</text:span>– <text:span text:style-name="T427">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271">Внутри, его связник, Фармацевт Бёрдбери, <text:span text:style-name="T428">дирижирует заключительным актом </text:span><text:span text:style-name="T66">La </text:span><text:span text:style-name="T2">Forza del Destino </text:span><text:span text:style-name="T428">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66">Микро</text:span><text:span text:style-name="T428">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64">– <text:s/><text:span text:style-name="T67">Тшш</text:span><text:span text:style-name="T429">.</text:span>– <text:span text:style-name="T429">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65">– <text:span text:style-name="T430">Мне известно из третьих рук,</text:span>– <text:span text:style-name="T430">Бёрдбери кладёт шприц, которым дирижировал.</text:span>– <text:span text:style-name="T431">Спроси вон Криптона, он чаще выходит в свет.</text:span></text:p>
      <text:p text:style-name="P66">– <text:span text:style-name="T432">Приветики, кореш,</text:span>– <text:span text:style-name="T432">грит Альберт,</text:span>– <text:span text:style-name="T465">как насчёт сделать прививочку?</text:span></text:p>
      <text:p text:style-name="P67">– <text:span text:style-name="T433">Я слышал Шпрингер приезжает сегодня.</text:span></text:p>
      <text:p text:style-name="P68">– <text:span text:style-name="T434">Впервые слышу. Но смотайся к Пуци, <text:s/>тут зачем торчать. Такие все дела там делаются.</text:span></text:p>
      <text:p text:style-name="P272">Свинья оглядывается на часы на стене: «<text:span text:style-name="T435">Сегодня распорядок малость сковырнутый, вот и всё».</text:span></text:p>
      <text:p text:style-name="P69">– <text:span text:style-name="T436">Слушай Криптон, тут большая шишка из ГПОГ нагрянет с минуты на минуту, так что как знаешь, только….</text:span>– <text:span text:style-name="T437">Они препираются о трёх унциях кокаина, свинья стала благовоспитанно листать старый </text:span><text:span text:style-name="T68">News of the World</text:span><text:span text:style-name="T437">.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70">– <text:span text:style-name="T69">Моряк</text:span><text:span text:style-name="T438"> Бодайн?</text:span>– <text:span text:style-name="T438">спрашивает изумлённая плюшевая свинья.</text:span></text:p>
      <text:p text:style-name="P71">– <text:span text:style-name="T439">Он король Каксэвена, Хрюша.</text:span></text:p>
      <text:p text:style-name="P72">– <text:span text:style-name="T440">Ну не случалось выполнять его поручение в Берлине. Скажи ему Ракетмэн грит привет.</text:span></text:p>
      <text:p text:style-name="P273">Криптон, клёш подвёрнут кверху, открывая бутылочку просто убедиться что там у него, застывает вылупившись: «<text:span text:style-name="T441">Это ты про </text:span><text:span text:style-name="T70">тот гашиш</text:span><text:span text:style-name="T441">?»</text:span></text:p>
      <text:p text:style-name="P73">– <text:span text:style-name="T441">Ага.</text:span></text:p>
      <text:p text:style-name="P274"><text:soft-page-break/>Криптон внюхивает большую щепоть снежиночно белого в ноздри, <text:span text:style-name="T442">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78">– Конечно.– Тут вдруг в дверях полно красных касок, кожи, меди. Криптон стоит не шелохнётся, в одной руке крышка от открытого кокаина.</text:p>
      <text:p text:style-name="P74">– <text:span text:style-name="T443">Слотроп?</text:span>– <text:span text:style-name="T443">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75">– <text:span text:style-name="T444">И не я тоже,</text:span>– <text:span text:style-name="T444">Криптон считает нужным вставить.</text:span></text:p>
      <text:p text:style-name="P75">– <text:span text:style-name="T444">Ну кто-то ж заложил,</text:span>– <text:span text:style-name="T444">бормочет свинья, по виду очень обидевшись.</text:span></text:p>
      <text:p text:style-name="P76">– <text:span text:style-name="T444">Секундочку,</text:span>– <text:span text:style-name="T444">шепчет Альберт. Затем к ВП,</text:span>– <text:span text:style-name="T444">прошу прощения,</text:span>– <text:span text:style-name="T444">делает два шага к выключателю на стене и гасит свет, Слотроп моментально рванул сквозь все вопли мимо стола Бёрдбери </text:span><text:span text:style-name="T71">бац</text:span><text:span text:style-name="T444">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445">дальше по чёрной темени прохода, выставив руки, чтоб не наткнуться, к задней двери, где встречает Криптона.</text:span></text:p>
      <text:p text:style-name="P77">– <text:span text:style-name="T446">Спасибо.</text:span></text:p>
      <text:p text:style-name="P77">– <text:span text:style-name="T446">Скорее.</text:span></text:p>
      <text:p text:style-name="P275">Снаружи они срезают к востоку, в сторону Эльбы и доков, <text:span text:style-name="T447">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72">скачет вприпрыжку</text:span><text:span text:style-name="T447">….</text:span></text:p>
      <text:p text:style-name="P276">Совсем скоро, задыхаясь, они прибы<text:span text:style-name="T449">вают</text:span> на пирс, <text:span text:style-name="T448">где </text:span><text:span text:style-name="T73">Бэдас</text:span><text:span text:style-name="T448">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277">Криптон припрятывает Слотропа в мусорный ящик и отправляется на поиски <text:span text:style-name="T450">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278">Утроитель Бодайн и два его поединщика <text:span text:style-name="T451">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279">Пёрфл и Бладери сделали одновременные выпады и теперь находятся <text:span text:style-name="T2">corps à corps</text:span>—со скрежетом и звяком чвыр<text:span text:style-name="T463">ла</text:span> сцепились намертво, <text:span text:style-name="T452">локти напряглись и упёрлись. Исход зависит от </text:span><text:soft-page-break/><text:span text:style-name="T452">дара сухопарого Пёрфла к обманкам, поскольку Бладери кажется готов удерживать эту позицию всю ночь. </text:span></text:p>
      <text:p text:style-name="P79">– <text:span text:style-name="T453">Ракетмэн тут,</text:span>– <text:span text:style-name="T453">Криптон дёргает Бодайна за вланый помятый ворот,</text:span>– <text:span text:style-name="T453">в </text:span><text:span text:style-name="T74">свином костюме</text:span><text:span text:style-name="T453">.</text:span></text:p>
      <text:p text:style-name="P80">– <text:span text:style-name="T454">Не сейчас, мэн. Ты принёс тот, а!</text:span>—</text:p>
      <text:p text:style-name="P80">– <text:span text:style-name="T455">Но но полиция у него на хвосте, Бодайн, где мы его спрячем?</text:span></text:p>
      <text:p text:style-name="P81">– <text:span text:style-name="T455">Какая разница, это какой-нибудь раздолбай и больше ничего. Ракетмэну </text:span><text:span text:style-name="T75">тут</text:span><text:span text:style-name="T455"> делать нечего.</text:span></text:p>
      <text:p text:style-name="P280">Пёрфл отдёргивает ру<text:span text:style-name="T465">коять</text:span> свое<text:span text:style-name="T463">го</text:span> чвырл<text:span text:style-name="T463">а</text:span>, переклонившись на сторону, <text:span text:style-name="T456">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281">Ничего: только сон, рвота, содрогания, призрачно цветочный запах этила, <text:span text:style-name="T457">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76">Вот только и всего-то, да? И это у вас жизнь называется?</text:span></text:p>
      <text:p text:style-name="P282"><text:span text:style-name="T457">М</text:span>ашина ВП, бибикая, включив сирену, моргая семи огнями, подкатывает. <text:span text:style-name="T458">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77">Джон Е. Бэдэс, </text:span><text:span text:style-name="T459">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82">– <text:span text:style-name="T460">Ракетмэн, пресвятая блядородица, и вправду ты. Что за дела, старина?</text:span></text:p>
      <text:p text:style-name="P83">– <text:span text:style-name="T465">Заложили суки, нужно продёрнуть к Пуци.</text:span>– <text:span text:style-name="T461">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462">Слотроп</text:span>—<text:span text:style-name="T462">стоять! ни с места!»</text:span></text:p>
      <text:p text:style-name="P283">Не тут-то было, Слотроп с громадным треском и хрустом вываливается из мусора и <text:span text:style-name="T464">что есть мочи мчит вслед за Бодвайнои и Криптоном, разбрызгивая куриный жир и роняя скорлупу яиц <text:s/></text:span><text:soft-page-break/><text:span text:style-name="T464">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84">– <text:span text:style-name="T465">Кофейку, ребята?</text:span>– <text:span text:style-name="T465">улыбается она.</text:span>– <text:span text:style-name="T466">Как насчёт сэндвичей? Сегодня всё распродано кроме как с ветчиной,</text:span>– <text:span text:style-name="T467">затем увидала Слотропа,</text:span>– <text:span text:style-name="T467">о, боже, извините, но….</text:span></text:p>
      <text:p text:style-name="P85">– <text:span text:style-name="T468">Ключ от грузовика,</text:span>– <text:span text:style-name="T468">Бодайн подступает с ухмылкой Кэгни и никелированным пистолетом,</text:span>– <text:span text:style-name="T469">ну-ка,</text:span>–<text:span text:style-name="T469"> взводит курок.</text:span></text:p>
      <text:p text:style-name="P284">Суровая хмурость, подбитый ватой пожим плечом: «В замке зажигание, Джексон». <text:span text:style-name="T470">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21">– А эт ’щё кто?– Слотроп оглядывается из окна на их кричащие уменьшающиеся фигуры,– ты усёк того птаха с тузом пик на щеке?</text:p>
      <text:p text:style-name="P285"><text:span text:style-name="T471">Бодвайн объезжает кутерьму рядом с </text:span><text:span text:style-name="T78">Джон Е.Бэдэс</text:span><text:span text:style-name="T471">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86">– <text:span text:style-name="T472">Смотри,</text:span>– <text:span text:style-name="T472">Криптон само терпение,</text:span>– <text:span text:style-name="T472">берёшь немного на кончик пальца, хорошо, потом закрываешь половину своего носа, а и</text:span>—</text:p>
      <text:p text:style-name="P87">– <text:span text:style-name="T473">Это кокаин!</text:span>– <text:span text:style-name="T473">голос девушки взвивается до тревожной напряжённости,</text:span>– <text:span text:style-name="T473">вот что это такое! Это героин! Вы </text:span><text:span text:style-name="T79">наркоманы</text:span><text:span text:style-name="T473">! и вы похитили </text:span><text:span text:style-name="T79">меня</text:span><text:span text:style-name="T473">! О, Боже мой! Да ведь это же, как вы не поймёте, это </text:span><text:span text:style-name="T79">Клубмобиль Красного Креста</text:span><text:span text:style-name="T473">!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88">– Подержи<text:span text:style-name="T474"> руль минутку,</text:span>– <text:span text:style-name="T474">Бодвайн оборачивается и направляет свой сияющий пистолет на девушку.</text:span></text:p>
      <text:p text:style-name="P89">– <text:span text:style-name="T475">Ты не можешь меня застрелить,</text:span>– <text:span text:style-name="T475">визжит она,</text:span>– <text:span text:style-name="T475">ты бандюга, кем ты себя возомнил, что угнал собственность Красного Креста! Почему бы вам просто</text:span>—<text:span text:style-name="T476">пойти куда-нибудь и</text:span>—<text:span text:style-name="T477">нюхать свой наркотик и</text:span>— <text:span text:style-name="T477">оставить </text:span><text:span text:style-name="T80">нас в покое</text:span><text:span text:style-name="T477">!</text:span></text:p>
      <text:p text:style-name="P90">– <text:span text:style-name="T478">Пизда,</text:span>– <text:span text:style-name="T478">урезонивает Моряк Бодвим, спокойным доверительным тоном,</text:span>– <text:span text:style-name="T479">ты ошибаешься. Я </text:span><text:span text:style-name="T81">могу</text:span><text:span text:style-name="T479">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81">Бельгию</text:span><text:span text:style-name="T479">, если вправду хочешь знать кто крадёт у кому.</text:span></text:p>
      <text:p text:style-name="P91">– <text:span text:style-name="T480">У кого,</text:span>– <text:span text:style-name="T480">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92">– <text:span text:style-name="T481">Ого, что это,</text:span>– <text:s/><text:span text:style-name="T481">Криптон глядит на её зад,</text:span>– <text:span text:style-name="T481">что это у нас тут такое,</text:span>– <text:span text:style-name="T481">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93">– <text:s/><text:span text:style-name="T482">Как тебя зовут?</text:span>– <text:s/><text:span text:style-name="T482">Слотроп улыбается, добродушная свиья.</text:span></text:p>
      <text:p text:style-name="P94">– <text:span text:style-name="T482">Ширли.</text:span></text:p>
      <text:p text:style-name="P94">– <text:span text:style-name="T483">Тайрон. Как ты?</text:span></text:p>
      <text:p text:style-name="P95">– <text:span text:style-name="T484">Тра-ля-ля,</text:span>–<text:span text:style-name="T484"> Криптон грабит ящик кассового аппарата, жуёт плитки шоколада и набивает свои носки пачками курева,</text:span>– <text:span text:style-name="T485">любовь нечаянно нагрянет.</text:span>– <text:span text:style-name="T486">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96"><text:soft-page-break/>– <text:span text:style-name="T487">Дорожный блок, вот блядство,</text:span>– <text:span text:style-name="T488">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82">эй Ширли?</text:span></text:p>
      <text:p text:style-name="P97">– <text:s/><text:span text:style-name="T489">О, боже ты мой,</text:span>– <text:s/><text:span text:style-name="T489">Ширли прокручивается втиснуться на сиденье между ними, хватает рычаг скоростей,</text:span>– <text:s/><text:span text:style-name="T490">вот так, придурок.</text:span>– <text:s/><text:span text:style-name="T491">Позади них выстрелы.</text:span></text:p>
      <text:p text:style-name="P98">– <text:s/><text:span text:style-name="T492">Спасибо,</text:span>– <text:span text:style-name="T492"><text:s/>грит Бодвайн и, присмолив резину в едко дымном визге, они снова срываются с места.</text:span></text:p>
      <text:p text:style-name="P99">– <text:span text:style-name="T493">Ты в натуре крутой, Ракетмэн, ух-ты,</text:span>– <text:span text:style-name="T493">Криптон лежит позади, предлагая щиколотку и припластыренную бутылочку кокаина Ширли с улыбкой.</text:span></text:p>
      <text:p text:style-name="P100">– <text:span text:style-name="T494">Ты только попробуй.</text:span></text:p>
      <text:p text:style-name="P101">– <text:span text:style-name="T494">Нет спасибо, грит Ширли,</text:span>– <text:span text:style-name="T495">лучше не буду.</text:span></text:p>
      <text:p text:style-name="P102">– <text:span text:style-name="T496">Да давай… о…</text:span></text:p>
      <text:p text:style-name="P103">– <text:span text:style-name="T496">Откуда эти военполы были там?</text:span>– <text:span text:style-name="T496">Слотроп прищуривается на фонари впереди. Американцы? Что Американцам делать тут в Британском секторе, ты не знаешь?</text:span></text:p>
      <text:p text:style-name="P104">– <text:span text:style-name="T497">Может и нет,</text:span>– <text:span text:style-name="T497">гадает Бодвайн,</text:span>– <text:span text:style-name="T497">может только Береговой патруль, брось, давай не будем паранойнее, чем мы </text:span><text:span text:style-name="T83">должны</text:span><text:span text:style-name="T497">….</text:span></text:p>
      <text:p text:style-name="P105">– <text:span text:style-name="T498">Смотри, видишь, я делаю (занюх) это и у меня не растут (занюх) клыки или ещё там что….</text:span></text:p>
      <text:p text:style-name="P106">– <text:span text:style-name="T499">Ну, я просто не знаю,</text:span>– <text:span text:style-name="T499">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107">– <text:span text:style-name="T500">Слушай,</text:span>– <text:span text:style-name="T500">грит Бодайн,</text:span>– <text:span text:style-name="T500">это наличка, или наркота, или что? Просто хочу знать чего ждать, потому что если полиция за</text:span>—</text:p>
      <text:p text:style-name="P107">– <text:span text:style-name="T501">Только за мной, насколько знаю. Ничего общего, что толкал, тут по другому бурят. </text:span></text:p>
      <text:p text:style-name="P108">– <text:span text:style-name="T502">Она как розочка, на ничейной земле,</text:span>– <text:span text:style-name="T502">поёт Криптон, заигрывая.</text:span></text:p>
      <text:p text:style-name="P109">– <text:span text:style-name="T503">Зачем тебе к Пуци?</text:span></text:p>
      <text:p text:style-name="P109">– <text:span text:style-name="T503">Надо увидеть того Шпрингера.</text:span></text:p>
      <text:p text:style-name="P110">– <text:span text:style-name="T504">Не знал, что он подваливает.</text:span></text:p>
      <text:p text:style-name="P110">– <text:span text:style-name="T504">Почему все это говорят?</text:span></text:p>
      <text:p text:style-name="P111">– <text:span text:style-name="T504">До побни,</text:span>– <text:span text:style-name="T504">Ширли берёт тут в одну ноздрю только,</text:span>– <text:span text:style-name="T505">собсем дебножко, Альбет, просто кабельку.</text:span></text:p>
      <text:p text:style-name="P111">– <text:span text:style-name="T506">Просто про него ни слуху какое-то время .</text:span></text:p>
      <text:p text:style-name="P112">– <text:span text:style-name="T507">Теперь вдохни, хорошо, хорошо, молодец, </text:span><text:span text:style-name="T84">давай</text:span><text:span text:style-name="T507">. Умм, там немножко ещё, ум, типа козявка, не пускает… Сделай ещё, хорошо. Теперь в другую</text:span></text:p>
      <text:p text:style-name="P113">– <text:span text:style-name="T85">Альберт</text:span><text:span text:style-name="T508">, ты сказал только раз.</text:span></text:p>
      <text:p text:style-name="P114">– <text:span text:style-name="T509">Слушай, Ракет, если тебя накроют</text:span>—</text:p>
      <text:p text:style-name="P114">– <text:span text:style-name="T509">Даже и думать не хочу.</text:span></text:p>
      <text:p text:style-name="P115">– <text:span text:style-name="T510">Охренеть,</text:span>– <text:span text:style-name="T510">грит Ширли.</text:span></text:p>
      <text:p text:style-name="P116">– <text:span text:style-name="T511">Тебе понравилось? Вот ещё капелюшечка.</text:span></text:p>
      <text:p text:style-name="P116">– <text:span text:style-name="T511">Что тогда будешь делать?</text:span></text:p>
      <text:p text:style-name="P116">–<text:span text:style-name="T511">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117">–<text:span text:style-name="T512">Ты шпион, или что?</text:span></text:p>
      <text:p text:style-name="P117">– <text:span text:style-name="T512">Да лучше бы я был. Ё-моё. Тогда б хоть знал.</text:span></text:p>
      <text:p text:style-name="P118">– <text:span text:style-name="T512">Да, звучит хреновенько.</text:span>– <text:s/><text:span text:style-name="T512">И Моряк Бодвайн ведёт дальше, совсем ему это не нравится, он вдумывается, впадает в сентименты.</text:span>– <text:span text:style-name="T513">Допустим,</text:span>– <text:span text:style-name="T513">чуть погодя,</text:span>– <text:span text:style-name="T513">если тебя, ну, догонят, я б мог дать весточку твоей Маме, или там что.</text:span></text:p>
      <text:p text:style-name="P118"><text:soft-page-break/>– <text:span text:style-name="T514">Моей...</text:span>– <text:span text:style-name="T514">Острый взгляд,</text:span>– <text:span text:style-name="T514">Нет, нет, нет…</text:span></text:p>
      <text:p text:style-name="P119">– <text:span text:style-name="T515">Ну, кому-нибудь.</text:span></text:p>
      <text:p text:style-name="P120">– <text:span text:style-name="T515">Не могу и души надумать.</text:span></text:p>
      <text:p text:style-name="P120">– <text:span text:style-name="T516">Ух-ты, Ракетмэн….</text:span></text:p>
      <text:p text:style-name="P286">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517">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287">Это место никогда не реквизировали. <text:span text:style-name="T518">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288">Шпрингера нигде не видать и, насколько выяснил Слотроп из пробных расспросов, вскоре не ожидается, если будет вообще. <text:span text:style-name="T519">А это та самая дата по доставке отставки, как договорено в 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289">Бодайн находит его в шкафу для одежды жующим бархатное ухо своей маски. «<text:span text:style-name="T520">Ты плохо выглядишь, Ракет. Это Золанге. Она массажистка.» Та улыбается, вопросительно, дитя приведённое проведать свинью в её пещере.</text:span></text:p>
      <text:p text:style-name="P122">– <text:span text:style-name="T521">Прости. Прости.</text:span></text:p>
      <text:p text:style-name="P123">– <text:span text:style-name="T521">Давай я провожу тебя в баню,</text:span>– <text:span text:style-name="T521">голос женщины намыленная мочалка уже ласкающая его тревоги,</text:span>– <text:span text:style-name="T522">там очень тихо, спокойно….</text:span></text:p>
      <text:p text:style-name="P124">– <text:span text:style-name="T523">Я буду тут всю ночь,</text:span>– <text:span text:style-name="T523">грит Бодайн.</text:span>– <text:span text:style-name="T523">Скажу тебе, если покажется Шпрингер.</text:span></text:p>
      <text:p text:style-name="P125">– <text:span text:style-name="T524">Это какой-то план, правда?</text:span>– <text:span text:style-name="T524">Слотроп сосёт слюну с бархатного ворса.</text:span></text:p>
      <text:p text:style-name="P125">– <text:span text:style-name="T524">Вообще всё какой-то сговор, мэн,</text:span>– <text:span text:style-name="T524">смеётся Бодвайн.</text:span></text:p>
      <text:p text:style-name="P126">– <text:span text:style-name="T525">А да но, стрелки все смотрят в разные стороны,</text:span>– <text:span text:style-name="T525">Золанге для наглядности поигрывает руками, красноконечные пальцеуказатели.</text:span>– <text:span text:style-name="T526">Что для Слотропа новость впервые, вслух, будто <text:s/>Зона может содержать много других планов помимо сосредоточенных <text:s/>на нём… что это всё электрички и </text:span><text:soft-page-break/><text:span text:style-name="T526">автобусные маршруты необъятной транспортной системы тут в Ракетограде, более запутанной, чем в Бостоне</text:span>— <text:span text:style-name="T527">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290">Золанге уводит Слотропа в баню, <text:span text:style-name="T528">а Бодвайн продолжает поиски своего клиента, 2</text:span><text:span text:style-name="T176">½</text:span><text:span text:style-name="T207"> бутылочки с кокаином </text:span><text:span text:style-name="T208">позвякивают и увлажняются на его голом животе под нижней рубахой. </text:span><text:span text:style-name="T209">Майор не играет ни в покер, ни в зернь, </text:span><text:span text:style-name="T210">не присутствует на представлении, в котором <text:s/>некоя Йоланда, </text:span><text:span text:style-name="T211">блондинка вся в детском масле, </text:span><text:span text:style-name="T212">танцует от стола к столу, подбирает флорины и соверены, </text:span><text:span text:style-name="T213">зачастую накалённые пламенем зажигалки какого-нибудь хохмача, цепкими губками своей пизды</text:span><text:span text:style-name="T214">—</text:span><text:span text:style-name="T213">он не пьёт, </text:span><text:span text:style-name="T217">и даже</text:span><text:span text:style-name="T213">, по свидетельству Моники, </text:span><text:span text:style-name="T215">общительной, </text:span><text:span text:style-name="T216">курящей сигары, мдам борделя Пуци в костюме из матлассе, </text:span><text:span text:style-name="T217">н</text:span><text:span text:style-name="T216">е ебётся. </text:span><text:span text:style-name="T217">Он даже не приставал к пианисту с требованием <text:s/>«Розы Сан Антонио». </text:span><text:span text:style-name="T218">Бодвину потребовалось полчаса прежде, чем наконец столкнулся </text:span><text:span text:style-name="T219">с ним, </text:span><text:span text:style-name="T220">когда тот</text:span><text:span text:style-name="T219"> вырулива</text:span><text:span text:style-name="T220">л</text:span><text:span text:style-name="T219"> через дверь-вертушку из писсуарной </text:span><text:span text:style-name="T221">на ватных ногах после противостояния с пресловутой </text:span><text:span text:style-name="T222">Eisenkröte</text:span><text:span text:style-name="T221">, известной всей Зоне как максимальный тест на мужественность, </text:span><text:span text:style-name="T224">перед которой заслуженные убийцы Капустников в чинах и медалях, а также наикрутейшие всё-похуй-</text:span><text:span text:style-name="T226">пополощу</text:span><text:span text:style-name="T224">-</text:span><text:span text:style-name="T226">перо</text:span><text:span text:style-name="T224">-кровью </text:span><text:span text:style-name="T227">беглецы из</text:span><text:span text:style-name="T224"> </text:span><text:span text:style-name="T225">самых жутких </text:span><text:span text:style-name="T227">военных тюрем Зоны, </text:span><text:span text:style-name="T228">все без разбора тушевались, млели, трусили, порой блевали, да прямо там где стояли. </text:span><text:span text:style-name="T229">Потому что это и впрямь Железная Жаба, как живая, с тысячею бородавок и, утверждают некоторые, </text:span><text:span text:style-name="T230">с лёгкой улыбочкой, в фут длиной, не более, затаившаяся на дне </text:span><text:span text:style-name="T231">смердящего задерьмованного унитаза и подключённая к Европейской Электросети через реостат </text:span><text:span text:style-name="T232">настроенный пропускать </text:span><text:span text:style-name="T233">переменные</text:span><text:span text:style-name="T232"> хотя и не летальные разряды </text:span><text:span text:style-name="T233">напряжения и тока</text:span><text:span text:style-name="T231">. </text:span><text:span text:style-name="T234">Неизвестно кто </text:span><text:span text:style-name="T236">лично </text:span><text:span text:style-name="T234">сидит за потайным реостатом </text:span><text:span text:style-name="T235">(некоторые говорят, что </text:span><text:span text:style-name="T236">э</text:span><text:span text:style-name="T235">то сам полумифический Пуци), </text:span><text:span text:style-name="T236">или же к нему встроен самодельный таймер, </text:span><text:span text:style-name="T237">потому что не каждого трахает, правда</text:span><text:span text:style-name="T214">—</text:span><text:span text:style-name="T237">можешь поссать на Жабу и хоть бы что. </text:span><text:span text:style-name="T238">Но тут не угадаешь. Достаточно часто, чтоб знали, электроток на месте</text:span><text:span text:style-name="T214">—</text:span><text:span text:style-name="T239">рейд пираньи и прыжок лосося </text:span><text:span text:style-name="T240">по отблескивающей золотом струе твоей мочи, </text:span><text:span text:style-name="T241">твой предательский мочевой пузырь с солями и кислотами, </text:span><text:span text:style-name="T242">заземляют тебя накоротко с Землёй-Матушкой, </text:span><text:span text:style-name="T243">с великим, планетарным общим котлом электронов, </text:span><text:span text:style-name="T244">сливают тебя в одно с твоим прототипом, с легендарным несчастным пьяницей, слишком пьяным, чтобы что-то понять, </text:span><text:span text:style-name="T284">поссавшим</text:span><text:span text:style-name="T244"> на </text:span><text:span text:style-name="T284">провод</text:span><text:span text:style-name="T244"> высокого напряжения </text:span><text:span text:style-name="T284">для электрички</text:span><text:span text:style-name="T244"> и испепелённым в древесный уголь,</text:span><text:span text:style-name="T242"> </text:span><text:span text:style-name="T284">во тьме</text:span><text:span text:style-name="T245"> эпилептичной ноч</text:span><text:span text:style-name="T284">и</text:span><text:span text:style-name="T245">, </text:span><text:span text:style-name="T237"><text:s/></text:span><text:span text:style-name="T246">а вопль его, да</text:span><text:span text:style-name="T284">ж</text:span><text:span text:style-name="T246">е и не </text:span><text:span text:style-name="T285">доссавшего</text:span><text:span text:style-name="T246">, </text:span><text:span text:style-name="T285">а,</text:span><text:span text:style-name="T246"> по сути, <text:s/>электричества, </text:span><text:span text:style-name="T247">ампер</text:span><text:span text:style-name="T285">ов</text:span><text:span text:style-name="T247"> </text:span><text:span text:style-name="T286">заговоривших</text:span><text:span text:style-name="T247"> </text:span><text:span text:style-name="T286">через</text:span><text:span text:style-name="T247"> его идущи</text:span><text:span text:style-name="T286">е</text:span><text:span text:style-name="T247"> вразнос капилляр</text:span><text:span text:style-name="T286">ы</text:span><text:span text:style-name="T247">, </text:span><text:span text:style-name="T248">спёкши</text:span><text:span text:style-name="T286">е</text:span><text:span text:style-name="T248">ся слишком быстро, чтоб успе</text:span><text:span text:style-name="T286">ть</text:span><text:span text:style-name="T248"> </text:span><text:span text:style-name="T286">сказать своё</text:span><text:span text:style-name="T248">, объявить о своём освобождении от молчания, </text:span><text:span text:style-name="T249">никто всё равно </text:span><text:span text:style-name="T286">и </text:span><text:span text:style-name="T249">не слушал,</text:span><text:span text:style-name="T247"> </text:span><text:span text:style-name="T250">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251">нимбе вокруг уличного фонаря, </text:span><text:span text:style-name="T252">с его шеей </text:span><text:span text:style-name="T286">расслаблявшейся</text:span><text:span text:style-name="T252"> и тверде</text:span><text:span text:style-name="T286">вшей</text:span><text:span text:style-name="T252"> по ходу снов, </text:span><text:span text:style-name="T253">а может то просто кошачья ебля, церко</text:span><text:span text:style-name="T254">в</text:span><text:span text:style-name="T253">ный колокол под порывом ветра, </text:span><text:span text:style-name="T254">окно разбилось, не понять </text:span><text:span text:style-name="T286">даже </text:span><text:span text:style-name="T254">в какой стороне, </text:span><text:span text:style-name="T255"><text:s/>и не </text:span><text:span text:style-name="T286">вс</text:span><text:span text:style-name="T255">тревожи</text:span><text:span text:style-name="T286">ло</text:span><text:span text:style-name="T255">, сменивши</text:span><text:span text:style-name="T286">еся</text:span><text:span text:style-name="T255"> быстро всё той же </text:span><text:span text:style-name="T286">давней</text:span><text:span text:style-name="T255">, угольный газ </text:span><text:span text:style-name="T256">и Лизол,</text:span><text:span text:style-name="T255"> тишью. </text:span><text:span text:style-name="T256">А кто-то ещё находит его на следующее утро. </text:span><text:span text:style-name="T257">Или можешь найти ты в любую ночь у Пуци, если хватит мужества пойти поссать </text:span><text:span text:style-name="T286">там </text:span><text:span text:style-name="T257">на ту Жабу. </text:span><text:span text:style-name="T258">Майор на этот раз отделался лишь лёгкой встряской </text:span><text:span text:style-name="T259">и пребывает в самодовольном расположении духа.</text:span></text:p>
      <text:p text:style-name="P329">– <text:span text:style-name="T529">Эт’ х’соска с корявой рожей во всю старалась,</text:span>– <text:span text:style-name="T529">забросив руку вокруг шеи Бодвайна,</text:span>– <text:span text:style-name="T529">да ток’о зря сёдни сибе жопу надырвала.</text:span></text:p>
      <text:p text:style-name="P127">– <text:span text:style-name="T529">Достал вам «снежку», майор Марви. Пол бутылки недостача, звиняюсь, то всё что было.</text:span></text:p>
      <text:p text:style-name="P128">– <text:span text:style-name="T530">’сё нормалёк, моряк зна’ каки’ привычки в бальшинсте носов между тут и Висбаденом, те х’сосы и три </text:span><text:span text:style-name="T86">тонны</text:span><text:span text:style-name="T530"> в день принюшат.</text:span>– <text:span text:style-name="T531">Он расплачивается с Бодвайном по полной, отклонив предложение удержать за нехватку.</text:span>– <text:span text:style-name="T532">Щитай за падарачек, карифан, так Двайн Марви делаит дела. </text:span><text:span text:style-name="T87">Бля</text:span><text:span text:style-name="T532">, та стара жаба падбадрила мой канец. Бля, я б ща засадил какой ни то простипомачке. Эй! Кор</text:span><text:span text:style-name="T339">а́</text:span><text:span text:style-name="T532">бельный, ’де тута найти сибе пиздёнку?</text:span></text:p>
      <text:p text:style-name="P291"><text:soft-page-break/>Моряк показывает как подняться в бордель наверху. <text:span text:style-name="T533">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29">– <text:span text:style-name="T534">Тут не Дом Объединённых Наций, но мы стремимся к разнообразности,</text:span>– <text:span text:style-name="T534">пробегая черепаховым концом мундштука её сигары по списку персонала.</text:span>– <text:span text:style-name="T534">Сандра занята на данный момент. У неё показ. А пока что, вот наша великолепная Мануэла составит вам компанию.</text:span></text:p>
      <text:p text:style-name="P292">На Мануэле только лишь высокий гребень и мантилья чёрного кружева, <text:span text:style-name="T535">тене-цветы спадают до её бедёр, профессиональная улыбка толстяку Американцу, что уже начал возиться с пуговицами своей униформы.</text:span></text:p>
      <text:p text:style-name="P130">– <text:span text:style-name="T536">Опаньки-мопаньки! Эй, на крепко подзагорелая. Чё не? У вас тут маненька есть Мехикана, дарагуша? Ты </text:span><text:span text:style-name="T88">sabe español? </text:span><text:span text:style-name="T537">Ты</text:span><text:span text:style-name="T89"> sabe </text:span><text:span text:style-name="T537">ебли-мебли?</text:span></text:p>
      <text:p text:style-name="P131">– <text:span text:style-name="T2">Si</text:span>,– <text:span text:style-name="T538">решая сегодня быть из Ливана,</text:span>– <text:span text:style-name="T539">я испанка. Из Валенсии.</text:span></text:p>
      <text:p text:style-name="P132">– <text:span text:style-name="T540">Вал-ен-сия,</text:span>– <text:s/><text:span text:style-name="T540">напевает майор Марви популярную песню того же наименования,</text:span>– <text:span text:style-name="T2">Señorita, fucky-fucky, sucky-sucky sixty-ni-i-ine, la-lalala la-la la-la laaa…</text:span>–<text:span text:style-name="T2"> </text:span><text:span text:style-name="T541">делает с нею пару па тустепа вокруг строго центра ожидающей мадам.</text:span></text:p>
      <text:p text:style-name="P293">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542">для остальной</text:span> Испании. <text:span text:style-name="T543">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text:s/>дома под вечер…. </text:span><text:span text:style-name="T90">Ya salimos de España. . . . Pa’ luchar en otros frentes, ay, </text:span><text:span text:style-name="T2">Manuela, ay, Manuela. . . .</text:span></text:p>
      <text:p text:style-name="P294">Она вешает его форму аккуратно в шкафчик и следует за своим уловом в жаркий, <text:s/>яркий пар, <text:span text:style-name="T544">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33">– <text:span text:style-name="T545">Аааххх, чёрт горячая,</text:span>– <text:span text:style-name="T545">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91">Давай</text:span><text:span text:style-name="T546">, все в бассейн,</text:span>– <text:span text:style-name="T547">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92">шлёп</text:span><text:span text:style-name="T547">, сделать ему побольнее, надеется она. Но он лишь снова хохочет, громко взгорячась теплом и плавучестью и звуками окружения</text:span>—<text:span text:style-name="T548">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295">Ну, эт<text:span text:style-name="T530">’ </text:span>путём, <text:span text:style-name="T549">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text:span><text:soft-page-break/><text:span text:style-name="T549">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296">Голоса посреди пара. <text:span text:style-name="T550">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34">– <text:span text:style-name="T551">Облава,</text:span>– <text:span text:style-name="T551">голос на ходу мимо.</text:span>– <text:span text:style-name="T551">ВэПэшники</text:span><text:span text:style-name="T552">,</text:span>– <text:span text:style-name="T551">верещит кто-то ещё.</text:span></text:p>
      <text:p text:style-name="P135">– <text:span text:style-name="T553">Гааахх!</text:span>– <text:s/><text:span text:style-name="T553">вскрикивает майор Марви, который только что вспомнил о наличии 2</text:span><text:span text:style-name="T177">½</text:span><text:span text:style-name="T260"> бутылок кокаина в кармане его формы. </text:span><text:span text:style-name="T261">Он переворачивается, по-моржовьи тяжко, </text:span><text:span text:style-name="T262">Мануэла соскальзывает прочь с его обмякшего нервного члена, </text:span><text:span text:style-name="T263">едва ли возбужд</text:span><text:span text:style-name="T264">е</text:span><text:span text:style-name="T263">на, но достаточно профессиональна, чтобы вычислить, что цена включает невнятные </text:span><text:span text:style-name="T223">puto</text:span><text:span text:style-name="T263"> и </text:span><text:span text:style-name="T223">sinvergüenza</text:span><text:span text:style-name="T263"> </text:span><text:span text:style-name="T264">теперь. Выбираясь из воды, оскальзываясь по облицовке, </text:span><text:span text:style-name="T265">Двайн Марви, замыкающим, </text:span><text:span text:style-name="T266">заскакивает в холодную как лёд раздевалку </text:span><text:span text:style-name="T267">обнаружить, что купальщики все посмывались, </text:span><text:span text:style-name="T268">шкафчики мертвецки пусты за исключением </text:span><text:span text:style-name="T269">одного разноцветного чего-то из бархата.</text:span><text:span text:style-name="T205">– </text:span><text:span text:style-name="T270">А где моя форма?</text:span><text:span text:style-name="T205">– </text:span><text:span text:style-name="T270">топает в пол, кулаки упёрты по бокам, лицо очень красное.</text:span><text:span text:style-name="T205">– </text:span><text:span text:style-name="T271">Ах вы ублюдки безматерные!</text:span><text:span text:style-name="T205">– </text:span><text:span text:style-name="T271">После чего швыряет несколько бутылок и пепельниц, разбивает два окна, </text:span><text:span text:style-name="T272">бодает стену декоративной стойкой для зонтиков, </text:span><text:span text:style-name="T273">чувствуя, что </text:span><text:span text:style-name="T275">сознание проясняется</text:span><text:span text:style-name="T273">. </text:span><text:span text:style-name="T274">Он слышит солдатски</text:span><text:span text:style-name="T275">е </text:span><text:span text:style-name="T274">ботинки, что грохочут над головой и в соседних комнатах, </text:span><text:span text:style-name="T275">девушки визжат, пластинка фонографа трахнута, чтоб заглохла. </text:span></text:p>
      <text:p text:style-name="P297">Он проверяет этот бархатный или плюшевый прикид, <text:span text:style-name="T554">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36">– <text:span text:style-name="T555">А вот и наша беглая свинья, джентльмены,</text:span>– <text:span text:style-name="T555">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37">– <text:span text:style-name="T556">Хорошо. Доктор Мафидж ждёт в машине скорой помощи, и нам потребуется пара ваших ребят, сержант, пока всё сладится.</text:span></text:p>
      <text:p text:style-name="P138">– <text:span text:style-name="T557">Конечно, сэр,</text:span>– <text:span text:style-name="T557">Запястья, расслабленные паром и комфортом, умело заведены ему за спину, прежде чем успел разбушеваться и начать орать на них</text:span>—<text:span text:style-name="T558">холод стали, стискивающий словно номер телефона набранный посреди ночи, без малейшей к чёрту надежды, что трубку вообще поднимут….</text:span></text:p>
      <text:p text:style-name="P139">– <text:s/><text:span text:style-name="T559">Чёрт побери,</text:span>– <text:s/><text:span text:style-name="T560">заводится он наконец, маска заглушает голос, отдаёт эхом от которого больно ушам,</text:span>– <text:s/><text:span text:style-name="T561">да что на вас нашло, а?</text:span></text:p>
      <text:p text:style-name="P298">Да вы знаете кто я такой?</text:p>
      <text:p text:style-name="P299">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57">– Лейтенант Слотроп, по всей видимости. Пройдёмте с нами.</text:p>
      <text:p text:style-name="P311"><text:soft-page-break/>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300">Его выводят за двери в ожидающую машину скорой помощи. <text:span text:style-name="T562">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301">Притормозили возле Армейского грузовика отпустить тех ВэПэшников. <text:span text:style-name="T563">Потом едут дальше. В сторону Каксэвена. Марви думает. Ничего кроме ночи, смягчённой луной черноты за окном. Непонятно….</text:span></text:p>
      <text:p text:style-name="P140">– <text:span text:style-name="T564">Успокоительно сейчас?</text:span>– <text:span text:style-name="T564">Пиковый Туз сгибается рядом с ним, подсвечивая карманным фонариком ампулы в своей сумке, позвякивает шприцами и иглами.</text:span></text:p>
      <text:p text:style-name="P141">– <text:span text:style-name="T565">Угу. Мы почти на месте.</text:span></text:p>
      <text:p text:style-name="P142">– <text:span text:style-name="T566">Не понимаю, почему они не могут предоставить нам место в госпитале для этого.</text:span></text:p>
      <text:p text:style-name="P302">Водитель смеётся: «О, да, уж <text:span text:style-name="T2">это</text:span> мне понятно». </text:p>
      <text:p text:style-name="P303">Наполняя шприц медленно: «<text:span text:style-name="T567">Ну, у нас ведь приказ… То есть ничего такого—</text:span></text:p>
      <text:p text:style-name="P143">– <text:span text:style-name="T93">Дружище</text:span><text:span text:style-name="T568">, это не самая респектабельная операция.</text:span></text:p>
      <text:p text:style-name="P144">– <text:span text:style-name="T569">Эй,</text:span>– <text:span text:style-name="T570">майор Марви пытается поднять голову.</text:span>– <text:s/><text:span text:style-name="T570">Операция? Что за дела, парень?</text:span></text:p>
      <text:p text:style-name="P145">– <text:s/><text:span text:style-name="T570">Тшш,</text:span>– <text:span text:style-name="T571">отдирая часть рукава костюма свиньи обнажить руку Марви.</text:span></text:p>
      <text:p text:style-name="P146">– <text:span text:style-name="T572">Никаких мне уколов...</text:span>– <text:span text:style-name="T572">но та уже в вене и выпускает дозу пока человек старается его успокоить,</text:span>– <text:s/><text:span text:style-name="T573">говорю ж вы взяли не того.</text:span></text:p>
      <text:p text:style-name="P146">– <text:span text:style-name="T573">Конечно, лейтенуша.</text:span></text:p>
      <text:p text:style-name="P147">– <text:span text:style-name="T573">Эй, эй, эй. Нет. Не я, я майор.</text:span>– <text:span text:style-name="T573">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574">Я майор Двайн Марви.</text:span>– <text:s/><text:span text:style-name="T575">Они не верят ему. Не верят его имени. Даже </text:span><text:span text:style-name="T94">имени его не</text:span><text:span text:style-name="T575">….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48">– <text:span text:style-name="T576">Да жалко же,</text:span>– <text:span text:style-name="T576">вздыхает водитель.</text:span>– <text:span text:style-name="T576">Не можешь заткнуть его, Спонтун?</text:span></text:p>
      <text:p text:style-name="P304">Спонтун уже сорвал маску свиньи, и заменяет её сейчас <text:span text:style-name="T577">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49">– <text:span text:style-name="T578">Ладно, мы уже на берегу. Никого не видно.</text:span>– <text:span text:style-name="T579">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50">– <text:span text:style-name="T580">О,</text:span>– <text:span text:style-name="T580">Марви стонет,</text:span>– <text:span text:style-name="T581">О, ёб твою. О, нет. О, Господи,</text:span>– <text:span text:style-name="T582">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51">– <text:span text:style-name="T583">Времени предостаточно,</text:span>– <text:span text:style-name="T584">Мафидж взглядывает на свои часы.</text:span>– <text:span text:style-name="T585">Успеем на С-47 в час ночи. Они сказали что могут немного подождать нас.</text:span>– <text:span text:style-name="T586">Вздыхают с облегчением, прежде чем приняться за своё дело.</text:span></text:p>
      <text:p text:style-name="P152">– <text:span text:style-name="T586">Но связи у того человека,</text:span>– <text:span text:style-name="T587">Спонтун покачивает головой, вынимая инструменты из раствора дезинфекции, и раскладывая их на стерильную ткань рядом с носилками.</text:span>– <text:span text:style-name="T588">О-ё-ёй. Будем надеяться он никогда не начнёт жизнь преступника, а?</text:span></text:p>
      <text:p text:style-name="P153">– <text:span text:style-name="T589">Ёб,</text:span>– <text:span text:style-name="T589">стонет майор Марви чуть слышно,</text:span>– <text:span text:style-name="T589">о, ёб меня, пжалста…</text:span></text:p>
      <text:p text:style-name="P305">Они оба протёрли руки, одели маски и резиновые перчатки. <text:span text:style-name="T590">Мафидж включил светильник в потолке направленный вниз, мягкий сияющий глаз. Вдвоём они работают быстро, молча, </text:span><text:soft-page-break/><text:span text:style-name="T590">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306">Это простая процедура. <text:span text:style-name="T591">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54">– <text:span text:style-name="T592">Сувениры для Пойнтсмна,</text:span>– <text:span text:style-name="T592">Мафидж вздыхает, сдёргивая хирургические перчатки.</text:span>– <text:span text:style-name="T593">Сделай ещё укол. Будет лучше если <text:s/>поспит и кто-нибудь в Лондоне объяснит ему это.</text:span></text:p>
      <text:p text:style-name="P307">Мафидж заводит мотор, делает полукруг и направляется <text:span text:style-name="T594">обратно к дороге, необъятное море спокойно лежит позади.</text:span></text:p>
      <text:p text:style-name="P308">А у Пуци, Слотроп свернулся калачиком <text:span text:style-name="T595">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309">А «Золанге», как ни странно, тоже снится Бианка, <text:span text:style-name="T596">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309"><text:span text:style-name="T597">Наверху, некто Мёльнер, с чемоданом полным его ночных сокровищ—униформа и документы Американского майора, 2</text:span><text:span text:style-name="T178">½</text:span><text:span text:style-name="T276"> </text:span><text:span text:style-name="T277">унции кокаина—</text:span><text:span text:style-name="T278">объясняет мохнато</text:span><text:span text:style-name="T283">м</text:span><text:span text:style-name="T278">у Американскому </text:span><text:span text:style-name="T283">моряку</text:span><text:span text:style-name="T278">, </text:span><text:span text:style-name="T279">что Герр фон Гёль очень занятой человек, </text:span><text:span text:style-name="T280">занят бизнесом на севере,н</text:span><text:span text:style-name="T283">а</text:span><text:span text:style-name="T280">сколько ему известно, </text:span><text:span text:style-name="T281">и не поручал ему привозить в Каксэвен никаких документов, никаких отставок, </text:span><text:span text:style-name="T282">паспортов—ничего. </text:span><text:span text:style-name="T283">Он сожалеет. Возможно друг моряка ошибся.</text:span><text:span text:style-name="T597"> Возможно также, что это лишь временная задержка. Разумеется, для подделок нужно время.</text:span></text:p>
      <text:p text:style-name="P310">Бодайн наблюдает его отбытие, не зная что в чемодане. <text:span text:style-name="T598">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55">– <text:span text:style-name="T599">Хмм,</text:span>– <text:s/><text:span text:style-name="T599">грит Моряк Бодвайн.</text:span></text:p>
      <text:p text:style-name="P156">– <text:span text:style-name="T600">И между прочим, это было только по </text:span><text:span text:style-name="T95">десять</text:span><text:span text:style-name="T600"> центов в Битве за Бельгию.</text:span></text:p>
      <text:p text:style-name="P156"><draw:frame draw:style-name="fr1" draw:name="Image7" text:anchor-type="paragraph" svg:width="6.9252in" svg:height="0.3661in" draw:z-index="3"><draw:image xlink:href="Pictures/1000000000000B720000009B428C9716555D8079.png" xlink:type="simple" xlink:show="embed" xlink:actuate="onLoad" loext:mime-type="image/png"/></draw:frame></text:p>
      <text:p text:style-name="P312">Итак: он отследил батарею Вайсмана <text:span text:style-name="T668">из Голландии</text:span>, через солёные топи, <text:span text:style-name="T668">волчьи бобы и коровьи кости, чтобы найти </text:span><text:span text:style-name="T96">это</text:span><text:span text:style-name="T601">.</text:span> <text:span text:style-name="T602">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97">Martín Fierro.</text:span></text:p>
      <text:p text:style-name="P313">Он следит из своего временного командного пункта в рощице можжевельника на невысоком холме. <text:span text:style-name="T603">В бинокль он видит двух человек, один белый, другой чёрный, с гитарами в руках. </text:span><text:soft-page-break/><text:span text:style-name="T603">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314">У него над головой небо в полосах и твёрдое словно мрамор. <text:span text:style-name="T604">Он знает. Вайсман вмонтировал S-Gerät и произвёл запуск 00000 откуда-то неподалёку. Енцин не может отстать на много. Это случится тут.</text:span></text:p>
      <text:p text:style-name="P315">Но ему нужно выждать. <text:span text:style-name="T605">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98">Schwarzkommando</text:span><text:span text:style-name="T605"> о предстоящем рейде? Кто убрал Марви? </text:span></text:p>
      <text:p text:style-name="P316">Он очень старался не поверить в Ракетный картель. <text:span text:style-name="T607">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317">Он тоже <text:span text:style-name="T608">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text:span><text:span text:style-name="T340">о́</text:span><text:span text:style-name="T608">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58">– <text:span text:style-name="T609">Ты в курсе что происходит?</text:span></text:p>
      <text:p text:style-name="P318">Мравенко засмеялся: «А кто вообще в курсе? Молотов не докладывает Вышинскому. <text:span text:style-name="T610">Но они кое-что о тебе знают. Помнишь Кыргызский Свет? Ну, ещё бы. Так они узнали об этом. </text:span><text:span text:style-name="T99">Я</text:span><text:span text:style-name="T610"> ничего не говорил, но кого-то нашли».</text:span></text:p>
      <text:p text:style-name="P159">– <text:span text:style-name="T611">Старая история. К чему теперь подымать?</text:span></text:p>
      <text:p text:style-name="P160">– <text:span text:style-name="T612">Тебя считают «полезным»,</text:span>– <text:span text:style-name="T613">сказал Мравенко.</text:span></text:p>
      <text:p text:style-name="P319">Они посмотрели друг на друга, тут, долгим взгляом. <text:span text:style-name="T614">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61">– <text:span text:style-name="T615">Как бы ты поступил, Мравенко?</text:span></text:p>
      <text:p text:style-name="P162">– <text:span text:style-name="T615">Постарайся не быть слишком полезным. Они тоже не совершенство.</text:span>– <text:span text:style-name="T616">Оба знали, что это сказано в утешение, и не слишком-то действует.</text:span>– <text:span text:style-name="T617">Им не доходит что </text:span><text:span text:style-name="T100">делает</text:span><text:span text:style-name="T617">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63">– <text:span text:style-name="T618">Может я и это переживу, тоже.</text:span>– <text:span text:style-name="T618">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619">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text:span><text:soft-page-break/><text:span text:style-name="T619">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320">Горизонт всё ещё чист: весь день такой. <text:span text:style-name="T620">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321">Дюжина национальностей, в одежде Аргентинских <text:span text:style-name="T2">estancieros</text:span>, толпятся вокруг интенданта суповой кухни. <text:span text:style-name="T621">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322"><text:span text:style-name="T622">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624">то-</text:span><text:span text:style-name="T625">было-бы-если-б</text:span><text:span text:style-name="T626">—</text:span><text:span text:style-name="T627">только то, что есть, карты сданные ему тем, что он называет Шансом, </text:span><text:span text:style-name="T628">а у Грасиэлы имя этому Бог</text:span><text:span text:style-name="T622">.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323">Съёмочные площадки для предстоящего фильма помогают отчасти. <text:span text:style-name="T667">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text:span><text:soft-page-break/><text:span text:style-name="T667">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629">принеси-</text:span><text:span text:style-name="T630">палку. </text:span><text:span text:style-name="T631">Где он теперь? </text:span><text:span text:style-name="T632">Почему он особенный для кого-то, но не для остальных?</text:span></text:p>
      <text:p text:style-name="P324"><text:span text:style-name="T632">И</text:span><text:span text:style-name="T623">меется вероятность, среди псов, покуда что латентная так как никто </text:span><text:span text:style-name="T633">не проверял всерьёз, </text:span><text:span text:style-name="T634">кристаллизации по сектам, каждая вокруг образа своего тренера. </text:span><text:span text:style-name="T635">Изучение осуществимости, фактически, идёт уже сейчас на уровне штабов </text:span><text:span text:style-name="T636">Большой Пятёрки, </text:span><text:span text:style-name="T637">с тем чтобы разыскать изначальных тренеров, </text:span><text:span text:style-name="T638">и запустить кристаллизацию. </text:span><text:span text:style-name="T639">Какая-то секта может попытаться защитить </text:span><text:span text:style-name="T640">их тренера от нападения остальных. При</text:span><text:span text:style-name="T641"> правильных установках и приемле</text:span><text:span text:style-name="T642">м</text:span><text:span text:style-name="T641">ой цифре потерь тренеров, </text:span><text:span text:style-name="T642">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644">ё</text:span><text:span text:style-name="T642">н небольшой кабинет </text:span><text:span text:style-name="T643">в <text:s/>Доме Двенадцать, остальная площадь отошла агентству по изучении опций национализации угля и стали—</text:span><text:span text:style-name="T644">доставшийся ему скорее всего из симпатии, чем по какой-то иной причине. </text:span><text:span text:style-name="T645">После кастрации майора Марви, Пойнтсмен пребывает в официальной опале. </text:span><text:span text:style-name="T646">Клайв Мосмун и сэр Маркус Скамони сидят в их клубе, среди списанных старых номеров </text:span><text:span text:style-name="T647">Бритиш Пластикс, </text:span><text:span text:style-name="T650">пьют излюбленный рыцарем </text:span><text:span text:style-name="T648">Quimporto</text:span><text:span text:style-name="T650">—причудливую довоенную микстуру из хинина, говяжьего чая и портвейна—</text:span><text:span text:style-name="T651">с капелькой кока-колы и чищеного лука. </text:span><text:span text:style-name="T652">Для видимости встреча назначена для доработки планов </text:span><text:span text:style-name="T653">по Послевоенному Поливинил Хлоридному Плащу, </text:span><text:span text:style-name="T654">источнику большой корпоративной потехи нынче («Представьте выражение лица несчастного ублюдка, </text:span><text:span text:style-name="T655">когда весь </text:span><text:span text:style-name="T649">рукав</text:span><text:span text:style-name="T655"> целиком сваливается с плеча</text:span><text:span text:style-name="T626">—»</text:span><text:span text:style-name="T650"> «</text:span><text:span text:style-name="T656">И-или как насчсёт вмешать что-то, чтоб растворялся под дождём?»). </text:span><text:span text:style-name="T657">Но Мосмун </text:span><text:span text:style-name="T658">и вправду хочет поговорить о Пойнтсмене: «</text:span><text:span text:style-name="T659">Как нам быть с Пойтсменом?»</text:span></text:p>
      <text:p text:style-name="P164"><text:soft-page-break/><text:span text:style-name="T659">– </text:span><text:span text:style-name="T660">Мне попались такие прелестные сапожки на Портобелло-Роуд,</text:span><text:span text:style-name="T623">– <text:s/></text:span><text:span text:style-name="T661">возвещает сэр Маркус, </text:span><text:span text:style-name="T662">которого всегда трудно </text:span><text:span text:style-name="T663">подвести к обсуждению</text:span><text:span text:style-name="T662"> дел</text:span><text:span text:style-name="T663">а.</text:span><text:span text:style-name="T623">– </text:span><text:span text:style-name="T664">На тебе будут смотреться изумительно. </text:span><text:span text:style-name="T665">Кроваво-красный Кордован </text:span><text:span text:style-name="T666">до середины твоих ляжек. Твоих голых ляжек.</text:span></text:p>
      <text:p text:style-name="P165">– <text:span text:style-name="T669">Мы попробуем,</text:span>– <text:span text:style-name="T669">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65">– <text:span text:style-name="T670">О, </text:span><text:span text:style-name="T101">собачник</text:span><text:span text:style-name="T670">. Слушай, ты когда-нибудь подумывал о Сенбернаре? Здоровенные мохнатые милашки.</text:span></text:p>
      <text:p text:style-name="P166">–<text:span text:style-name="T670"> При случае,</text:span>– <text:span text:style-name="T671">Клайв не отстаёт,</text:span>– <text:span text:style-name="T671">но я больше думаю о Пойнтсмене.</text:span></text:p>
      <text:p text:style-name="P167">– <text:span text:style-name="T672">Он не твой сорт, дорогуша. Совсем нет. И он справляется, бедняга.</text:span></text:p>
      <text:p text:style-name="P168">– <text:span text:style-name="T673">Сэр Маркус,</text:span>– <text:span text:style-name="T673">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673">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69">– <text:span text:style-name="T674">Мм. Я бы тоже хотел сунуть в твой ящик, Клайвичек</text:span>—</text:p>
      <text:p text:style-name="P170">–… <text:span text:style-name="T675">и Комитет 1922 лезет в окна. Брендан и Бивербрук </text:span><text:span text:style-name="T102">продолжают</text:span><text:span text:style-name="T675">, знаешь ли, как ни в чём ни бывало, будто эти выборы не состоялись даже</text:span>—</text:p>
      <text:p text:style-name="P171">– <text:span text:style-name="T676">Милый друг,</text:span>– <text:span text:style-name="T676">с ангельской улыбкой,</text:span>– <text:span text:style-name="T676">не </text:span><text:span text:style-name="T103">будет</text:span><text:span text:style-name="T676">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103">будет</text:span><text:span text:style-name="T676">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72">– <text:span text:style-name="T677">Откуда у тебя такая уверенность будто Американцы посмотрят на это сквозь пальцы?</text:span></text:p>
      <text:p text:style-name="P325">Долгое противное хихиканье: «Клайв, ты такой малыш. <text:span text:style-name="T678">Ты не знаешь Американцев. А я знаю. Мне приходится иметь с ними дело. Они захотят убедиться как мы разобрались с </text:span><text:span text:style-name="T104">нашими</text:span><text:span text:style-name="T678"> чёрными скотинками—о, Боже, </text:span><text:span text:style-name="T104">ex Africa semper aliquid novi</text:span><text:span text:style-name="T678">, они такие большие, такие </text:span><text:span text:style-name="T104">сильные</text:span><text:span text:style-name="T678">—прежде чем попробуют на своих, э-э, целевых группах. Они могут </text:span><text:span text:style-name="T104">наговорить</text:span><text:span text:style-name="T678"> массу грубостей, если мы подведём, но до санкций не дойдёт.</text:span></text:p>
      <text:p text:style-name="P173">– <text:span text:style-name="T679">А мы подведём?</text:span></text:p>
      <text:p text:style-name="P173">– <text:span text:style-name="T679">Мы все подводим,</text:span>– <text:span text:style-name="T679">сэр Маркус охорашивает свои кудряшки,</text:span>– <text:span text:style-name="T679">но Дело никогда.</text:span></text:p>
      <text:p text:style-name="P326">Да. Клайв Мосмун чувствует себя на подъёме, <text:span text:style-name="T680">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327">Не всегда было так. В траншеях Первой Мировой Войны, <text:span text:style-name="T681">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text:span><text:soft-page-break/><text:span text:style-name="T681">—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327"><draw:frame draw:style-name="fr1" draw:name="Image8" text:anchor-type="paragraph" svg:width="6.9252in" svg:height="0.3661in" draw:z-index="4"><draw:image xlink:href="Pictures/1000000000000B720000009B428C9716555D8079.png" xlink:type="simple" xlink:show="embed" xlink:actuate="onLoad" loext:mime-type="image/png"/></draw:frame></text:p>
      <text:p text:style-name="P110"/>
      <text:p text:style-name="P110"/>
      <text:p text:style-name="P267"/>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6T15:18:26.844172899</dc:date>
    <meta:editing-duration>P17DT16H43M26S</meta:editing-duration>
    <meta:editing-cycles>9262</meta:editing-cycles>
    <meta:generator>LibreOffice/6.1.5.2$Linux_X86_64 LibreOffice_project/10$Build-2</meta:generator>
    <meta:document-statistic meta:table-count="0" meta:image-count="5" meta:object-count="0" meta:page-count="35" meta:paragraph-count="370" meta:word-count="18667" meta:character-count="127597" meta:non-whitespace-character-count="109058"/>
  </office:meta>
</office:document-meta>
</file>